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2:00:54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6090-111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5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6747894">
            <text:p>75,77</text:p>
          </table:table-cell>
          <table:table-cell table:formula="oooc:=[4530_6090_111V10P100.C22] - [pgach6090.C22] - ['pgach6090V10P  0'.C22] +['pgach6090V 0P  0'.C22]" office:value-type="float" office:value="-0.1925869">
            <text:p>-0,19</text:p>
          </table:table-cell>
          <table:table-cell table:formula="oooc:=[4530_6090_111V10P100.D22] - [pgach6090.D22] - ['pgach6090V10P  0'.D22] +['pgach6090V 0P  0'.D22]" office:value-type="float" office:value="-0.02031986">
            <text:p>-0,02</text:p>
          </table:table-cell>
          <table:table-cell table:formula="oooc:=[4530_6090_111V10P100.E22] - [pgach6090.E22] - ['pgach6090V10P  0'.E22] +['pgach6090V 0P  0'.E22]" office:value-type="float" office:value="0.47222096">
            <text:p>0,47</text:p>
          </table:table-cell>
          <table:table-cell table:formula="oooc:=[4530_6090_111V10P100.F22] - [pgach6090.F22] - ['pgach6090V10P  0'.F22] +['pgach6090V 0P  0'.F22]" office:value-type="float" office:value="-0.04729098">
            <text:p>-0,05</text:p>
          </table:table-cell>
          <table:table-cell table:formula="oooc:=[4530_6090_111V10P100.G22] - [pgach6090.G22] - ['pgach6090V10P  0'.G22] +['pgach6090V 0P  0'.G22]" office:value-type="float" office:value="-0.07331501">
            <text:p>-0,07</text:p>
          </table:table-cell>
          <table:table-cell office:value-type="float" office:value="-0.12321285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1040.859375">
            <text:p>11040,86</text:p>
          </table:table-cell>
          <table:table-cell office:value-type="float" office:value="1.68339837">
            <text:p>1,68</text:p>
          </table:table-cell>
          <table:table-cell office:value-type="float" office:value="10.9172945">
            <text:p>10,92</text:p>
          </table:table-cell>
          <table:table-cell office:value-type="float" office:value="-5">
            <text:p>-5</text:p>
          </table:table-cell>
          <table:table-cell office:value-type="float" office:value="75.76747894">
            <text:p>75,7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42568207">
            <text:p>75,43</text:p>
          </table:table-cell>
          <table:table-cell table:formula="oooc:=[4530_6090_111V10P100.C23] - [pgach6090.C23] - ['pgach6090V10P  0'.C23] +['pgach6090V 0P  0'.C23]" office:value-type="float" office:value="-0.18581885">
            <text:p>-0,19</text:p>
          </table:table-cell>
          <table:table-cell table:formula="oooc:=[4530_6090_111V10P100.D23] - [pgach6090.D23] - ['pgach6090V10P  0'.D23] +['pgach6090V 0P  0'.D23]" office:value-type="float" office:value="-0.01594244">
            <text:p>-0,02</text:p>
          </table:table-cell>
          <table:table-cell table:formula="oooc:=[4530_6090_111V10P100.E23] - [pgach6090.E23] - ['pgach6090V10P  0'.E23] +['pgach6090V 0P  0'.E23]" office:value-type="float" office:value="0.4700947">
            <text:p>0,47</text:p>
          </table:table-cell>
          <table:table-cell table:formula="oooc:=[4530_6090_111V10P100.F23] - [pgach6090.F23] - ['pgach6090V10P  0'.F23] +['pgach6090V 0P  0'.F23]" office:value-type="float" office:value="-0.05697689">
            <text:p>-0,06</text:p>
          </table:table-cell>
          <table:table-cell table:formula="oooc:=[4530_6090_111V10P100.G23] - [pgach6090.G23] - ['pgach6090V10P  0'.G23] +['pgach6090V 0P  0'.G23]" office:value-type="float" office:value="-0.05494178">
            <text:p>-0,05</text:p>
          </table:table-cell>
          <table:table-cell office:value-type="float" office:value="-0.11555446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994.3359375">
            <text:p>10994,34</text:p>
          </table:table-cell>
          <table:table-cell office:value-type="float" office:value="1.68976438">
            <text:p>1,69</text:p>
          </table:table-cell>
          <table:table-cell office:value-type="float" office:value="10.91580009">
            <text:p>10,92</text:p>
          </table:table-cell>
          <table:table-cell office:value-type="float" office:value="-4">
            <text:p>-4</text:p>
          </table:table-cell>
          <table:table-cell office:value-type="float" office:value="75.42568207">
            <text:p>75,4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68066406">
            <text:p>75,68</text:p>
          </table:table-cell>
          <table:table-cell table:formula="oooc:=[4530_6090_111V10P100.C24] - [pgach6090.C24] - ['pgach6090V10P  0'.C24] +['pgach6090V 0P  0'.C24]" office:value-type="float" office:value="-0.18778131">
            <text:p>-0,19</text:p>
          </table:table-cell>
          <table:table-cell table:formula="oooc:=[4530_6090_111V10P100.D24] - [pgach6090.D24] - ['pgach6090V10P  0'.D24] +['pgach6090V 0P  0'.D24]" office:value-type="float" office:value="-0.01724691">
            <text:p>-0,02</text:p>
          </table:table-cell>
          <table:table-cell table:formula="oooc:=[4530_6090_111V10P100.E24] - [pgach6090.E24] - ['pgach6090V10P  0'.E24] +['pgach6090V 0P  0'.E24]" office:value-type="float" office:value="0.49326103">
            <text:p>0,49</text:p>
          </table:table-cell>
          <table:table-cell table:formula="oooc:=[4530_6090_111V10P100.F24] - [pgach6090.F24] - ['pgach6090V10P  0'.F24] +['pgach6090V 0P  0'.F24]" office:value-type="float" office:value="-0.05427481">
            <text:p>-0,05</text:p>
          </table:table-cell>
          <table:table-cell table:formula="oooc:=[4530_6090_111V10P100.G24] - [pgach6090.G24] - ['pgach6090V10P  0'.G24] +['pgach6090V 0P  0'.G24]" office:value-type="float" office:value="-0.0742096400000001">
            <text:p>-0,07</text:p>
          </table:table-cell>
          <table:table-cell office:value-type="float" office:value="-0.10757267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966.81640625">
            <text:p>10966,82</text:p>
          </table:table-cell>
          <table:table-cell office:value-type="float" office:value="1.69317019">
            <text:p>1,69</text:p>
          </table:table-cell>
          <table:table-cell office:value-type="float" office:value="10.91601944">
            <text:p>10,92</text:p>
          </table:table-cell>
          <table:table-cell office:value-type="float" office:value="-3">
            <text:p>-3</text:p>
          </table:table-cell>
          <table:table-cell office:value-type="float" office:value="75.68066406">
            <text:p>75,6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.32871246">
            <text:p>76,33</text:p>
          </table:table-cell>
          <table:table-cell table:formula="oooc:=[4530_6090_111V10P100.C25] - [pgach6090.C25] - ['pgach6090V10P  0'.C25] +['pgach6090V 0P  0'.C25]" office:value-type="float" office:value="-0.16592682">
            <text:p>-0,17</text:p>
          </table:table-cell>
          <table:table-cell table:formula="oooc:=[4530_6090_111V10P100.D25] - [pgach6090.D25] - ['pgach6090V10P  0'.D25] +['pgach6090V 0P  0'.D25]" office:value-type="float" office:value="-0.0363365">
            <text:p>-0,04</text:p>
          </table:table-cell>
          <table:table-cell table:formula="oooc:=[4530_6090_111V10P100.E25] - [pgach6090.E25] - ['pgach6090V10P  0'.E25] +['pgach6090V 0P  0'.E25]" office:value-type="float" office:value="0.46819472">
            <text:p>0,47</text:p>
          </table:table-cell>
          <table:table-cell table:formula="oooc:=[4530_6090_111V10P100.F25] - [pgach6090.F25] - ['pgach6090V10P  0'.F25] +['pgach6090V 0P  0'.F25]" office:value-type="float" office:value="-0.01213671">
            <text:p>-0,01</text:p>
          </table:table-cell>
          <table:table-cell table:formula="oooc:=[4530_6090_111V10P100.G25] - [pgach6090.G25] - ['pgach6090V10P  0'.G25] +['pgach6090V 0P  0'.G25]" office:value-type="float" office:value="-0.08045386">
            <text:p>-0,08</text:p>
          </table:table-cell>
          <table:table-cell office:value-type="float" office:value="-0.0996969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914.4921875">
            <text:p>10914,49</text:p>
          </table:table-cell>
          <table:table-cell office:value-type="float" office:value="1.69415891">
            <text:p>1,69</text:p>
          </table:table-cell>
          <table:table-cell office:value-type="float" office:value="10.91703033">
            <text:p>10,92</text:p>
          </table:table-cell>
          <table:table-cell office:value-type="float" office:value="-2">
            <text:p>-2</text:p>
          </table:table-cell>
          <table:table-cell office:value-type="float" office:value="76.32871246">
            <text:p>76,3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6249847">
            <text:p>75,16</text:p>
          </table:table-cell>
          <table:table-cell table:formula="oooc:=[4530_6090_111V10P100.C26] - [pgach6090.C26] - ['pgach6090V10P  0'.C26] +['pgach6090V 0P  0'.C26]" office:value-type="float" office:value="-0.16446843">
            <text:p>-0,16</text:p>
          </table:table-cell>
          <table:table-cell table:formula="oooc:=[4530_6090_111V10P100.D26] - [pgach6090.D26] - ['pgach6090V10P  0'.D26] +['pgach6090V 0P  0'.D26]" office:value-type="float" office:value="-0.04179453">
            <text:p>-0,04</text:p>
          </table:table-cell>
          <table:table-cell table:formula="oooc:=[4530_6090_111V10P100.E26] - [pgach6090.E26] - ['pgach6090V10P  0'.E26] +['pgach6090V 0P  0'.E26]" office:value-type="float" office:value="0.47978625">
            <text:p>0,48</text:p>
          </table:table-cell>
          <table:table-cell table:formula="oooc:=[4530_6090_111V10P100.F26] - [pgach6090.F26] - ['pgach6090V10P  0'.F26] +['pgach6090V 0P  0'.F26]" office:value-type="float" office:value="0.00561941000000001">
            <text:p>0,01</text:p>
          </table:table-cell>
          <table:table-cell table:formula="oooc:=[4530_6090_111V10P100.G26] - [pgach6090.G26] - ['pgach6090V10P  0'.G26] +['pgach6090V 0P  0'.G26]" office:value-type="float" office:value="-0.10496131">
            <text:p>-0,1</text:p>
          </table:table-cell>
          <table:table-cell office:value-type="float" office:value="-0.091834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877.65625">
            <text:p>10877,66</text:p>
          </table:table-cell>
          <table:table-cell office:value-type="float" office:value="1.69698489">
            <text:p>1,7</text:p>
          </table:table-cell>
          <table:table-cell office:value-type="float" office:value="10.91566849">
            <text:p>10,92</text:p>
          </table:table-cell>
          <table:table-cell office:value-type="float" office:value="-1">
            <text:p>-1</text:p>
          </table:table-cell>
          <table:table-cell office:value-type="float" office:value="75.16249847">
            <text:p>75,1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141571">
            <text:p>75,71</text:p>
          </table:table-cell>
          <table:table-cell table:formula="oooc:=[4530_6090_111V10P100.C27] - [pgach6090.C27] - ['pgach6090V10P  0'.C27] +['pgach6090V 0P  0'.C27]" office:value-type="float" office:value="-0.14596398">
            <text:p>-0,15</text:p>
          </table:table-cell>
          <table:table-cell table:formula="oooc:=[4530_6090_111V10P100.D27] - [pgach6090.D27] - ['pgach6090V10P  0'.D27] +['pgach6090V 0P  0'.D27]" office:value-type="float" office:value="-0.04709604">
            <text:p>-0,05</text:p>
          </table:table-cell>
          <table:table-cell table:formula="oooc:=[4530_6090_111V10P100.E27] - [pgach6090.E27] - ['pgach6090V10P  0'.E27] +['pgach6090V 0P  0'.E27]" office:value-type="float" office:value="0.45700666">
            <text:p>0,46</text:p>
          </table:table-cell>
          <table:table-cell table:formula="oooc:=[4530_6090_111V10P100.F27] - [pgach6090.F27] - ['pgach6090V10P  0'.F27] +['pgach6090V 0P  0'.F27]" office:value-type="float" office:value="0.01551187">
            <text:p>0,02</text:p>
          </table:table-cell>
          <table:table-cell table:formula="oooc:=[4530_6090_111V10P100.G27] - [pgach6090.G27] - ['pgach6090V10P  0'.G27] +['pgach6090V 0P  0'.G27]" office:value-type="float" office:value="-0.08522415">
            <text:p>-0,09</text:p>
          </table:table-cell>
          <table:table-cell office:value-type="float" office:value="-0.08386851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844.4140625">
            <text:p>10844,41</text:p>
          </table:table-cell>
          <table:table-cell office:value-type="float" office:value="1.69911492">
            <text:p>1,7</text:p>
          </table:table-cell>
          <table:table-cell office:value-type="float" office:value="10.91563892">
            <text:p>10,92</text:p>
          </table:table-cell>
          <table:table-cell office:value-type="float" office:value="0">
            <text:p>0</text:p>
          </table:table-cell>
          <table:table-cell office:value-type="float" office:value="75.7141571">
            <text:p>75,7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207016">
            <text:p>74,82</text:p>
          </table:table-cell>
          <table:table-cell table:formula="oooc:=[4530_6090_111V10P100.C28] - [pgach6090.C28] - ['pgach6090V10P  0'.C28] +['pgach6090V 0P  0'.C28]" office:value-type="float" office:value="-0.12992999">
            <text:p>-0,13</text:p>
          </table:table-cell>
          <table:table-cell table:formula="oooc:=[4530_6090_111V10P100.D28] - [pgach6090.D28] - ['pgach6090V10P  0'.D28] +['pgach6090V 0P  0'.D28]" office:value-type="float" office:value="-0.05203146">
            <text:p>-0,05</text:p>
          </table:table-cell>
          <table:table-cell table:formula="oooc:=[4530_6090_111V10P100.E28] - [pgach6090.E28] - ['pgach6090V10P  0'.E28] +['pgach6090V 0P  0'.E28]" office:value-type="float" office:value="0.44907126">
            <text:p>0,45</text:p>
          </table:table-cell>
          <table:table-cell table:formula="oooc:=[4530_6090_111V10P100.F28] - [pgach6090.F28] - ['pgach6090V10P  0'.F28] +['pgach6090V 0P  0'.F28]" office:value-type="float" office:value="0.02283572">
            <text:p>0,02</text:p>
          </table:table-cell>
          <table:table-cell table:formula="oooc:=[4530_6090_111V10P100.G28] - [pgach6090.G28] - ['pgach6090V10P  0'.G28] +['pgach6090V 0P  0'.G28]" office:value-type="float" office:value="-0.07879219">
            <text:p>-0,08</text:p>
          </table:table-cell>
          <table:table-cell office:value-type="float" office:value="-0.0761199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804.84375">
            <text:p>10804,84</text:p>
          </table:table-cell>
          <table:table-cell office:value-type="float" office:value="1.70261228">
            <text:p>1,7</text:p>
          </table:table-cell>
          <table:table-cell office:value-type="float" office:value="10.91506767">
            <text:p>10,92</text:p>
          </table:table-cell>
          <table:table-cell office:value-type="float" office:value="1">
            <text:p>1</text:p>
          </table:table-cell>
          <table:table-cell office:value-type="float" office:value="74.8207016">
            <text:p>74,8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54667664">
            <text:p>75,55</text:p>
          </table:table-cell>
          <table:table-cell table:formula="oooc:=[4530_6090_111V10P100.C29] - [pgach6090.C29] - ['pgach6090V10P  0'.C29] +['pgach6090V 0P  0'.C29]" office:value-type="float" office:value="-0.14720549">
            <text:p>-0,15</text:p>
          </table:table-cell>
          <table:table-cell table:formula="oooc:=[4530_6090_111V10P100.D29] - [pgach6090.D29] - ['pgach6090V10P  0'.D29] +['pgach6090V 0P  0'.D29]" office:value-type="float" office:value="-0.0309279">
            <text:p>-0,03</text:p>
          </table:table-cell>
          <table:table-cell table:formula="oooc:=[4530_6090_111V10P100.E29] - [pgach6090.E29] - ['pgach6090V10P  0'.E29] +['pgach6090V 0P  0'.E29]" office:value-type="float" office:value="0.50721578">
            <text:p>0,51</text:p>
          </table:table-cell>
          <table:table-cell table:formula="oooc:=[4530_6090_111V10P100.F29] - [pgach6090.F29] - ['pgach6090V10P  0'.F29] +['pgach6090V 0P  0'.F29]" office:value-type="float" office:value="-0.02117968">
            <text:p>-0,02</text:p>
          </table:table-cell>
          <table:table-cell table:formula="oooc:=[4530_6090_111V10P100.G29] - [pgach6090.G29] - ['pgach6090V10P  0'.G29] +['pgach6090V 0P  0'.G29]" office:value-type="float" office:value="-0.09703604">
            <text:p>-0,1</text:p>
          </table:table-cell>
          <table:table-cell office:value-type="float" office:value="-0.06848016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767.20703125">
            <text:p>10767,21</text:p>
          </table:table-cell>
          <table:table-cell office:value-type="float" office:value="1.70553589">
            <text:p>1,71</text:p>
          </table:table-cell>
          <table:table-cell office:value-type="float" office:value="10.9145546">
            <text:p>10,91</text:p>
          </table:table-cell>
          <table:table-cell office:value-type="float" office:value="2">
            <text:p>2</text:p>
          </table:table-cell>
          <table:table-cell office:value-type="float" office:value="75.54667664">
            <text:p>75,5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95058441">
            <text:p>74,95</text:p>
          </table:table-cell>
          <table:table-cell table:formula="oooc:=[4530_6090_111V10P100.C30] - [pgach6090.C30] - ['pgach6090V10P  0'.C30] +['pgach6090V 0P  0'.C30]" office:value-type="float" office:value="-0.15487789">
            <text:p>-0,15</text:p>
          </table:table-cell>
          <table:table-cell table:formula="oooc:=[4530_6090_111V10P100.D30] - [pgach6090.D30] - ['pgach6090V10P  0'.D30] +['pgach6090V 0P  0'.D30]" office:value-type="float" office:value="-0.02107515">
            <text:p>-0,02</text:p>
          </table:table-cell>
          <table:table-cell table:formula="oooc:=[4530_6090_111V10P100.E30] - [pgach6090.E30] - ['pgach6090V10P  0'.E30] +['pgach6090V 0P  0'.E30]" office:value-type="float" office:value="0.55012095">
            <text:p>0,55</text:p>
          </table:table-cell>
          <table:table-cell table:formula="oooc:=[4530_6090_111V10P100.F30] - [pgach6090.F30] - ['pgach6090V10P  0'.F30] +['pgach6090V 0P  0'.F30]" office:value-type="float" office:value="-0.04283744">
            <text:p>-0,04</text:p>
          </table:table-cell>
          <table:table-cell table:formula="oooc:=[4530_6090_111V10P100.G30] - [pgach6090.G30] - ['pgach6090V10P  0'.G30] +['pgach6090V 0P  0'.G30]" office:value-type="float" office:value="-0.0873032200000001">
            <text:p>-0,09</text:p>
          </table:table-cell>
          <table:table-cell office:value-type="float" office:value="-0.06077935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728.10546875">
            <text:p>10728,11</text:p>
          </table:table-cell>
          <table:table-cell office:value-type="float" office:value="1.7108947">
            <text:p>1,71</text:p>
          </table:table-cell>
          <table:table-cell office:value-type="float" office:value="10.913661">
            <text:p>10,91</text:p>
          </table:table-cell>
          <table:table-cell office:value-type="float" office:value="3">
            <text:p>3</text:p>
          </table:table-cell>
          <table:table-cell office:value-type="float" office:value="74.95058441">
            <text:p>74,9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00390625">
            <text:p>75</text:p>
          </table:table-cell>
          <table:table-cell table:formula="oooc:=[4530_6090_111V10P100.C31] - [pgach6090.C31] - ['pgach6090V10P  0'.C31] +['pgach6090V 0P  0'.C31]" office:value-type="float" office:value="-0.14617251">
            <text:p>-0,15</text:p>
          </table:table-cell>
          <table:table-cell table:formula="oooc:=[4530_6090_111V10P100.D31] - [pgach6090.D31] - ['pgach6090V10P  0'.D31] +['pgach6090V 0P  0'.D31]" office:value-type="float" office:value="-0.02927681">
            <text:p>-0,03</text:p>
          </table:table-cell>
          <table:table-cell table:formula="oooc:=[4530_6090_111V10P100.E31] - [pgach6090.E31] - ['pgach6090V10P  0'.E31] +['pgach6090V 0P  0'.E31]" office:value-type="float" office:value="0.55967236">
            <text:p>0,56</text:p>
          </table:table-cell>
          <table:table-cell table:formula="oooc:=[4530_6090_111V10P100.F31] - [pgach6090.F31] - ['pgach6090V10P  0'.F31] +['pgach6090V 0P  0'.F31]" office:value-type="float" office:value="-0.02637196">
            <text:p>-0,03</text:p>
          </table:table-cell>
          <table:table-cell table:formula="oooc:=[4530_6090_111V10P100.G31] - [pgach6090.G31] - ['pgach6090V10P  0'.G31] +['pgach6090V 0P  0'.G31]" office:value-type="float" office:value="-0.10880001">
            <text:p>-0,11</text:p>
          </table:table-cell>
          <table:table-cell office:value-type="float" office:value="-0.05305734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713.828125">
            <text:p>10713,83</text:p>
          </table:table-cell>
          <table:table-cell office:value-type="float" office:value="1.71612549">
            <text:p>1,72</text:p>
          </table:table-cell>
          <table:table-cell office:value-type="float" office:value="10.91361713">
            <text:p>10,91</text:p>
          </table:table-cell>
          <table:table-cell office:value-type="float" office:value="4">
            <text:p>4</text:p>
          </table:table-cell>
          <table:table-cell office:value-type="float" office:value="75.00390625">
            <text:p>7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1806488">
            <text:p>75,12</text:p>
          </table:table-cell>
          <table:table-cell table:formula="oooc:=[4530_6090_111V10P100.C32] - [pgach6090.C32] - ['pgach6090V10P  0'.C32] +['pgach6090V 0P  0'.C32]" office:value-type="float" office:value="-0.14084161">
            <text:p>-0,14</text:p>
          </table:table-cell>
          <table:table-cell table:formula="oooc:=[4530_6090_111V10P100.D32] - [pgach6090.D32] - ['pgach6090V10P  0'.D32] +['pgach6090V 0P  0'.D32]" office:value-type="float" office:value="-0.01514008">
            <text:p>-0,02</text:p>
          </table:table-cell>
          <table:table-cell table:formula="oooc:=[4530_6090_111V10P100.E32] - [pgach6090.E32] - ['pgach6090V10P  0'.E32] +['pgach6090V 0P  0'.E32]" office:value-type="float" office:value="0.56863906">
            <text:p>0,57</text:p>
          </table:table-cell>
          <table:table-cell table:formula="oooc:=[4530_6090_111V10P100.F32] - [pgach6090.F32] - ['pgach6090V10P  0'.F32] +['pgach6090V 0P  0'.F32]" office:value-type="float" office:value="-0.05264132">
            <text:p>-0,05</text:p>
          </table:table-cell>
          <table:table-cell table:formula="oooc:=[4530_6090_111V10P100.G32] - [pgach6090.G32] - ['pgach6090V10P  0'.G32] +['pgach6090V 0P  0'.G32]" office:value-type="float" office:value="-0.10244872">
            <text:p>-0,1</text:p>
          </table:table-cell>
          <table:table-cell office:value-type="float" office:value="-0.04526906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673.7890625">
            <text:p>10673,79</text:p>
          </table:table-cell>
          <table:table-cell office:value-type="float" office:value="1.71949458">
            <text:p>1,72</text:p>
          </table:table-cell>
          <table:table-cell office:value-type="float" office:value="10.91275311">
            <text:p>10,91</text:p>
          </table:table-cell>
          <table:table-cell office:value-type="float" office:value="5">
            <text:p>5</text:p>
          </table:table-cell>
          <table:table-cell office:value-type="float" office:value="75.11806488">
            <text:p>75,1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139679">
            <text:p>75,11</text:p>
          </table:table-cell>
          <table:table-cell table:formula="oooc:=[4530_6090_111V10P100.C33] - [pgach6090.C33] - ['pgach6090V10P  0'.C33] +['pgach6090V 0P  0'.C33]" office:value-type="float" office:value="-0.1433723">
            <text:p>-0,14</text:p>
          </table:table-cell>
          <table:table-cell table:formula="oooc:=[4530_6090_111V10P100.D33] - [pgach6090.D33] - ['pgach6090V10P  0'.D33] +['pgach6090V 0P  0'.D33]" office:value-type="float" office:value="-0.00854165000000001">
            <text:p>-0,01</text:p>
          </table:table-cell>
          <table:table-cell table:formula="oooc:=[4530_6090_111V10P100.E33] - [pgach6090.E33] - ['pgach6090V10P  0'.E33] +['pgach6090V 0P  0'.E33]" office:value-type="float" office:value="0.60046662">
            <text:p>0,6</text:p>
          </table:table-cell>
          <table:table-cell table:formula="oooc:=[4530_6090_111V10P100.F33] - [pgach6090.F33] - ['pgach6090V10P  0'.F33] +['pgach6090V 0P  0'.F33]" office:value-type="float" office:value="-0.06738965">
            <text:p>-0,07</text:p>
          </table:table-cell>
          <table:table-cell table:formula="oooc:=[4530_6090_111V10P100.G33] - [pgach6090.G33] - ['pgach6090V10P  0'.G33] +['pgach6090V 0P  0'.G33]" office:value-type="float" office:value="-0.13956434">
            <text:p>-0,14</text:p>
          </table:table-cell>
          <table:table-cell office:value-type="float" office:value="-0.03727666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620.64453125">
            <text:p>10620,64</text:p>
          </table:table-cell>
          <table:table-cell office:value-type="float" office:value="1.720227">
            <text:p>1,72</text:p>
          </table:table-cell>
          <table:table-cell office:value-type="float" office:value="10.91229916">
            <text:p>10,91</text:p>
          </table:table-cell>
          <table:table-cell office:value-type="float" office:value="6">
            <text:p>6</text:p>
          </table:table-cell>
          <table:table-cell office:value-type="float" office:value="75.1139679">
            <text:p>75,1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26982117">
            <text:p>75,27</text:p>
          </table:table-cell>
          <table:table-cell table:formula="oooc:=[4530_6090_111V10P100.C34] - [pgach6090.C34] - ['pgach6090V10P  0'.C34] +['pgach6090V 0P  0'.C34]" office:value-type="float" office:value="-0.13617062">
            <text:p>-0,14</text:p>
          </table:table-cell>
          <table:table-cell table:formula="oooc:=[4530_6090_111V10P100.D34] - [pgach6090.D34] - ['pgach6090V10P  0'.D34] +['pgach6090V 0P  0'.D34]" office:value-type="float" office:value="-0.00521752">
            <text:p>-0,01</text:p>
          </table:table-cell>
          <table:table-cell table:formula="oooc:=[4530_6090_111V10P100.E34] - [pgach6090.E34] - ['pgach6090V10P  0'.E34] +['pgach6090V 0P  0'.E34]" office:value-type="float" office:value="0.62127374">
            <text:p>0,62</text:p>
          </table:table-cell>
          <table:table-cell table:formula="oooc:=[4530_6090_111V10P100.F34] - [pgach6090.F34] - ['pgach6090V10P  0'.F34] +['pgach6090V 0P  0'.F34]" office:value-type="float" office:value="-0.08744282">
            <text:p>-0,09</text:p>
          </table:table-cell>
          <table:table-cell table:formula="oooc:=[4530_6090_111V10P100.G34] - [pgach6090.G34] - ['pgach6090V10P  0'.G34] +['pgach6090V 0P  0'.G34]" office:value-type="float" office:value="-0.12525914">
            <text:p>-0,13</text:p>
          </table:table-cell>
          <table:table-cell office:value-type="float" office:value="-0.02944861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587.890625">
            <text:p>10587,89</text:p>
          </table:table-cell>
          <table:table-cell office:value-type="float" office:value="1.72286987">
            <text:p>1,72</text:p>
          </table:table-cell>
          <table:table-cell office:value-type="float" office:value="10.9103651">
            <text:p>10,91</text:p>
          </table:table-cell>
          <table:table-cell office:value-type="float" office:value="7">
            <text:p>7</text:p>
          </table:table-cell>
          <table:table-cell office:value-type="float" office:value="75.26982117">
            <text:p>75,2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8906097">
            <text:p>74,89</text:p>
          </table:table-cell>
          <table:table-cell table:formula="oooc:=[4530_6090_111V10P100.C35] - [pgach6090.C35] - ['pgach6090V10P  0'.C35] +['pgach6090V 0P  0'.C35]" office:value-type="float" office:value="-0.13008449">
            <text:p>-0,13</text:p>
          </table:table-cell>
          <table:table-cell table:formula="oooc:=[4530_6090_111V10P100.D35] - [pgach6090.D35] - ['pgach6090V10P  0'.D35] +['pgach6090V 0P  0'.D35]" office:value-type="float" office:value="-0.00472555000000001">
            <text:p>0</text:p>
          </table:table-cell>
          <table:table-cell table:formula="oooc:=[4530_6090_111V10P100.E35] - [pgach6090.E35] - ['pgach6090V10P  0'.E35] +['pgach6090V 0P  0'.E35]" office:value-type="float" office:value="0.63463959">
            <text:p>0,63</text:p>
          </table:table-cell>
          <table:table-cell table:formula="oooc:=[4530_6090_111V10P100.F35] - [pgach6090.F35] - ['pgach6090V10P  0'.F35] +['pgach6090V 0P  0'.F35]" office:value-type="float" office:value="-0.09262737">
            <text:p>-0,09</text:p>
          </table:table-cell>
          <table:table-cell table:formula="oooc:=[4530_6090_111V10P100.G35] - [pgach6090.G35] - ['pgach6090V10P  0'.G35] +['pgach6090V 0P  0'.G35]" office:value-type="float" office:value="-0.12048888">
            <text:p>-0,12</text:p>
          </table:table-cell>
          <table:table-cell office:value-type="float" office:value="-0.0220288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555.64453125">
            <text:p>10555,64</text:p>
          </table:table-cell>
          <table:table-cell office:value-type="float" office:value="1.72861934">
            <text:p>1,73</text:p>
          </table:table-cell>
          <table:table-cell office:value-type="float" office:value="10.90919399">
            <text:p>10,91</text:p>
          </table:table-cell>
          <table:table-cell office:value-type="float" office:value="8">
            <text:p>8</text:p>
          </table:table-cell>
          <table:table-cell office:value-type="float" office:value="74.88906097">
            <text:p>74,8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5556793">
            <text:p>74,86</text:p>
          </table:table-cell>
          <table:table-cell table:formula="oooc:=[4530_6090_111V10P100.C36] - [pgach6090.C36] - ['pgach6090V10P  0'.C36] +['pgach6090V 0P  0'.C36]" office:value-type="float" office:value="-0.11244737">
            <text:p>-0,11</text:p>
          </table:table-cell>
          <table:table-cell table:formula="oooc:=[4530_6090_111V10P100.D36] - [pgach6090.D36] - ['pgach6090V10P  0'.D36] +['pgach6090V 0P  0'.D36]" office:value-type="float" office:value="-0.00849679">
            <text:p>-0,01</text:p>
          </table:table-cell>
          <table:table-cell table:formula="oooc:=[4530_6090_111V10P100.E36] - [pgach6090.E36] - ['pgach6090V10P  0'.E36] +['pgach6090V 0P  0'.E36]" office:value-type="float" office:value="0.61447645">
            <text:p>0,61</text:p>
          </table:table-cell>
          <table:table-cell table:formula="oooc:=[4530_6090_111V10P100.F36] - [pgach6090.F36] - ['pgach6090V10P  0'.F36] +['pgach6090V 0P  0'.F36]" office:value-type="float" office:value="-0.08192059">
            <text:p>-0,08</text:p>
          </table:table-cell>
          <table:table-cell table:formula="oooc:=[4530_6090_111V10P100.G36] - [pgach6090.G36] - ['pgach6090V10P  0'.G36] +['pgach6090V 0P  0'.G36]" office:value-type="float" office:value="-0.09230325">
            <text:p>-0,09</text:p>
          </table:table-cell>
          <table:table-cell office:value-type="float" office:value="-0.01424582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84.82421875">
            <text:p>10484,82</text:p>
          </table:table-cell>
          <table:table-cell office:value-type="float" office:value="1.73470461">
            <text:p>1,73</text:p>
          </table:table-cell>
          <table:table-cell office:value-type="float" office:value="10.90951538">
            <text:p>10,91</text:p>
          </table:table-cell>
          <table:table-cell office:value-type="float" office:value="9">
            <text:p>9</text:p>
          </table:table-cell>
          <table:table-cell office:value-type="float" office:value="74.85556793">
            <text:p>74,8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99033356">
            <text:p>75,99</text:p>
          </table:table-cell>
          <table:table-cell table:formula="oooc:=[4530_6090_111V10P100.C37] - [pgach6090.C37] - ['pgach6090V10P  0'.C37] +['pgach6090V 0P  0'.C37]" office:value-type="float" office:value="-0.11055144">
            <text:p>-0,11</text:p>
          </table:table-cell>
          <table:table-cell table:formula="oooc:=[4530_6090_111V10P100.D37] - [pgach6090.D37] - ['pgach6090V10P  0'.D37] +['pgach6090V 0P  0'.D37]" office:value-type="float" office:value="-0.00498298999999999">
            <text:p>0</text:p>
          </table:table-cell>
          <table:table-cell table:formula="oooc:=[4530_6090_111V10P100.E37] - [pgach6090.E37] - ['pgach6090V10P  0'.E37] +['pgach6090V 0P  0'.E37]" office:value-type="float" office:value="0.63612847">
            <text:p>0,64</text:p>
          </table:table-cell>
          <table:table-cell table:formula="oooc:=[4530_6090_111V10P100.F37] - [pgach6090.F37] - ['pgach6090V10P  0'.F37] +['pgach6090V 0P  0'.F37]" office:value-type="float" office:value="-0.0887752">
            <text:p>-0,09</text:p>
          </table:table-cell>
          <table:table-cell table:formula="oooc:=[4530_6090_111V10P100.G37] - [pgach6090.G37] - ['pgach6090V10P  0'.G37] +['pgach6090V 0P  0'.G37]" office:value-type="float" office:value="-0.10088412">
            <text:p>-0,1</text:p>
          </table:table-cell>
          <table:table-cell office:value-type="float" office:value="-0.00652646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58.0859375">
            <text:p>10458,09</text:p>
          </table:table-cell>
          <table:table-cell office:value-type="float" office:value="1.73966062">
            <text:p>1,74</text:p>
          </table:table-cell>
          <table:table-cell office:value-type="float" office:value="10.90872478">
            <text:p>10,91</text:p>
          </table:table-cell>
          <table:table-cell office:value-type="float" office:value="10">
            <text:p>10</text:p>
          </table:table-cell>
          <table:table-cell office:value-type="float" office:value="75.99033356">
            <text:p>75,9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3095551">
            <text:p>74,83</text:p>
          </table:table-cell>
          <table:table-cell table:formula="oooc:=[4530_6090_111V10P100.C38] - [pgach6090.C38] - ['pgach6090V10P  0'.C38] +['pgach6090V 0P  0'.C38]" office:value-type="float" office:value="-0.09905405">
            <text:p>-0,1</text:p>
          </table:table-cell>
          <table:table-cell table:formula="oooc:=[4530_6090_111V10P100.D38] - [pgach6090.D38] - ['pgach6090V10P  0'.D38] +['pgach6090V 0P  0'.D38]" office:value-type="float" office:value="-0.00524384">
            <text:p>-0,01</text:p>
          </table:table-cell>
          <table:table-cell table:formula="oooc:=[4530_6090_111V10P100.E38] - [pgach6090.E38] - ['pgach6090V10P  0'.E38] +['pgach6090V 0P  0'.E38]" office:value-type="float" office:value="0.63747856">
            <text:p>0,64</text:p>
          </table:table-cell>
          <table:table-cell table:formula="oooc:=[4530_6090_111V10P100.F38] - [pgach6090.F38] - ['pgach6090V10P  0'.F38] +['pgach6090V 0P  0'.F38]" office:value-type="float" office:value="-0.08703948">
            <text:p>-0,09</text:p>
          </table:table-cell>
          <table:table-cell table:formula="oooc:=[4530_6090_111V10P100.G38] - [pgach6090.G38] - ['pgach6090V10P  0'.G38] +['pgach6090V 0P  0'.G38]" office:value-type="float" office:value="-0.10484911">
            <text:p>-0,1</text:p>
          </table:table-cell>
          <table:table-cell office:value-type="float" office:value="0.0012035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05.625">
            <text:p>10405,63</text:p>
          </table:table-cell>
          <table:table-cell office:value-type="float" office:value="1.74736941">
            <text:p>1,75</text:p>
          </table:table-cell>
          <table:table-cell office:value-type="float" office:value="10.90742111">
            <text:p>10,91</text:p>
          </table:table-cell>
          <table:table-cell office:value-type="float" office:value="11">
            <text:p>11</text:p>
          </table:table-cell>
          <table:table-cell office:value-type="float" office:value="74.83095551">
            <text:p>74,8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63954926">
            <text:p>74,64</text:p>
          </table:table-cell>
          <table:table-cell table:formula="oooc:=[4530_6090_111V10P100.C39] - [pgach6090.C39] - ['pgach6090V10P  0'.C39] +['pgach6090V 0P  0'.C39]" office:value-type="float" office:value="-0.08533847">
            <text:p>-0,09</text:p>
          </table:table-cell>
          <table:table-cell table:formula="oooc:=[4530_6090_111V10P100.D39] - [pgach6090.D39] - ['pgach6090V10P  0'.D39] +['pgach6090V 0P  0'.D39]" office:value-type="float" office:value="-0.01397697">
            <text:p>-0,01</text:p>
          </table:table-cell>
          <table:table-cell table:formula="oooc:=[4530_6090_111V10P100.E39] - [pgach6090.E39] - ['pgach6090V10P  0'.E39] +['pgach6090V 0P  0'.E39]" office:value-type="float" office:value="0.62772729">
            <text:p>0,63</text:p>
          </table:table-cell>
          <table:table-cell table:formula="oooc:=[4530_6090_111V10P100.F39] - [pgach6090.F39] - ['pgach6090V10P  0'.F39] +['pgach6090V 0P  0'.F39]" office:value-type="float" office:value="-0.0624866">
            <text:p>-0,06</text:p>
          </table:table-cell>
          <table:table-cell table:formula="oooc:=[4530_6090_111V10P100.G39] - [pgach6090.G39] - ['pgach6090V10P  0'.G39] +['pgach6090V 0P  0'.G39]" office:value-type="float" office:value="-0.09777319">
            <text:p>-0,1</text:p>
          </table:table-cell>
          <table:table-cell office:value-type="float" office:value="0.00890695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355.21484375">
            <text:p>10355,21</text:p>
          </table:table-cell>
          <table:table-cell office:value-type="float" office:value="1.75009763">
            <text:p>1,75</text:p>
          </table:table-cell>
          <table:table-cell office:value-type="float" office:value="10.90812397">
            <text:p>10,91</text:p>
          </table:table-cell>
          <table:table-cell office:value-type="float" office:value="12">
            <text:p>12</text:p>
          </table:table-cell>
          <table:table-cell office:value-type="float" office:value="74.63954926">
            <text:p>74,6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3359222">
            <text:p>74,53</text:p>
          </table:table-cell>
          <table:table-cell table:formula="oooc:=[4530_6090_111V10P100.C40] - [pgach6090.C40] - ['pgach6090V10P  0'.C40] +['pgach6090V 0P  0'.C40]" office:value-type="float" office:value="-0.07278488">
            <text:p>-0,07</text:p>
          </table:table-cell>
          <table:table-cell table:formula="oooc:=[4530_6090_111V10P100.D40] - [pgach6090.D40] - ['pgach6090V10P  0'.D40] +['pgach6090V 0P  0'.D40]" office:value-type="float" office:value="-0.016543">
            <text:p>-0,02</text:p>
          </table:table-cell>
          <table:table-cell table:formula="oooc:=[4530_6090_111V10P100.E40] - [pgach6090.E40] - ['pgach6090V10P  0'.E40] +['pgach6090V 0P  0'.E40]" office:value-type="float" office:value="0.60644032">
            <text:p>0,61</text:p>
          </table:table-cell>
          <table:table-cell table:formula="oooc:=[4530_6090_111V10P100.F40] - [pgach6090.F40] - ['pgach6090V10P  0'.F40] +['pgach6090V 0P  0'.F40]" office:value-type="float" office:value="-0.03110852">
            <text:p>-0,03</text:p>
          </table:table-cell>
          <table:table-cell table:formula="oooc:=[4530_6090_111V10P100.G40] - [pgach6090.G40] - ['pgach6090V10P  0'.G40] +['pgach6090V 0P  0'.G40]" office:value-type="float" office:value="-0.10523259">
            <text:p>-0,11</text:p>
          </table:table-cell>
          <table:table-cell office:value-type="float" office:value="0.01648317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300.78125">
            <text:p>10300,78</text:p>
          </table:table-cell>
          <table:table-cell office:value-type="float" office:value="1.75709832">
            <text:p>1,76</text:p>
          </table:table-cell>
          <table:table-cell office:value-type="float" office:value="10.90605927">
            <text:p>10,91</text:p>
          </table:table-cell>
          <table:table-cell office:value-type="float" office:value="13">
            <text:p>13</text:p>
          </table:table-cell>
          <table:table-cell office:value-type="float" office:value="74.53359222">
            <text:p>74,5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67304993">
            <text:p>74,67</text:p>
          </table:table-cell>
          <table:table-cell table:formula="oooc:=[4530_6090_111V10P100.C41] - [pgach6090.C41] - ['pgach6090V10P  0'.C41] +['pgach6090V 0P  0'.C41]" office:value-type="float" office:value="-0.0684003">
            <text:p>-0,07</text:p>
          </table:table-cell>
          <table:table-cell table:formula="oooc:=[4530_6090_111V10P100.D41] - [pgach6090.D41] - ['pgach6090V10P  0'.D41] +['pgach6090V 0P  0'.D41]" office:value-type="float" office:value="-0.01255254">
            <text:p>-0,01</text:p>
          </table:table-cell>
          <table:table-cell table:formula="oooc:=[4530_6090_111V10P100.E41] - [pgach6090.E41] - ['pgach6090V10P  0'.E41] +['pgach6090V 0P  0'.E41]" office:value-type="float" office:value="0.62037651">
            <text:p>0,62</text:p>
          </table:table-cell>
          <table:table-cell table:formula="oooc:=[4530_6090_111V10P100.F41] - [pgach6090.F41] - ['pgach6090V10P  0'.F41] +['pgach6090V 0P  0'.F41]" office:value-type="float" office:value="-0.03706051">
            <text:p>-0,04</text:p>
          </table:table-cell>
          <table:table-cell table:formula="oooc:=[4530_6090_111V10P100.G41] - [pgach6090.G41] - ['pgach6090V10P  0'.G41] +['pgach6090V 0P  0'.G41]" office:value-type="float" office:value="-0.11864945">
            <text:p>-0,12</text:p>
          </table:table-cell>
          <table:table-cell office:value-type="float" office:value="0.02408058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260.76171875">
            <text:p>10260,76</text:p>
          </table:table-cell>
          <table:table-cell office:value-type="float" office:value="1.75961304">
            <text:p>1,76</text:p>
          </table:table-cell>
          <table:table-cell office:value-type="float" office:value="10.90576553">
            <text:p>10,91</text:p>
          </table:table-cell>
          <table:table-cell office:value-type="float" office:value="14">
            <text:p>14</text:p>
          </table:table-cell>
          <table:table-cell office:value-type="float" office:value="74.67304993">
            <text:p>74,6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96572113">
            <text:p>75,97</text:p>
          </table:table-cell>
          <table:table-cell table:formula="oooc:=[4530_6090_111V10P100.C42] - [pgach6090.C42] - ['pgach6090V10P  0'.C42] +['pgach6090V 0P  0'.C42]" office:value-type="float" office:value="-0.06577931">
            <text:p>-0,07</text:p>
          </table:table-cell>
          <table:table-cell table:formula="oooc:=[4530_6090_111V10P100.D42] - [pgach6090.D42] - ['pgach6090V10P  0'.D42] +['pgach6090V 0P  0'.D42]" office:value-type="float" office:value="-0.00550778">
            <text:p>-0,01</text:p>
          </table:table-cell>
          <table:table-cell table:formula="oooc:=[4530_6090_111V10P100.E42] - [pgach6090.E42] - ['pgach6090V10P  0'.E42] +['pgach6090V 0P  0'.E42]" office:value-type="float" office:value="0.63404829">
            <text:p>0,63</text:p>
          </table:table-cell>
          <table:table-cell table:formula="oooc:=[4530_6090_111V10P100.F42] - [pgach6090.F42] - ['pgach6090V10P  0'.F42] +['pgach6090V 0P  0'.F42]" office:value-type="float" office:value="-0.04971302">
            <text:p>-0,05</text:p>
          </table:table-cell>
          <table:table-cell table:formula="oooc:=[4530_6090_111V10P100.G42] - [pgach6090.G42] - ['pgach6090V10P  0'.G42] +['pgach6090V 0P  0'.G42]" office:value-type="float" office:value="-0.1148911">
            <text:p>-0,11</text:p>
          </table:table-cell>
          <table:table-cell office:value-type="float" office:value="0.03136785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220.41015625">
            <text:p>10220,41</text:p>
          </table:table-cell>
          <table:table-cell office:value-type="float" office:value="1.76237786">
            <text:p>1,76</text:p>
          </table:table-cell>
          <table:table-cell office:value-type="float" office:value="10.9050045">
            <text:p>10,91</text:p>
          </table:table-cell>
          <table:table-cell office:value-type="float" office:value="15">
            <text:p>15</text:p>
          </table:table-cell>
          <table:table-cell office:value-type="float" office:value="75.96572113">
            <text:p>75,9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8076477">
            <text:p>74,58</text:p>
          </table:table-cell>
          <table:table-cell table:formula="oooc:=[4530_6090_111V10P100.C43] - [pgach6090.C43] - ['pgach6090V10P  0'.C43] +['pgach6090V 0P  0'.C43]" office:value-type="float" office:value="-0.05558884">
            <text:p>-0,06</text:p>
          </table:table-cell>
          <table:table-cell table:formula="oooc:=[4530_6090_111V10P100.D43] - [pgach6090.D43] - ['pgach6090V10P  0'.D43] +['pgach6090V 0P  0'.D43]" office:value-type="float" office:value="-0.00864767">
            <text:p>-0,01</text:p>
          </table:table-cell>
          <table:table-cell table:formula="oooc:=[4530_6090_111V10P100.E43] - [pgach6090.E43] - ['pgach6090V10P  0'.E43] +['pgach6090V 0P  0'.E43]" office:value-type="float" office:value="0.63791038">
            <text:p>0,64</text:p>
          </table:table-cell>
          <table:table-cell table:formula="oooc:=[4530_6090_111V10P100.F43] - [pgach6090.F43] - ['pgach6090V10P  0'.F43] +['pgach6090V 0P  0'.F43]" office:value-type="float" office:value="-0.04854675">
            <text:p>-0,05</text:p>
          </table:table-cell>
          <table:table-cell table:formula="oooc:=[4530_6090_111V10P100.G43] - [pgach6090.G43] - ['pgach6090V10P  0'.G43] +['pgach6090V 0P  0'.G43]" office:value-type="float" office:value="-0.10900502">
            <text:p>-0,11</text:p>
          </table:table-cell>
          <table:table-cell office:value-type="float" office:value="0.03895466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185.17578125">
            <text:p>10185,18</text:p>
          </table:table-cell>
          <table:table-cell office:value-type="float" office:value="1.76296997">
            <text:p>1,76</text:p>
          </table:table-cell>
          <table:table-cell office:value-type="float" office:value="10.90446186">
            <text:p>10,9</text:p>
          </table:table-cell>
          <table:table-cell office:value-type="float" office:value="16">
            <text:p>16</text:p>
          </table:table-cell>
          <table:table-cell office:value-type="float" office:value="74.58076477">
            <text:p>74,5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2574234">
            <text:p>74,26</text:p>
          </table:table-cell>
          <table:table-cell table:formula="oooc:=[4530_6090_111V10P100.C44] - [pgach6090.C44] - ['pgach6090V10P  0'.C44] +['pgach6090V 0P  0'.C44]" office:value-type="float" office:value="-0.0482215">
            <text:p>-0,05</text:p>
          </table:table-cell>
          <table:table-cell table:formula="oooc:=[4530_6090_111V10P100.D44] - [pgach6090.D44] - ['pgach6090V10P  0'.D44] +['pgach6090V 0P  0'.D44]" office:value-type="float" office:value="-0.00962688">
            <text:p>-0,01</text:p>
          </table:table-cell>
          <table:table-cell table:formula="oooc:=[4530_6090_111V10P100.E44] - [pgach6090.E44] - ['pgach6090V10P  0'.E44] +['pgach6090V 0P  0'.E44]" office:value-type="float" office:value="0.63797283">
            <text:p>0,64</text:p>
          </table:table-cell>
          <table:table-cell table:formula="oooc:=[4530_6090_111V10P100.F44] - [pgach6090.F44] - ['pgach6090V10P  0'.F44] +['pgach6090V 0P  0'.F44]" office:value-type="float" office:value="-0.04006703">
            <text:p>-0,04</text:p>
          </table:table-cell>
          <table:table-cell table:formula="oooc:=[4530_6090_111V10P100.G44] - [pgach6090.G44] - ['pgach6090V10P  0'.G44] +['pgach6090V 0P  0'.G44]" office:value-type="float" office:value="-0.0979864600000001">
            <text:p>-0,1</text:p>
          </table:table-cell>
          <table:table-cell office:value-type="float" office:value="0.04634797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151.8359375">
            <text:p>10151,84</text:p>
          </table:table-cell>
          <table:table-cell office:value-type="float" office:value="1.76502073">
            <text:p>1,77</text:p>
          </table:table-cell>
          <table:table-cell office:value-type="float" office:value="10.90345097">
            <text:p>10,9</text:p>
          </table:table-cell>
          <table:table-cell office:value-type="float" office:value="17">
            <text:p>17</text:p>
          </table:table-cell>
          <table:table-cell office:value-type="float" office:value="74.2574234">
            <text:p>74,2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34765625">
            <text:p>74,35</text:p>
          </table:table-cell>
          <table:table-cell table:formula="oooc:=[4530_6090_111V10P100.C45] - [pgach6090.C45] - ['pgach6090V10P  0'.C45] +['pgach6090V 0P  0'.C45]" office:value-type="float" office:value="-0.02826299">
            <text:p>-0,03</text:p>
          </table:table-cell>
          <table:table-cell table:formula="oooc:=[4530_6090_111V10P100.D45] - [pgach6090.D45] - ['pgach6090V10P  0'.D45] +['pgach6090V 0P  0'.D45]" office:value-type="float" office:value="-0.01861558">
            <text:p>-0,02</text:p>
          </table:table-cell>
          <table:table-cell table:formula="oooc:=[4530_6090_111V10P100.E45] - [pgach6090.E45] - ['pgach6090V10P  0'.E45] +['pgach6090V 0P  0'.E45]" office:value-type="float" office:value="0.62335622">
            <text:p>0,62</text:p>
          </table:table-cell>
          <table:table-cell table:formula="oooc:=[4530_6090_111V10P100.F45] - [pgach6090.F45] - ['pgach6090V10P  0'.F45] +['pgach6090V 0P  0'.F45]" office:value-type="float" office:value="-0.0106475">
            <text:p>-0,01</text:p>
          </table:table-cell>
          <table:table-cell table:formula="oooc:=[4530_6090_111V10P100.G45] - [pgach6090.G45] - ['pgach6090V10P  0'.G45] +['pgach6090V 0P  0'.G45]" office:value-type="float" office:value="-0.10687345">
            <text:p>-0,11</text:p>
          </table:table-cell>
          <table:table-cell office:value-type="float" office:value="0.05409119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113.57421875">
            <text:p>10113,57</text:p>
          </table:table-cell>
          <table:table-cell office:value-type="float" office:value="1.7668457">
            <text:p>1,77</text:p>
          </table:table-cell>
          <table:table-cell office:value-type="float" office:value="10.90485764">
            <text:p>10,9</text:p>
          </table:table-cell>
          <table:table-cell office:value-type="float" office:value="18">
            <text:p>18</text:p>
          </table:table-cell>
          <table:table-cell office:value-type="float" office:value="74.34765625">
            <text:p>74,3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9033203">
            <text:p>74,59</text:p>
          </table:table-cell>
          <table:table-cell table:formula="oooc:=[4530_6090_111V10P100.C46] - [pgach6090.C46] - ['pgach6090V10P  0'.C46] +['pgach6090V 0P  0'.C46]" office:value-type="float" office:value="-0.02766952">
            <text:p>-0,03</text:p>
          </table:table-cell>
          <table:table-cell table:formula="oooc:=[4530_6090_111V10P100.D46] - [pgach6090.D46] - ['pgach6090V10P  0'.D46] +['pgach6090V 0P  0'.D46]" office:value-type="float" office:value="-0.01040971">
            <text:p>-0,01</text:p>
          </table:table-cell>
          <table:table-cell table:formula="oooc:=[4530_6090_111V10P100.E46] - [pgach6090.E46] - ['pgach6090V10P  0'.E46] +['pgach6090V 0P  0'.E46]" office:value-type="float" office:value="0.64261964">
            <text:p>0,64</text:p>
          </table:table-cell>
          <table:table-cell table:formula="oooc:=[4530_6090_111V10P100.F46] - [pgach6090.F46] - ['pgach6090V10P  0'.F46] +['pgach6090V 0P  0'.F46]" office:value-type="float" office:value="-0.03309786">
            <text:p>-0,03</text:p>
          </table:table-cell>
          <table:table-cell table:formula="oooc:=[4530_6090_111V10P100.G46] - [pgach6090.G46] - ['pgach6090V10P  0'.G46] +['pgach6090V 0P  0'.G46]" office:value-type="float" office:value="-0.09745822">
            <text:p>-0,1</text:p>
          </table:table-cell>
          <table:table-cell office:value-type="float" office:value="0.06157992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062.51953125">
            <text:p>10062,52</text:p>
          </table:table-cell>
          <table:table-cell office:value-type="float" office:value="1.76544797">
            <text:p>1,77</text:p>
          </table:table-cell>
          <table:table-cell office:value-type="float" office:value="10.90351009">
            <text:p>10,9</text:p>
          </table:table-cell>
          <table:table-cell office:value-type="float" office:value="19">
            <text:p>19</text:p>
          </table:table-cell>
          <table:table-cell office:value-type="float" office:value="74.59033203">
            <text:p>74,5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40370941">
            <text:p>74,4</text:p>
          </table:table-cell>
          <table:table-cell table:formula="oooc:=[4530_6090_111V10P100.C47] - [pgach6090.C47] - ['pgach6090V10P  0'.C47] +['pgach6090V 0P  0'.C47]" office:value-type="float" office:value="-0.01534374">
            <text:p>-0,02</text:p>
          </table:table-cell>
          <table:table-cell table:formula="oooc:=[4530_6090_111V10P100.D47] - [pgach6090.D47] - ['pgach6090V10P  0'.D47] +['pgach6090V 0P  0'.D47]" office:value-type="float" office:value="-0.01806027">
            <text:p>-0,02</text:p>
          </table:table-cell>
          <table:table-cell table:formula="oooc:=[4530_6090_111V10P100.E47] - [pgach6090.E47] - ['pgach6090V10P  0'.E47] +['pgach6090V 0P  0'.E47]" office:value-type="float" office:value="0.65816195">
            <text:p>0,66</text:p>
          </table:table-cell>
          <table:table-cell table:formula="oooc:=[4530_6090_111V10P100.F47] - [pgach6090.F47] - ['pgach6090V10P  0'.F47] +['pgach6090V 0P  0'.F47]" office:value-type="float" office:value="-0.03141737">
            <text:p>-0,03</text:p>
          </table:table-cell>
          <table:table-cell table:formula="oooc:=[4530_6090_111V10P100.G47] - [pgach6090.G47] - ['pgach6090V10P  0'.G47] +['pgach6090V 0P  0'.G47]" office:value-type="float" office:value="-0.10882553">
            <text:p>-0,11</text:p>
          </table:table-cell>
          <table:table-cell office:value-type="float" office:value="0.06883802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020.9375">
            <text:p>10020,94</text:p>
          </table:table-cell>
          <table:table-cell office:value-type="float" office:value="1.77186882">
            <text:p>1,77</text:p>
          </table:table-cell>
          <table:table-cell office:value-type="float" office:value="10.90295315">
            <text:p>10,9</text:p>
          </table:table-cell>
          <table:table-cell office:value-type="float" office:value="20">
            <text:p>20</text:p>
          </table:table-cell>
          <table:table-cell office:value-type="float" office:value="74.40370941">
            <text:p>74,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38456726">
            <text:p>74,38</text:p>
          </table:table-cell>
          <table:table-cell table:formula="oooc:=[4530_6090_111V10P100.C48] - [pgach6090.C48] - ['pgach6090V10P  0'.C48] +['pgach6090V 0P  0'.C48]" office:value-type="float" office:value="-0.00192956">
            <text:p>0</text:p>
          </table:table-cell>
          <table:table-cell table:formula="oooc:=[4530_6090_111V10P100.D48] - [pgach6090.D48] - ['pgach6090V10P  0'.D48] +['pgach6090V 0P  0'.D48]" office:value-type="float" office:value="-0.01935029">
            <text:p>-0,02</text:p>
          </table:table-cell>
          <table:table-cell table:formula="oooc:=[4530_6090_111V10P100.E48] - [pgach6090.E48] - ['pgach6090V10P  0'.E48] +['pgach6090V 0P  0'.E48]" office:value-type="float" office:value="0.64501942">
            <text:p>0,65</text:p>
          </table:table-cell>
          <table:table-cell table:formula="oooc:=[4530_6090_111V10P100.F48] - [pgach6090.F48] - ['pgach6090V10P  0'.F48] +['pgach6090V 0P  0'.F48]" office:value-type="float" office:value="-0.03389066">
            <text:p>-0,03</text:p>
          </table:table-cell>
          <table:table-cell table:formula="oooc:=[4530_6090_111V10P100.G48] - [pgach6090.G48] - ['pgach6090V10P  0'.G48] +['pgach6090V 0P  0'.G48]" office:value-type="float" office:value="-0.0879486900000001">
            <text:p>-0,09</text:p>
          </table:table-cell>
          <table:table-cell office:value-type="float" office:value="0.07552089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9933.3203125">
            <text:p>9933,32</text:p>
          </table:table-cell>
          <table:table-cell office:value-type="float" office:value="1.77597654">
            <text:p>1,78</text:p>
          </table:table-cell>
          <table:table-cell office:value-type="float" office:value="10.90244102">
            <text:p>10,9</text:p>
          </table:table-cell>
          <table:table-cell office:value-type="float" office:value="21">
            <text:p>21</text:p>
          </table:table-cell>
          <table:table-cell office:value-type="float" office:value="74.38456726">
            <text:p>74,3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27451324">
            <text:p>74,27</text:p>
          </table:table-cell>
          <table:table-cell table:formula="oooc:=[4530_6090_111V10P100.C49] - [pgach6090.C49] - ['pgach6090V10P  0'.C49] +['pgach6090V 0P  0'.C49]" office:value-type="float" office:value="0.00679508999999999">
            <text:p>0,01</text:p>
          </table:table-cell>
          <table:table-cell table:formula="oooc:=[4530_6090_111V10P100.D49] - [pgach6090.D49] - ['pgach6090V10P  0'.D49] +['pgach6090V 0P  0'.D49]" office:value-type="float" office:value="-0.01850307">
            <text:p>-0,02</text:p>
          </table:table-cell>
          <table:table-cell table:formula="oooc:=[4530_6090_111V10P100.E49] - [pgach6090.E49] - ['pgach6090V10P  0'.E49] +['pgach6090V 0P  0'.E49]" office:value-type="float" office:value="0.65511428">
            <text:p>0,66</text:p>
          </table:table-cell>
          <table:table-cell table:formula="oooc:=[4530_6090_111V10P100.F49] - [pgach6090.F49] - ['pgach6090V10P  0'.F49] +['pgach6090V 0P  0'.F49]" office:value-type="float" office:value="-0.04206492">
            <text:p>-0,04</text:p>
          </table:table-cell>
          <table:table-cell table:formula="oooc:=[4530_6090_111V10P100.G49] - [pgach6090.G49] - ['pgach6090V10P  0'.G49] +['pgach6090V 0P  0'.G49]" office:value-type="float" office:value="-0.09570458">
            <text:p>-0,1</text:p>
          </table:table-cell>
          <table:table-cell office:value-type="float" office:value="0.08259343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9854.4921875">
            <text:p>9854,49</text:p>
          </table:table-cell>
          <table:table-cell office:value-type="float" office:value="1.77774048">
            <text:p>1,78</text:p>
          </table:table-cell>
          <table:table-cell office:value-type="float" office:value="10.90317345">
            <text:p>10,9</text:p>
          </table:table-cell>
          <table:table-cell office:value-type="float" office:value="22">
            <text:p>22</text:p>
          </table:table-cell>
          <table:table-cell office:value-type="float" office:value="74.27451324">
            <text:p>74,2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12548828">
            <text:p>74,13</text:p>
          </table:table-cell>
          <table:table-cell table:formula="oooc:=[4530_6090_111V10P100.C50] - [pgach6090.C50] - ['pgach6090V10P  0'.C50] +['pgach6090V 0P  0'.C50]" office:value-type="float" office:value="0.00574622">
            <text:p>0,01</text:p>
          </table:table-cell>
          <table:table-cell table:formula="oooc:=[4530_6090_111V10P100.D50] - [pgach6090.D50] - ['pgach6090V10P  0'.D50] +['pgach6090V 0P  0'.D50]" office:value-type="float" office:value="-0.00925304">
            <text:p>-0,01</text:p>
          </table:table-cell>
          <table:table-cell table:formula="oooc:=[4530_6090_111V10P100.E50] - [pgach6090.E50] - ['pgach6090V10P  0'.E50] +['pgach6090V 0P  0'.E50]" office:value-type="float" office:value="0.68849404">
            <text:p>0,69</text:p>
          </table:table-cell>
          <table:table-cell table:formula="oooc:=[4530_6090_111V10P100.F50] - [pgach6090.F50] - ['pgach6090V10P  0'.F50] +['pgach6090V 0P  0'.F50]" office:value-type="float" office:value="-0.06641907">
            <text:p>-0,07</text:p>
          </table:table-cell>
          <table:table-cell table:formula="oooc:=[4530_6090_111V10P100.G50] - [pgach6090.G50] - ['pgach6090V10P  0'.G50] +['pgach6090V 0P  0'.G50]" office:value-type="float" office:value="-0.11408788">
            <text:p>-0,11</text:p>
          </table:table-cell>
          <table:table-cell office:value-type="float" office:value="0.08984889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9814.1015625">
            <text:p>9814,1</text:p>
          </table:table-cell>
          <table:table-cell office:value-type="float" office:value="1.78513789">
            <text:p>1,79</text:p>
          </table:table-cell>
          <table:table-cell office:value-type="float" office:value="10.9017086">
            <text:p>10,9</text:p>
          </table:table-cell>
          <table:table-cell office:value-type="float" office:value="23">
            <text:p>23</text:p>
          </table:table-cell>
          <table:table-cell office:value-type="float" office:value="74.12548828">
            <text:p>74,1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8199234">
            <text:p>73,82</text:p>
          </table:table-cell>
          <table:table-cell table:formula="oooc:=[4530_6090_111V10P100.C51] - [pgach6090.C51] - ['pgach6090V10P  0'.C51] +['pgach6090V 0P  0'.C51]" office:value-type="float" office:value="0.01647486">
            <text:p>0,02</text:p>
          </table:table-cell>
          <table:table-cell table:formula="oooc:=[4530_6090_111V10P100.D51] - [pgach6090.D51] - ['pgach6090V10P  0'.D51] +['pgach6090V 0P  0'.D51]" office:value-type="float" office:value="-0.00786936">
            <text:p>-0,01</text:p>
          </table:table-cell>
          <table:table-cell table:formula="oooc:=[4530_6090_111V10P100.E51] - [pgach6090.E51] - ['pgach6090V10P  0'.E51] +['pgach6090V 0P  0'.E51]" office:value-type="float" office:value="0.68900927">
            <text:p>0,69</text:p>
          </table:table-cell>
          <table:table-cell table:formula="oooc:=[4530_6090_111V10P100.F51] - [pgach6090.F51] - ['pgach6090V10P  0'.F51] +['pgach6090V 0P  0'.F51]" office:value-type="float" office:value="-0.06688213">
            <text:p>-0,07</text:p>
          </table:table-cell>
          <table:table-cell table:formula="oooc:=[4530_6090_111V10P100.G51] - [pgach6090.G51] - ['pgach6090V10P  0'.G51] +['pgach6090V 0P  0'.G51]" office:value-type="float" office:value="-0.11017685">
            <text:p>-0,11</text:p>
          </table:table-cell>
          <table:table-cell office:value-type="float" office:value="0.09705397">
            <text:p>0,1</text:p>
          </table:table-cell>
          <table:table-cell office:value-type="float" office:value="3.24891281">
            <text:p>3,25</text:p>
          </table:table-cell>
          <table:table-cell office:value-type="float" office:value="9754.921875">
            <text:p>9754,92</text:p>
          </table:table-cell>
          <table:table-cell office:value-type="float" office:value="1.79312134">
            <text:p>1,79</text:p>
          </table:table-cell>
          <table:table-cell office:value-type="float" office:value="10.89937878">
            <text:p>10,9</text:p>
          </table:table-cell>
          <table:table-cell office:value-type="float" office:value="24">
            <text:p>24</text:p>
          </table:table-cell>
          <table:table-cell office:value-type="float" office:value="73.8199234">
            <text:p>73,8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93476868">
            <text:p>73,93</text:p>
          </table:table-cell>
          <table:table-cell table:formula="oooc:=[4530_6090_111V10P100.C52] - [pgach6090.C52] - ['pgach6090V10P  0'.C52] +['pgach6090V 0P  0'.C52]" office:value-type="float" office:value="0.02336826">
            <text:p>0,02</text:p>
          </table:table-cell>
          <table:table-cell table:formula="oooc:=[4530_6090_111V10P100.D52] - [pgach6090.D52] - ['pgach6090V10P  0'.D52] +['pgach6090V 0P  0'.D52]" office:value-type="float" office:value="-0.00266154">
            <text:p>0</text:p>
          </table:table-cell>
          <table:table-cell table:formula="oooc:=[4530_6090_111V10P100.E52] - [pgach6090.E52] - ['pgach6090V10P  0'.E52] +['pgach6090V 0P  0'.E52]" office:value-type="float" office:value="0.70775361">
            <text:p>0,71</text:p>
          </table:table-cell>
          <table:table-cell table:formula="oooc:=[4530_6090_111V10P100.F52] - [pgach6090.F52] - ['pgach6090V10P  0'.F52] +['pgach6090V 0P  0'.F52]" office:value-type="float" office:value="-0.08263844">
            <text:p>-0,08</text:p>
          </table:table-cell>
          <table:table-cell table:formula="oooc:=[4530_6090_111V10P100.G52] - [pgach6090.G52] - ['pgach6090V10P  0'.G52] +['pgach6090V 0P  0'.G52]" office:value-type="float" office:value="-0.10146055">
            <text:p>-0,1</text:p>
          </table:table-cell>
          <table:table-cell office:value-type="float" office:value="0.10417424">
            <text:p>0,1</text:p>
          </table:table-cell>
          <table:table-cell office:value-type="float" office:value="3.24891281">
            <text:p>3,25</text:p>
          </table:table-cell>
          <table:table-cell office:value-type="float" office:value="9705.3125">
            <text:p>9705,31</text:p>
          </table:table-cell>
          <table:table-cell office:value-type="float" office:value="1.79844356">
            <text:p>1,8</text:p>
          </table:table-cell>
          <table:table-cell office:value-type="float" office:value="10.89838314">
            <text:p>10,9</text:p>
          </table:table-cell>
          <table:table-cell office:value-type="float" office:value="25">
            <text:p>25</text:p>
          </table:table-cell>
          <table:table-cell office:value-type="float" office:value="73.93476868">
            <text:p>73,9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73378754">
            <text:p>73,73</text:p>
          </table:table-cell>
          <table:table-cell table:formula="oooc:=[4530_6090_111V10P100.C53] - [pgach6090.C53] - ['pgach6090V10P  0'.C53] +['pgach6090V 0P  0'.C53]" office:value-type="float" office:value="0.03783548">
            <text:p>0,04</text:p>
          </table:table-cell>
          <table:table-cell table:formula="oooc:=[4530_6090_111V10P100.D53] - [pgach6090.D53] - ['pgach6090V10P  0'.D53] +['pgach6090V 0P  0'.D53]" office:value-type="float" office:value="-0.00667707000000001">
            <text:p>-0,01</text:p>
          </table:table-cell>
          <table:table-cell table:formula="oooc:=[4530_6090_111V10P100.E53] - [pgach6090.E53] - ['pgach6090V10P  0'.E53] +['pgach6090V 0P  0'.E53]" office:value-type="float" office:value="0.69726769">
            <text:p>0,7</text:p>
          </table:table-cell>
          <table:table-cell table:formula="oooc:=[4530_6090_111V10P100.F53] - [pgach6090.F53] - ['pgach6090V10P  0'.F53] +['pgach6090V 0P  0'.F53]" office:value-type="float" office:value="-0.06539065">
            <text:p>-0,07</text:p>
          </table:table-cell>
          <table:table-cell table:formula="oooc:=[4530_6090_111V10P100.G53] - [pgach6090.G53] - ['pgach6090V10P  0'.G53] +['pgach6090V 0P  0'.G53]" office:value-type="float" office:value="-0.11725086">
            <text:p>-0,12</text:p>
          </table:table-cell>
          <table:table-cell office:value-type="float" office:value="0.11098435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9625.1171875">
            <text:p>9625,12</text:p>
          </table:table-cell>
          <table:table-cell office:value-type="float" office:value="1.80067134">
            <text:p>1,8</text:p>
          </table:table-cell>
          <table:table-cell office:value-type="float" office:value="10.89981842">
            <text:p>10,9</text:p>
          </table:table-cell>
          <table:table-cell office:value-type="float" office:value="26">
            <text:p>26</text:p>
          </table:table-cell>
          <table:table-cell office:value-type="float" office:value="73.73378754">
            <text:p>73,7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42480469">
            <text:p>73,42</text:p>
          </table:table-cell>
          <table:table-cell table:formula="oooc:=[4530_6090_111V10P100.C54] - [pgach6090.C54] - ['pgach6090V10P  0'.C54] +['pgach6090V 0P  0'.C54]" office:value-type="float" office:value="0.0545594">
            <text:p>0,05</text:p>
          </table:table-cell>
          <table:table-cell table:formula="oooc:=[4530_6090_111V10P100.D54] - [pgach6090.D54] - ['pgach6090V10P  0'.D54] +['pgach6090V 0P  0'.D54]" office:value-type="float" office:value="-0.01505928">
            <text:p>-0,02</text:p>
          </table:table-cell>
          <table:table-cell table:formula="oooc:=[4530_6090_111V10P100.E54] - [pgach6090.E54] - ['pgach6090V10P  0'.E54] +['pgach6090V 0P  0'.E54]" office:value-type="float" office:value="0.65558964">
            <text:p>0,66</text:p>
          </table:table-cell>
          <table:table-cell table:formula="oooc:=[4530_6090_111V10P100.F54] - [pgach6090.F54] - ['pgach6090V10P  0'.F54] +['pgach6090V 0P  0'.F54]" office:value-type="float" office:value="-0.01365705">
            <text:p>-0,01</text:p>
          </table:table-cell>
          <table:table-cell table:formula="oooc:=[4530_6090_111V10P100.G54] - [pgach6090.G54] - ['pgach6090V10P  0'.G54] +['pgach6090V 0P  0'.G54]" office:value-type="float" office:value="-0.1033327">
            <text:p>-0,1</text:p>
          </table:table-cell>
          <table:table-cell office:value-type="float" office:value="0.11769637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9553.61328125">
            <text:p>9553,61</text:p>
          </table:table-cell>
          <table:table-cell office:value-type="float" office:value="1.81048584">
            <text:p>1,81</text:p>
          </table:table-cell>
          <table:table-cell office:value-type="float" office:value="10.89662552">
            <text:p>10,9</text:p>
          </table:table-cell>
          <table:table-cell office:value-type="float" office:value="27">
            <text:p>27</text:p>
          </table:table-cell>
          <table:table-cell office:value-type="float" office:value="73.42480469">
            <text:p>73,4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61415863">
            <text:p>73,61</text:p>
          </table:table-cell>
          <table:table-cell table:formula="oooc:=[4530_6090_111V10P100.C55] - [pgach6090.C55] - ['pgach6090V10P  0'.C55] +['pgach6090V 0P  0'.C55]" office:value-type="float" office:value="0.06350223">
            <text:p>0,06</text:p>
          </table:table-cell>
          <table:table-cell table:formula="oooc:=[4530_6090_111V10P100.D55] - [pgach6090.D55] - ['pgach6090V10P  0'.D55] +['pgach6090V 0P  0'.D55]" office:value-type="float" office:value="-0.01510037">
            <text:p>-0,02</text:p>
          </table:table-cell>
          <table:table-cell table:formula="oooc:=[4530_6090_111V10P100.E55] - [pgach6090.E55] - ['pgach6090V10P  0'.E55] +['pgach6090V 0P  0'.E55]" office:value-type="float" office:value="0.69149538">
            <text:p>0,69</text:p>
          </table:table-cell>
          <table:table-cell table:formula="oooc:=[4530_6090_111V10P100.F55] - [pgach6090.F55] - ['pgach6090V10P  0'.F55] +['pgach6090V 0P  0'.F55]" office:value-type="float" office:value="-0.04135056">
            <text:p>-0,04</text:p>
          </table:table-cell>
          <table:table-cell table:formula="oooc:=[4530_6090_111V10P100.G55] - [pgach6090.G55] - ['pgach6090V10P  0'.G55] +['pgach6090V 0P  0'.G55]" office:value-type="float" office:value="-0.10700691">
            <text:p>-0,11</text:p>
          </table:table-cell>
          <table:table-cell office:value-type="float" office:value="0.12460191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9472.6171875">
            <text:p>9472,62</text:p>
          </table:table-cell>
          <table:table-cell office:value-type="float" office:value="1.81921995">
            <text:p>1,82</text:p>
          </table:table-cell>
          <table:table-cell office:value-type="float" office:value="10.89576054">
            <text:p>10,9</text:p>
          </table:table-cell>
          <table:table-cell office:value-type="float" office:value="28">
            <text:p>28</text:p>
          </table:table-cell>
          <table:table-cell office:value-type="float" office:value="73.61415863">
            <text:p>73,6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5628891">
            <text:p>73,56</text:p>
          </table:table-cell>
          <table:table-cell table:formula="oooc:=[4530_6090_111V10P100.C56] - [pgach6090.C56] - ['pgach6090V10P  0'.C56] +['pgach6090V 0P  0'.C56]" office:value-type="float" office:value="0.07487926">
            <text:p>0,07</text:p>
          </table:table-cell>
          <table:table-cell table:formula="oooc:=[4530_6090_111V10P100.D56] - [pgach6090.D56] - ['pgach6090V10P  0'.D56] +['pgach6090V 0P  0'.D56]" office:value-type="float" office:value="-0.01683696">
            <text:p>-0,02</text:p>
          </table:table-cell>
          <table:table-cell table:formula="oooc:=[4530_6090_111V10P100.E56] - [pgach6090.E56] - ['pgach6090V10P  0'.E56] +['pgach6090V 0P  0'.E56]" office:value-type="float" office:value="0.71972686">
            <text:p>0,72</text:p>
          </table:table-cell>
          <table:table-cell table:formula="oooc:=[4530_6090_111V10P100.F56] - [pgach6090.F56] - ['pgach6090V10P  0'.F56] +['pgach6090V 0P  0'.F56]" office:value-type="float" office:value="-0.07056758">
            <text:p>-0,07</text:p>
          </table:table-cell>
          <table:table-cell table:formula="oooc:=[4530_6090_111V10P100.G56] - [pgach6090.G56] - ['pgach6090V10P  0'.G56] +['pgach6090V 0P  0'.G56]" office:value-type="float" office:value="-0.13269942">
            <text:p>-0,13</text:p>
          </table:table-cell>
          <table:table-cell office:value-type="float" office:value="0.1318123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9413.49609375">
            <text:p>9413,5</text:p>
          </table:table-cell>
          <table:table-cell office:value-type="float" office:value="1.8253113">
            <text:p>1,83</text:p>
          </table:table-cell>
          <table:table-cell office:value-type="float" office:value="10.89552689">
            <text:p>10,9</text:p>
          </table:table-cell>
          <table:table-cell office:value-type="float" office:value="29">
            <text:p>29</text:p>
          </table:table-cell>
          <table:table-cell office:value-type="float" office:value="73.5628891">
            <text:p>73,5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4453125">
            <text:p>73,45</text:p>
          </table:table-cell>
          <table:table-cell table:formula="oooc:=[4530_6090_111V10P100.C57] - [pgach6090.C57] - ['pgach6090V10P  0'.C57] +['pgach6090V 0P  0'.C57]" office:value-type="float" office:value="0.08639487">
            <text:p>0,09</text:p>
          </table:table-cell>
          <table:table-cell table:formula="oooc:=[4530_6090_111V10P100.D57] - [pgach6090.D57] - ['pgach6090V10P  0'.D57] +['pgach6090V 0P  0'.D57]" office:value-type="float" office:value="-0.01899467">
            <text:p>-0,02</text:p>
          </table:table-cell>
          <table:table-cell table:formula="oooc:=[4530_6090_111V10P100.E57] - [pgach6090.E57] - ['pgach6090V10P  0'.E57] +['pgach6090V 0P  0'.E57]" office:value-type="float" office:value="0.73737144">
            <text:p>0,74</text:p>
          </table:table-cell>
          <table:table-cell table:formula="oooc:=[4530_6090_111V10P100.F57] - [pgach6090.F57] - ['pgach6090V10P  0'.F57] +['pgach6090V 0P  0'.F57]" office:value-type="float" office:value="-0.08577971">
            <text:p>-0,09</text:p>
          </table:table-cell>
          <table:table-cell table:formula="oooc:=[4530_6090_111V10P100.G57] - [pgach6090.G57] - ['pgach6090V10P  0'.G57] +['pgach6090V 0P  0'.G57]" office:value-type="float" office:value="-0.10240643">
            <text:p>-0,1</text:p>
          </table:table-cell>
          <table:table-cell office:value-type="float" office:value="0.13861446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9373.75">
            <text:p>9373,75</text:p>
          </table:table-cell>
          <table:table-cell office:value-type="float" office:value="1.83720696">
            <text:p>1,84</text:p>
          </table:table-cell>
          <table:table-cell office:value-type="float" office:value="10.89413452">
            <text:p>10,89</text:p>
          </table:table-cell>
          <table:table-cell office:value-type="float" office:value="30">
            <text:p>30</text:p>
          </table:table-cell>
          <table:table-cell office:value-type="float" office:value="73.4453125">
            <text:p>73,45</text:p>
          </table:table-cell>
          <table:table-cell office:value-type="float" office:value="5.12249756">
            <text:p>5,12</text:p>
          </table:table-cell>
        </table:table-row>
      </table:table>
      <table:table table:name="4530_6090_111V1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2:00:5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6090-111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5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6747894">
            <text:p>75,77</text:p>
          </table:table-cell>
          <table:table-cell office:value-type="float" office:value="-0.12737197">
            <text:p>-0,13</text:p>
          </table:table-cell>
          <table:table-cell office:value-type="float" office:value="-0.03052377">
            <text:p>-0,03</text:p>
          </table:table-cell>
          <table:table-cell office:value-type="float" office:value="0.29956377">
            <text:p>0,3</text:p>
          </table:table-cell>
          <table:table-cell office:value-type="float" office:value="-0.10836913">
            <text:p>-0,11</text:p>
          </table:table-cell>
          <table:table-cell office:value-type="float" office:value="-0.17728774">
            <text:p>-0,18</text:p>
          </table:table-cell>
          <table:table-cell office:value-type="float" office:value="-0.12321285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1040.859375">
            <text:p>11040,86</text:p>
          </table:table-cell>
          <table:table-cell office:value-type="float" office:value="1.68339837">
            <text:p>1,68</text:p>
          </table:table-cell>
          <table:table-cell office:value-type="float" office:value="10.9172945">
            <text:p>10,92</text:p>
          </table:table-cell>
          <table:table-cell office:value-type="float" office:value="-5">
            <text:p>-5</text:p>
          </table:table-cell>
          <table:table-cell office:value-type="float" office:value="75.76747894">
            <text:p>75,7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72877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42568207">
            <text:p>75,43</text:p>
          </table:table-cell>
          <table:table-cell office:value-type="float" office:value="-0.11957657">
            <text:p>-0,12</text:p>
          </table:table-cell>
          <table:table-cell office:value-type="float" office:value="-0.03290303">
            <text:p>-0,03</text:p>
          </table:table-cell>
          <table:table-cell office:value-type="float" office:value="0.30111527">
            <text:p>0,3</text:p>
          </table:table-cell>
          <table:table-cell office:value-type="float" office:value="-0.1016809">
            <text:p>-0,1</text:p>
          </table:table-cell>
          <table:table-cell office:value-type="float" office:value="-0.17918378">
            <text:p>-0,18</text:p>
          </table:table-cell>
          <table:table-cell office:value-type="float" office:value="-0.11555446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994.3359375">
            <text:p>10994,34</text:p>
          </table:table-cell>
          <table:table-cell office:value-type="float" office:value="1.68976438">
            <text:p>1,69</text:p>
          </table:table-cell>
          <table:table-cell office:value-type="float" office:value="10.91580009">
            <text:p>10,92</text:p>
          </table:table-cell>
          <table:table-cell office:value-type="float" office:value="-4">
            <text:p>-4</text:p>
          </table:table-cell>
          <table:table-cell office:value-type="float" office:value="75.42568207">
            <text:p>75,4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918378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68066406">
            <text:p>75,68</text:p>
          </table:table-cell>
          <table:table-cell office:value-type="float" office:value="-0.11010137">
            <text:p>-0,11</text:p>
          </table:table-cell>
          <table:table-cell office:value-type="float" office:value="-0.03227057">
            <text:p>-0,03</text:p>
          </table:table-cell>
          <table:table-cell office:value-type="float" office:value="0.30525425">
            <text:p>0,31</text:p>
          </table:table-cell>
          <table:table-cell office:value-type="float" office:value="-0.0961065">
            <text:p>-0,1</text:p>
          </table:table-cell>
          <table:table-cell office:value-type="float" office:value="-0.18099433">
            <text:p>-0,18</text:p>
          </table:table-cell>
          <table:table-cell office:value-type="float" office:value="-0.10757267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966.81640625">
            <text:p>10966,82</text:p>
          </table:table-cell>
          <table:table-cell office:value-type="float" office:value="1.69317019">
            <text:p>1,69</text:p>
          </table:table-cell>
          <table:table-cell office:value-type="float" office:value="10.91601944">
            <text:p>10,92</text:p>
          </table:table-cell>
          <table:table-cell office:value-type="float" office:value="-3">
            <text:p>-3</text:p>
          </table:table-cell>
          <table:table-cell office:value-type="float" office:value="75.68066406">
            <text:p>75,6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099433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.32871246">
            <text:p>76,33</text:p>
          </table:table-cell>
          <table:table-cell office:value-type="float" office:value="-0.10046523">
            <text:p>-0,1</text:p>
          </table:table-cell>
          <table:table-cell office:value-type="float" office:value="-0.03540777">
            <text:p>-0,04</text:p>
          </table:table-cell>
          <table:table-cell office:value-type="float" office:value="0.3073869">
            <text:p>0,31</text:p>
          </table:table-cell>
          <table:table-cell office:value-type="float" office:value="-0.08342941">
            <text:p>-0,08</text:p>
          </table:table-cell>
          <table:table-cell office:value-type="float" office:value="-0.18682329">
            <text:p>-0,19</text:p>
          </table:table-cell>
          <table:table-cell office:value-type="float" office:value="-0.0996969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914.4921875">
            <text:p>10914,49</text:p>
          </table:table-cell>
          <table:table-cell office:value-type="float" office:value="1.69415891">
            <text:p>1,69</text:p>
          </table:table-cell>
          <table:table-cell office:value-type="float" office:value="10.91703033">
            <text:p>10,92</text:p>
          </table:table-cell>
          <table:table-cell office:value-type="float" office:value="-2">
            <text:p>-2</text:p>
          </table:table-cell>
          <table:table-cell office:value-type="float" office:value="76.32871246">
            <text:p>76,3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682329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6249847">
            <text:p>75,16</text:p>
          </table:table-cell>
          <table:table-cell office:value-type="float" office:value="-0.09334878">
            <text:p>-0,09</text:p>
          </table:table-cell>
          <table:table-cell office:value-type="float" office:value="-0.03555334">
            <text:p>-0,04</text:p>
          </table:table-cell>
          <table:table-cell office:value-type="float" office:value="0.31288031">
            <text:p>0,31</text:p>
          </table:table-cell>
          <table:table-cell office:value-type="float" office:value="-0.07553408">
            <text:p>-0,08</text:p>
          </table:table-cell>
          <table:table-cell office:value-type="float" office:value="-0.19489029">
            <text:p>-0,19</text:p>
          </table:table-cell>
          <table:table-cell office:value-type="float" office:value="-0.091834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877.65625">
            <text:p>10877,66</text:p>
          </table:table-cell>
          <table:table-cell office:value-type="float" office:value="1.69698489">
            <text:p>1,7</text:p>
          </table:table-cell>
          <table:table-cell office:value-type="float" office:value="10.91566849">
            <text:p>10,92</text:p>
          </table:table-cell>
          <table:table-cell office:value-type="float" office:value="-1">
            <text:p>-1</text:p>
          </table:table-cell>
          <table:table-cell office:value-type="float" office:value="75.16249847">
            <text:p>75,1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489029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7141571">
            <text:p>75,71</text:p>
          </table:table-cell>
          <table:table-cell office:value-type="float" office:value="-0.08428096">
            <text:p>-0,08</text:p>
          </table:table-cell>
          <table:table-cell office:value-type="float" office:value="-0.0346448">
            <text:p>-0,03</text:p>
          </table:table-cell>
          <table:table-cell office:value-type="float" office:value="0.31838378">
            <text:p>0,32</text:p>
          </table:table-cell>
          <table:table-cell office:value-type="float" office:value="-0.07053474">
            <text:p>-0,07</text:p>
          </table:table-cell>
          <table:table-cell office:value-type="float" office:value="-0.1972792">
            <text:p>-0,2</text:p>
          </table:table-cell>
          <table:table-cell office:value-type="float" office:value="-0.08386851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844.4140625">
            <text:p>10844,41</text:p>
          </table:table-cell>
          <table:table-cell office:value-type="float" office:value="1.69911492">
            <text:p>1,7</text:p>
          </table:table-cell>
          <table:table-cell office:value-type="float" office:value="10.91563892">
            <text:p>10,92</text:p>
          </table:table-cell>
          <table:table-cell office:value-type="float" office:value="0">
            <text:p>0</text:p>
          </table:table-cell>
          <table:table-cell office:value-type="float" office:value="75.7141571">
            <text:p>75,7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72792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207016">
            <text:p>74,82</text:p>
          </table:table-cell>
          <table:table-cell office:value-type="float" office:value="-0.07536402">
            <text:p>-0,08</text:p>
          </table:table-cell>
          <table:table-cell office:value-type="float" office:value="-0.03561859">
            <text:p>-0,04</text:p>
          </table:table-cell>
          <table:table-cell office:value-type="float" office:value="0.32192138">
            <text:p>0,32</text:p>
          </table:table-cell>
          <table:table-cell office:value-type="float" office:value="-0.06359783">
            <text:p>-0,06</text:p>
          </table:table-cell>
          <table:table-cell office:value-type="float" office:value="-0.20281646">
            <text:p>-0,2</text:p>
          </table:table-cell>
          <table:table-cell office:value-type="float" office:value="-0.0761199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804.84375">
            <text:p>10804,84</text:p>
          </table:table-cell>
          <table:table-cell office:value-type="float" office:value="1.70261228">
            <text:p>1,7</text:p>
          </table:table-cell>
          <table:table-cell office:value-type="float" office:value="10.91506767">
            <text:p>10,92</text:p>
          </table:table-cell>
          <table:table-cell office:value-type="float" office:value="1">
            <text:p>1</text:p>
          </table:table-cell>
          <table:table-cell office:value-type="float" office:value="74.8207016">
            <text:p>74,8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28164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54667664">
            <text:p>75,55</text:p>
          </table:table-cell>
          <table:table-cell office:value-type="float" office:value="-0.07262305">
            <text:p>-0,07</text:p>
          </table:table-cell>
          <table:table-cell office:value-type="float" office:value="-0.02803408">
            <text:p>-0,03</text:p>
          </table:table-cell>
          <table:table-cell office:value-type="float" office:value="0.33839142">
            <text:p>0,34</text:p>
          </table:table-cell>
          <table:table-cell office:value-type="float" office:value="-0.06746779">
            <text:p>-0,07</text:p>
          </table:table-cell>
          <table:table-cell office:value-type="float" office:value="-0.19877793">
            <text:p>-0,2</text:p>
          </table:table-cell>
          <table:table-cell office:value-type="float" office:value="-0.06848016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767.20703125">
            <text:p>10767,21</text:p>
          </table:table-cell>
          <table:table-cell office:value-type="float" office:value="1.70553589">
            <text:p>1,71</text:p>
          </table:table-cell>
          <table:table-cell office:value-type="float" office:value="10.9145546">
            <text:p>10,91</text:p>
          </table:table-cell>
          <table:table-cell office:value-type="float" office:value="2">
            <text:p>2</text:p>
          </table:table-cell>
          <table:table-cell office:value-type="float" office:value="75.54667664">
            <text:p>75,5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87779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95058441">
            <text:p>74,95</text:p>
          </table:table-cell>
          <table:table-cell office:value-type="float" office:value="-0.06449571">
            <text:p>-0,06</text:p>
          </table:table-cell>
          <table:table-cell office:value-type="float" office:value="-0.02638768">
            <text:p>-0,03</text:p>
          </table:table-cell>
          <table:table-cell office:value-type="float" office:value="0.34145397">
            <text:p>0,34</text:p>
          </table:table-cell>
          <table:table-cell office:value-type="float" office:value="-0.06060859">
            <text:p>-0,06</text:p>
          </table:table-cell>
          <table:table-cell office:value-type="float" office:value="-0.20502432">
            <text:p>-0,21</text:p>
          </table:table-cell>
          <table:table-cell office:value-type="float" office:value="-0.06077935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728.10546875">
            <text:p>10728,11</text:p>
          </table:table-cell>
          <table:table-cell office:value-type="float" office:value="1.7108947">
            <text:p>1,71</text:p>
          </table:table-cell>
          <table:table-cell office:value-type="float" office:value="10.913661">
            <text:p>10,91</text:p>
          </table:table-cell>
          <table:table-cell office:value-type="float" office:value="3">
            <text:p>3</text:p>
          </table:table-cell>
          <table:table-cell office:value-type="float" office:value="74.95058441">
            <text:p>74,9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502432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00390625">
            <text:p>75</text:p>
          </table:table-cell>
          <table:table-cell office:value-type="float" office:value="-0.05636836">
            <text:p>-0,06</text:p>
          </table:table-cell>
          <table:table-cell office:value-type="float" office:value="-0.0240285">
            <text:p>-0,02</text:p>
          </table:table-cell>
          <table:table-cell office:value-type="float" office:value="0.35053551">
            <text:p>0,35</text:p>
          </table:table-cell>
          <table:table-cell office:value-type="float" office:value="-0.05557816">
            <text:p>-0,06</text:p>
          </table:table-cell>
          <table:table-cell office:value-type="float" office:value="-0.21393622">
            <text:p>-0,21</text:p>
          </table:table-cell>
          <table:table-cell office:value-type="float" office:value="-0.05305734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713.828125">
            <text:p>10713,83</text:p>
          </table:table-cell>
          <table:table-cell office:value-type="float" office:value="1.71612549">
            <text:p>1,72</text:p>
          </table:table-cell>
          <table:table-cell office:value-type="float" office:value="10.91361713">
            <text:p>10,91</text:p>
          </table:table-cell>
          <table:table-cell office:value-type="float" office:value="4">
            <text:p>4</text:p>
          </table:table-cell>
          <table:table-cell office:value-type="float" office:value="75.00390625">
            <text:p>7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393622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1806488">
            <text:p>75,12</text:p>
          </table:table-cell>
          <table:table-cell office:value-type="float" office:value="-0.05076069">
            <text:p>-0,05</text:p>
          </table:table-cell>
          <table:table-cell office:value-type="float" office:value="-0.0212025">
            <text:p>-0,02</text:p>
          </table:table-cell>
          <table:table-cell office:value-type="float" office:value="0.36300805">
            <text:p>0,36</text:p>
          </table:table-cell>
          <table:table-cell office:value-type="float" office:value="-0.0529153">
            <text:p>-0,05</text:p>
          </table:table-cell>
          <table:table-cell office:value-type="float" office:value="-0.2003521">
            <text:p>-0,2</text:p>
          </table:table-cell>
          <table:table-cell office:value-type="float" office:value="-0.04526906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673.7890625">
            <text:p>10673,79</text:p>
          </table:table-cell>
          <table:table-cell office:value-type="float" office:value="1.71949458">
            <text:p>1,72</text:p>
          </table:table-cell>
          <table:table-cell office:value-type="float" office:value="10.91275311">
            <text:p>10,91</text:p>
          </table:table-cell>
          <table:table-cell office:value-type="float" office:value="5">
            <text:p>5</text:p>
          </table:table-cell>
          <table:table-cell office:value-type="float" office:value="75.11806488">
            <text:p>75,1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0352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1139679">
            <text:p>75,11</text:p>
          </table:table-cell>
          <table:table-cell office:value-type="float" office:value="-0.03487314">
            <text:p>-0,03</text:p>
          </table:table-cell>
          <table:table-cell office:value-type="float" office:value="-0.02031404">
            <text:p>-0,02</text:p>
          </table:table-cell>
          <table:table-cell office:value-type="float" office:value="0.35226893">
            <text:p>0,35</text:p>
          </table:table-cell>
          <table:table-cell office:value-type="float" office:value="-0.04551731">
            <text:p>-0,05</text:p>
          </table:table-cell>
          <table:table-cell office:value-type="float" office:value="-0.21572666">
            <text:p>-0,22</text:p>
          </table:table-cell>
          <table:table-cell office:value-type="float" office:value="-0.03727666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620.64453125">
            <text:p>10620,64</text:p>
          </table:table-cell>
          <table:table-cell office:value-type="float" office:value="1.720227">
            <text:p>1,72</text:p>
          </table:table-cell>
          <table:table-cell office:value-type="float" office:value="10.91229916">
            <text:p>10,91</text:p>
          </table:table-cell>
          <table:table-cell office:value-type="float" office:value="6">
            <text:p>6</text:p>
          </table:table-cell>
          <table:table-cell office:value-type="float" office:value="75.1139679">
            <text:p>75,1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572666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26982117">
            <text:p>75,27</text:p>
          </table:table-cell>
          <table:table-cell office:value-type="float" office:value="-0.02606182">
            <text:p>-0,03</text:p>
          </table:table-cell>
          <table:table-cell office:value-type="float" office:value="-0.01861744">
            <text:p>-0,02</text:p>
          </table:table-cell>
          <table:table-cell office:value-type="float" office:value="0.35702953">
            <text:p>0,36</text:p>
          </table:table-cell>
          <table:table-cell office:value-type="float" office:value="-0.03826438">
            <text:p>-0,04</text:p>
          </table:table-cell>
          <table:table-cell office:value-type="float" office:value="-0.2047829">
            <text:p>-0,2</text:p>
          </table:table-cell>
          <table:table-cell office:value-type="float" office:value="-0.02944861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587.890625">
            <text:p>10587,89</text:p>
          </table:table-cell>
          <table:table-cell office:value-type="float" office:value="1.72286987">
            <text:p>1,72</text:p>
          </table:table-cell>
          <table:table-cell office:value-type="float" office:value="10.9103651">
            <text:p>10,91</text:p>
          </table:table-cell>
          <table:table-cell office:value-type="float" office:value="7">
            <text:p>7</text:p>
          </table:table-cell>
          <table:table-cell office:value-type="float" office:value="75.26982117">
            <text:p>75,2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47829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8906097">
            <text:p>74,89</text:p>
          </table:table-cell>
          <table:table-cell office:value-type="float" office:value="-0.01777354">
            <text:p>-0,02</text:p>
          </table:table-cell>
          <table:table-cell office:value-type="float" office:value="-0.01573121">
            <text:p>-0,02</text:p>
          </table:table-cell>
          <table:table-cell office:value-type="float" office:value="0.36400363">
            <text:p>0,36</text:p>
          </table:table-cell>
          <table:table-cell office:value-type="float" office:value="-0.03894305">
            <text:p>-0,04</text:p>
          </table:table-cell>
          <table:table-cell office:value-type="float" office:value="-0.19912998">
            <text:p>-0,2</text:p>
          </table:table-cell>
          <table:table-cell office:value-type="float" office:value="-0.0220288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555.64453125">
            <text:p>10555,64</text:p>
          </table:table-cell>
          <table:table-cell office:value-type="float" office:value="1.72861934">
            <text:p>1,73</text:p>
          </table:table-cell>
          <table:table-cell office:value-type="float" office:value="10.90919399">
            <text:p>10,91</text:p>
          </table:table-cell>
          <table:table-cell office:value-type="float" office:value="8">
            <text:p>8</text:p>
          </table:table-cell>
          <table:table-cell office:value-type="float" office:value="74.88906097">
            <text:p>74,8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912998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5556793">
            <text:p>74,86</text:p>
          </table:table-cell>
          <table:table-cell office:value-type="float" office:value="-0.00495386">
            <text:p>0</text:p>
          </table:table-cell>
          <table:table-cell office:value-type="float" office:value="-0.01635363">
            <text:p>-0,02</text:p>
          </table:table-cell>
          <table:table-cell office:value-type="float" office:value="0.35468459">
            <text:p>0,35</text:p>
          </table:table-cell>
          <table:table-cell office:value-type="float" office:value="-0.02595513">
            <text:p>-0,03</text:p>
          </table:table-cell>
          <table:table-cell office:value-type="float" office:value="-0.20008051">
            <text:p>-0,2</text:p>
          </table:table-cell>
          <table:table-cell office:value-type="float" office:value="-0.01424582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84.82421875">
            <text:p>10484,82</text:p>
          </table:table-cell>
          <table:table-cell office:value-type="float" office:value="1.73470461">
            <text:p>1,73</text:p>
          </table:table-cell>
          <table:table-cell office:value-type="float" office:value="10.90951538">
            <text:p>10,91</text:p>
          </table:table-cell>
          <table:table-cell office:value-type="float" office:value="9">
            <text:p>9</text:p>
          </table:table-cell>
          <table:table-cell office:value-type="float" office:value="74.85556793">
            <text:p>74,8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00805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99033356">
            <text:p>75,99</text:p>
          </table:table-cell>
          <table:table-cell office:value-type="float" office:value="0.00501924">
            <text:p>0,01</text:p>
          </table:table-cell>
          <table:table-cell office:value-type="float" office:value="-0.01412496">
            <text:p>-0,01</text:p>
          </table:table-cell>
          <table:table-cell office:value-type="float" office:value="0.35538706">
            <text:p>0,36</text:p>
          </table:table-cell>
          <table:table-cell office:value-type="float" office:value="-0.02143241">
            <text:p>-0,02</text:p>
          </table:table-cell>
          <table:table-cell office:value-type="float" office:value="-0.1970378">
            <text:p>-0,2</text:p>
          </table:table-cell>
          <table:table-cell office:value-type="float" office:value="-0.00652646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58.0859375">
            <text:p>10458,09</text:p>
          </table:table-cell>
          <table:table-cell office:value-type="float" office:value="1.73966062">
            <text:p>1,74</text:p>
          </table:table-cell>
          <table:table-cell office:value-type="float" office:value="10.90872478">
            <text:p>10,91</text:p>
          </table:table-cell>
          <table:table-cell office:value-type="float" office:value="10">
            <text:p>10</text:p>
          </table:table-cell>
          <table:table-cell office:value-type="float" office:value="75.99033356">
            <text:p>75,9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70378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83095551">
            <text:p>74,83</text:p>
          </table:table-cell>
          <table:table-cell office:value-type="float" office:value="0.01796465">
            <text:p>0,02</text:p>
          </table:table-cell>
          <table:table-cell office:value-type="float" office:value="-0.01547521">
            <text:p>-0,02</text:p>
          </table:table-cell>
          <table:table-cell office:value-type="float" office:value="0.3474578">
            <text:p>0,35</text:p>
          </table:table-cell>
          <table:table-cell office:value-type="float" office:value="-0.00590596">
            <text:p>-0,01</text:p>
          </table:table-cell>
          <table:table-cell office:value-type="float" office:value="-0.19711827">
            <text:p>-0,2</text:p>
          </table:table-cell>
          <table:table-cell office:value-type="float" office:value="0.0012035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05.625">
            <text:p>10405,63</text:p>
          </table:table-cell>
          <table:table-cell office:value-type="float" office:value="1.74736941">
            <text:p>1,75</text:p>
          </table:table-cell>
          <table:table-cell office:value-type="float" office:value="10.90742111">
            <text:p>10,91</text:p>
          </table:table-cell>
          <table:table-cell office:value-type="float" office:value="11">
            <text:p>11</text:p>
          </table:table-cell>
          <table:table-cell office:value-type="float" office:value="74.83095551">
            <text:p>74,8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71182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63954926">
            <text:p>74,64</text:p>
          </table:table-cell>
          <table:table-cell office:value-type="float" office:value="0.02994946">
            <text:p>0,03</text:p>
          </table:table-cell>
          <table:table-cell office:value-type="float" office:value="-0.0156509">
            <text:p>-0,02</text:p>
          </table:table-cell>
          <table:table-cell office:value-type="float" office:value="0.34270224">
            <text:p>0,34</text:p>
          </table:table-cell>
          <table:table-cell office:value-type="float" office:value="0.00682812">
            <text:p>0,01</text:p>
          </table:table-cell>
          <table:table-cell office:value-type="float" office:value="-0.19416103">
            <text:p>-0,19</text:p>
          </table:table-cell>
          <table:table-cell office:value-type="float" office:value="0.00890695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355.21484375">
            <text:p>10355,21</text:p>
          </table:table-cell>
          <table:table-cell office:value-type="float" office:value="1.75009763">
            <text:p>1,75</text:p>
          </table:table-cell>
          <table:table-cell office:value-type="float" office:value="10.90812397">
            <text:p>10,91</text:p>
          </table:table-cell>
          <table:table-cell office:value-type="float" office:value="12">
            <text:p>12</text:p>
          </table:table-cell>
          <table:table-cell office:value-type="float" office:value="74.63954926">
            <text:p>74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41610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3359222">
            <text:p>74,53</text:p>
          </table:table-cell>
          <table:table-cell office:value-type="float" office:value="0.04180855">
            <text:p>0,04</text:p>
          </table:table-cell>
          <table:table-cell office:value-type="float" office:value="-0.01440605">
            <text:p>-0,01</text:p>
          </table:table-cell>
          <table:table-cell office:value-type="float" office:value="0.33246848">
            <text:p>0,33</text:p>
          </table:table-cell>
          <table:table-cell office:value-type="float" office:value="0.01789401">
            <text:p>0,02</text:p>
          </table:table-cell>
          <table:table-cell office:value-type="float" office:value="-0.1906707">
            <text:p>-0,19</text:p>
          </table:table-cell>
          <table:table-cell office:value-type="float" office:value="0.01648317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300.78125">
            <text:p>10300,78</text:p>
          </table:table-cell>
          <table:table-cell office:value-type="float" office:value="1.75709832">
            <text:p>1,76</text:p>
          </table:table-cell>
          <table:table-cell office:value-type="float" office:value="10.90605927">
            <text:p>10,91</text:p>
          </table:table-cell>
          <table:table-cell office:value-type="float" office:value="13">
            <text:p>13</text:p>
          </table:table-cell>
          <table:table-cell office:value-type="float" office:value="74.53359222">
            <text:p>74,5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06707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67304993">
            <text:p>74,67</text:p>
          </table:table-cell>
          <table:table-cell office:value-type="float" office:value="0.05168609">
            <text:p>0,05</text:p>
          </table:table-cell>
          <table:table-cell office:value-type="float" office:value="-0.01129394">
            <text:p>-0,01</text:p>
          </table:table-cell>
          <table:table-cell office:value-type="float" office:value="0.33098775">
            <text:p>0,33</text:p>
          </table:table-cell>
          <table:table-cell office:value-type="float" office:value="0.02185204">
            <text:p>0,02</text:p>
          </table:table-cell>
          <table:table-cell office:value-type="float" office:value="-0.18576211">
            <text:p>-0,19</text:p>
          </table:table-cell>
          <table:table-cell office:value-type="float" office:value="0.02408058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260.76171875">
            <text:p>10260,76</text:p>
          </table:table-cell>
          <table:table-cell office:value-type="float" office:value="1.75961304">
            <text:p>1,76</text:p>
          </table:table-cell>
          <table:table-cell office:value-type="float" office:value="10.90576553">
            <text:p>10,91</text:p>
          </table:table-cell>
          <table:table-cell office:value-type="float" office:value="14">
            <text:p>14</text:p>
          </table:table-cell>
          <table:table-cell office:value-type="float" office:value="74.67304993">
            <text:p>74,6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576211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.96572113">
            <text:p>75,97</text:p>
          </table:table-cell>
          <table:table-cell office:value-type="float" office:value="0.05909927">
            <text:p>0,06</text:p>
          </table:table-cell>
          <table:table-cell office:value-type="float" office:value="-0.00731848">
            <text:p>-0,01</text:p>
          </table:table-cell>
          <table:table-cell office:value-type="float" office:value="0.33193278">
            <text:p>0,33</text:p>
          </table:table-cell>
          <table:table-cell office:value-type="float" office:value="0.02258251">
            <text:p>0,02</text:p>
          </table:table-cell>
          <table:table-cell office:value-type="float" office:value="-0.17681499">
            <text:p>-0,18</text:p>
          </table:table-cell>
          <table:table-cell office:value-type="float" office:value="0.03136785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220.41015625">
            <text:p>10220,41</text:p>
          </table:table-cell>
          <table:table-cell office:value-type="float" office:value="1.76237786">
            <text:p>1,76</text:p>
          </table:table-cell>
          <table:table-cell office:value-type="float" office:value="10.9050045">
            <text:p>10,91</text:p>
          </table:table-cell>
          <table:table-cell office:value-type="float" office:value="15">
            <text:p>15</text:p>
          </table:table-cell>
          <table:table-cell office:value-type="float" office:value="75.96572113">
            <text:p>75,9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681499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8076477">
            <text:p>74,58</text:p>
          </table:table-cell>
          <table:table-cell office:value-type="float" office:value="0.06988208">
            <text:p>0,07</text:p>
          </table:table-cell>
          <table:table-cell office:value-type="float" office:value="-0.00590799">
            <text:p>-0,01</text:p>
          </table:table-cell>
          <table:table-cell office:value-type="float" office:value="0.32675272">
            <text:p>0,33</text:p>
          </table:table-cell>
          <table:table-cell office:value-type="float" office:value="0.02576344">
            <text:p>0,03</text:p>
          </table:table-cell>
          <table:table-cell office:value-type="float" office:value="-0.16491064">
            <text:p>-0,16</text:p>
          </table:table-cell>
          <table:table-cell office:value-type="float" office:value="0.03895466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185.17578125">
            <text:p>10185,18</text:p>
          </table:table-cell>
          <table:table-cell office:value-type="float" office:value="1.76296997">
            <text:p>1,76</text:p>
          </table:table-cell>
          <table:table-cell office:value-type="float" office:value="10.90446186">
            <text:p>10,9</text:p>
          </table:table-cell>
          <table:table-cell office:value-type="float" office:value="16">
            <text:p>16</text:p>
          </table:table-cell>
          <table:table-cell office:value-type="float" office:value="74.58076477">
            <text:p>74,5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6491064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2574234">
            <text:p>74,26</text:p>
          </table:table-cell>
          <table:table-cell office:value-type="float" office:value="0.07785352">
            <text:p>0,08</text:p>
          </table:table-cell>
          <table:table-cell office:value-type="float" office:value="-0.00438205">
            <text:p>0</text:p>
          </table:table-cell>
          <table:table-cell office:value-type="float" office:value="0.32333642">
            <text:p>0,32</text:p>
          </table:table-cell>
          <table:table-cell office:value-type="float" office:value="0.03551863">
            <text:p>0,04</text:p>
          </table:table-cell>
          <table:table-cell office:value-type="float" office:value="-0.15087891">
            <text:p>-0,15</text:p>
          </table:table-cell>
          <table:table-cell office:value-type="float" office:value="0.04634797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151.8359375">
            <text:p>10151,84</text:p>
          </table:table-cell>
          <table:table-cell office:value-type="float" office:value="1.76502073">
            <text:p>1,77</text:p>
          </table:table-cell>
          <table:table-cell office:value-type="float" office:value="10.90345097">
            <text:p>10,9</text:p>
          </table:table-cell>
          <table:table-cell office:value-type="float" office:value="17">
            <text:p>17</text:p>
          </table:table-cell>
          <table:table-cell office:value-type="float" office:value="74.2574234">
            <text:p>74,2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8789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34765625">
            <text:p>74,35</text:p>
          </table:table-cell>
          <table:table-cell office:value-type="float" office:value="0.08876709">
            <text:p>0,09</text:p>
          </table:table-cell>
          <table:table-cell office:value-type="float" office:value="-0.00137033">
            <text:p>0</text:p>
          </table:table-cell>
          <table:table-cell office:value-type="float" office:value="0.32066807">
            <text:p>0,32</text:p>
          </table:table-cell>
          <table:table-cell office:value-type="float" office:value="0.03941967">
            <text:p>0,04</text:p>
          </table:table-cell>
          <table:table-cell office:value-type="float" office:value="-0.14539194">
            <text:p>-0,15</text:p>
          </table:table-cell>
          <table:table-cell office:value-type="float" office:value="0.05409119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113.57421875">
            <text:p>10113,57</text:p>
          </table:table-cell>
          <table:table-cell office:value-type="float" office:value="1.7668457">
            <text:p>1,77</text:p>
          </table:table-cell>
          <table:table-cell office:value-type="float" office:value="10.90485764">
            <text:p>10,9</text:p>
          </table:table-cell>
          <table:table-cell office:value-type="float" office:value="18">
            <text:p>18</text:p>
          </table:table-cell>
          <table:table-cell office:value-type="float" office:value="74.34765625">
            <text:p>74,3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53919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59033203">
            <text:p>74,59</text:p>
          </table:table-cell>
          <table:table-cell office:value-type="float" office:value="0.09759351">
            <text:p>0,1</text:p>
          </table:table-cell>
          <table:table-cell office:value-type="float" office:value="0.00244953">
            <text:p>0</text:p>
          </table:table-cell>
          <table:table-cell office:value-type="float" office:value="0.3179239">
            <text:p>0,32</text:p>
          </table:table-cell>
          <table:table-cell office:value-type="float" office:value="0.04338288">
            <text:p>0,04</text:p>
          </table:table-cell>
          <table:table-cell office:value-type="float" office:value="-0.13782285">
            <text:p>-0,14</text:p>
          </table:table-cell>
          <table:table-cell office:value-type="float" office:value="0.06157992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062.51953125">
            <text:p>10062,52</text:p>
          </table:table-cell>
          <table:table-cell office:value-type="float" office:value="1.76544797">
            <text:p>1,77</text:p>
          </table:table-cell>
          <table:table-cell office:value-type="float" office:value="10.90351009">
            <text:p>10,9</text:p>
          </table:table-cell>
          <table:table-cell office:value-type="float" office:value="19">
            <text:p>19</text:p>
          </table:table-cell>
          <table:table-cell office:value-type="float" office:value="74.59033203">
            <text:p>74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78228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40370941">
            <text:p>74,4</text:p>
          </table:table-cell>
          <table:table-cell office:value-type="float" office:value="0.1070687">
            <text:p>0,11</text:p>
          </table:table-cell>
          <table:table-cell office:value-type="float" office:value="0.00434691">
            <text:p>0</text:p>
          </table:table-cell>
          <table:table-cell office:value-type="float" office:value="0.31568509">
            <text:p>0,32</text:p>
          </table:table-cell>
          <table:table-cell office:value-type="float" office:value="0.04462106">
            <text:p>0,04</text:p>
          </table:table-cell>
          <table:table-cell office:value-type="float" office:value="-0.12765864">
            <text:p>-0,13</text:p>
          </table:table-cell>
          <table:table-cell office:value-type="float" office:value="0.06883802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020.9375">
            <text:p>10020,94</text:p>
          </table:table-cell>
          <table:table-cell office:value-type="float" office:value="1.77186882">
            <text:p>1,77</text:p>
          </table:table-cell>
          <table:table-cell office:value-type="float" office:value="10.90295315">
            <text:p>10,9</text:p>
          </table:table-cell>
          <table:table-cell office:value-type="float" office:value="20">
            <text:p>20</text:p>
          </table:table-cell>
          <table:table-cell office:value-type="float" office:value="74.40370941">
            <text:p>74,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2765864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38456726">
            <text:p>74,38</text:p>
          </table:table-cell>
          <table:table-cell office:value-type="float" office:value="0.11615664">
            <text:p>0,12</text:p>
          </table:table-cell>
          <table:table-cell office:value-type="float" office:value="0.00771">
            <text:p>0,01</text:p>
          </table:table-cell>
          <table:table-cell office:value-type="float" office:value="0.30608305">
            <text:p>0,31</text:p>
          </table:table-cell>
          <table:table-cell office:value-type="float" office:value="0.05443842">
            <text:p>0,05</text:p>
          </table:table-cell>
          <table:table-cell office:value-type="float" office:value="-0.1236855">
            <text:p>-0,12</text:p>
          </table:table-cell>
          <table:table-cell office:value-type="float" office:value="0.07552089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9933.3203125">
            <text:p>9933,32</text:p>
          </table:table-cell>
          <table:table-cell office:value-type="float" office:value="1.77597654">
            <text:p>1,78</text:p>
          </table:table-cell>
          <table:table-cell office:value-type="float" office:value="10.90244102">
            <text:p>10,9</text:p>
          </table:table-cell>
          <table:table-cell office:value-type="float" office:value="21">
            <text:p>21</text:p>
          </table:table-cell>
          <table:table-cell office:value-type="float" office:value="74.38456726">
            <text:p>74,3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23685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27451324">
            <text:p>74,27</text:p>
          </table:table-cell>
          <table:table-cell office:value-type="float" office:value="0.12528482">
            <text:p>0,13</text:p>
          </table:table-cell>
          <table:table-cell office:value-type="float" office:value="0.01184107">
            <text:p>0,01</text:p>
          </table:table-cell>
          <table:table-cell office:value-type="float" office:value="0.29301417">
            <text:p>0,29</text:p>
          </table:table-cell>
          <table:table-cell office:value-type="float" office:value="0.05712718">
            <text:p>0,06</text:p>
          </table:table-cell>
          <table:table-cell office:value-type="float" office:value="-0.11334024">
            <text:p>-0,11</text:p>
          </table:table-cell>
          <table:table-cell office:value-type="float" office:value="0.08259343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9854.4921875">
            <text:p>9854,49</text:p>
          </table:table-cell>
          <table:table-cell office:value-type="float" office:value="1.77774048">
            <text:p>1,78</text:p>
          </table:table-cell>
          <table:table-cell office:value-type="float" office:value="10.90317345">
            <text:p>10,9</text:p>
          </table:table-cell>
          <table:table-cell office:value-type="float" office:value="22">
            <text:p>22</text:p>
          </table:table-cell>
          <table:table-cell office:value-type="float" office:value="74.27451324">
            <text:p>74,2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334024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12548828">
            <text:p>74,13</text:p>
          </table:table-cell>
          <table:table-cell office:value-type="float" office:value="0.13418165">
            <text:p>0,13</text:p>
          </table:table-cell>
          <table:table-cell office:value-type="float" office:value="0.01393924">
            <text:p>0,01</text:p>
          </table:table-cell>
          <table:table-cell office:value-type="float" office:value="0.2880969">
            <text:p>0,29</text:p>
          </table:table-cell>
          <table:table-cell office:value-type="float" office:value="0.06205918">
            <text:p>0,06</text:p>
          </table:table-cell>
          <table:table-cell office:value-type="float" office:value="-0.10455405">
            <text:p>-0,1</text:p>
          </table:table-cell>
          <table:table-cell office:value-type="float" office:value="0.08984889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9814.1015625">
            <text:p>9814,1</text:p>
          </table:table-cell>
          <table:table-cell office:value-type="float" office:value="1.78513789">
            <text:p>1,79</text:p>
          </table:table-cell>
          <table:table-cell office:value-type="float" office:value="10.9017086">
            <text:p>10,9</text:p>
          </table:table-cell>
          <table:table-cell office:value-type="float" office:value="23">
            <text:p>23</text:p>
          </table:table-cell>
          <table:table-cell office:value-type="float" office:value="74.12548828">
            <text:p>74,1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455405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8199234">
            <text:p>73,82</text:p>
          </table:table-cell>
          <table:table-cell office:value-type="float" office:value="0.14399883">
            <text:p>0,14</text:p>
          </table:table-cell>
          <table:table-cell office:value-type="float" office:value="0.01727221">
            <text:p>0,02</text:p>
          </table:table-cell>
          <table:table-cell office:value-type="float" office:value="0.27904063">
            <text:p>0,28</text:p>
          </table:table-cell>
          <table:table-cell office:value-type="float" office:value="0.07047775">
            <text:p>0,07</text:p>
          </table:table-cell>
          <table:table-cell office:value-type="float" office:value="-0.09628589">
            <text:p>-0,1</text:p>
          </table:table-cell>
          <table:table-cell office:value-type="float" office:value="0.09705397">
            <text:p>0,1</text:p>
          </table:table-cell>
          <table:table-cell office:value-type="float" office:value="3.24891281">
            <text:p>3,25</text:p>
          </table:table-cell>
          <table:table-cell office:value-type="float" office:value="9754.921875">
            <text:p>9754,92</text:p>
          </table:table-cell>
          <table:table-cell office:value-type="float" office:value="1.79312134">
            <text:p>1,79</text:p>
          </table:table-cell>
          <table:table-cell office:value-type="float" office:value="10.89937878">
            <text:p>10,9</text:p>
          </table:table-cell>
          <table:table-cell office:value-type="float" office:value="24">
            <text:p>24</text:p>
          </table:table-cell>
          <table:table-cell office:value-type="float" office:value="73.8199234">
            <text:p>73,8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9628589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93476868">
            <text:p>73,93</text:p>
          </table:table-cell>
          <table:table-cell office:value-type="float" office:value="0.15371543">
            <text:p>0,15</text:p>
          </table:table-cell>
          <table:table-cell office:value-type="float" office:value="0.02069051">
            <text:p>0,02</text:p>
          </table:table-cell>
          <table:table-cell office:value-type="float" office:value="0.26609808">
            <text:p>0,27</text:p>
          </table:table-cell>
          <table:table-cell office:value-type="float" office:value="0.07983921">
            <text:p>0,08</text:p>
          </table:table-cell>
          <table:table-cell office:value-type="float" office:value="-0.08670508">
            <text:p>-0,09</text:p>
          </table:table-cell>
          <table:table-cell office:value-type="float" office:value="0.10417424">
            <text:p>0,1</text:p>
          </table:table-cell>
          <table:table-cell office:value-type="float" office:value="3.24891281">
            <text:p>3,25</text:p>
          </table:table-cell>
          <table:table-cell office:value-type="float" office:value="9705.3125">
            <text:p>9705,31</text:p>
          </table:table-cell>
          <table:table-cell office:value-type="float" office:value="1.79844356">
            <text:p>1,8</text:p>
          </table:table-cell>
          <table:table-cell office:value-type="float" office:value="10.89838314">
            <text:p>10,9</text:p>
          </table:table-cell>
          <table:table-cell office:value-type="float" office:value="25">
            <text:p>25</text:p>
          </table:table-cell>
          <table:table-cell office:value-type="float" office:value="73.93476868">
            <text:p>73,9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70508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73378754">
            <text:p>73,73</text:p>
          </table:table-cell>
          <table:table-cell office:value-type="float" office:value="0.16229038">
            <text:p>0,16</text:p>
          </table:table-cell>
          <table:table-cell office:value-type="float" office:value="0.02423932">
            <text:p>0,02</text:p>
          </table:table-cell>
          <table:table-cell office:value-type="float" office:value="0.26049355">
            <text:p>0,26</text:p>
          </table:table-cell>
          <table:table-cell office:value-type="float" office:value="0.08147112">
            <text:p>0,08</text:p>
          </table:table-cell>
          <table:table-cell office:value-type="float" office:value="-0.0790002">
            <text:p>-0,08</text:p>
          </table:table-cell>
          <table:table-cell office:value-type="float" office:value="0.11098435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9625.1171875">
            <text:p>9625,12</text:p>
          </table:table-cell>
          <table:table-cell office:value-type="float" office:value="1.80067134">
            <text:p>1,8</text:p>
          </table:table-cell>
          <table:table-cell office:value-type="float" office:value="10.89981842">
            <text:p>10,9</text:p>
          </table:table-cell>
          <table:table-cell office:value-type="float" office:value="26">
            <text:p>26</text:p>
          </table:table-cell>
          <table:table-cell office:value-type="float" office:value="73.73378754">
            <text:p>73,7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9000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42480469">
            <text:p>73,42</text:p>
          </table:table-cell>
          <table:table-cell office:value-type="float" office:value="0.17239425">
            <text:p>0,17</text:p>
          </table:table-cell>
          <table:table-cell office:value-type="float" office:value="0.0261618">
            <text:p>0,03</text:p>
          </table:table-cell>
          <table:table-cell office:value-type="float" office:value="0.25042653">
            <text:p>0,25</text:p>
          </table:table-cell>
          <table:table-cell office:value-type="float" office:value="0.09029379">
            <text:p>0,09</text:p>
          </table:table-cell>
          <table:table-cell office:value-type="float" office:value="-0.06584355">
            <text:p>-0,07</text:p>
          </table:table-cell>
          <table:table-cell office:value-type="float" office:value="0.11769637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9553.61328125">
            <text:p>9553,61</text:p>
          </table:table-cell>
          <table:table-cell office:value-type="float" office:value="1.81048584">
            <text:p>1,81</text:p>
          </table:table-cell>
          <table:table-cell office:value-type="float" office:value="10.89662552">
            <text:p>10,9</text:p>
          </table:table-cell>
          <table:table-cell office:value-type="float" office:value="27">
            <text:p>27</text:p>
          </table:table-cell>
          <table:table-cell office:value-type="float" office:value="73.42480469">
            <text:p>73,4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84355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61415863">
            <text:p>73,61</text:p>
          </table:table-cell>
          <table:table-cell office:value-type="float" office:value="0.18047631">
            <text:p>0,18</text:p>
          </table:table-cell>
          <table:table-cell office:value-type="float" office:value="0.02914842">
            <text:p>0,03</text:p>
          </table:table-cell>
          <table:table-cell office:value-type="float" office:value="0.22987309">
            <text:p>0,23</text:p>
          </table:table-cell>
          <table:table-cell office:value-type="float" office:value="0.1057788">
            <text:p>0,11</text:p>
          </table:table-cell>
          <table:table-cell office:value-type="float" office:value="-0.05485957">
            <text:p>-0,05</text:p>
          </table:table-cell>
          <table:table-cell office:value-type="float" office:value="0.12460191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9472.6171875">
            <text:p>9472,62</text:p>
          </table:table-cell>
          <table:table-cell office:value-type="float" office:value="1.81921995">
            <text:p>1,82</text:p>
          </table:table-cell>
          <table:table-cell office:value-type="float" office:value="10.89576054">
            <text:p>10,9</text:p>
          </table:table-cell>
          <table:table-cell office:value-type="float" office:value="28">
            <text:p>28</text:p>
          </table:table-cell>
          <table:table-cell office:value-type="float" office:value="73.61415863">
            <text:p>73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85957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5628891">
            <text:p>73,56</text:p>
          </table:table-cell>
          <table:table-cell office:value-type="float" office:value="0.1892122">
            <text:p>0,19</text:p>
          </table:table-cell>
          <table:table-cell office:value-type="float" office:value="0.03089019">
            <text:p>0,03</text:p>
          </table:table-cell>
          <table:table-cell office:value-type="float" office:value="0.20198166">
            <text:p>0,2</text:p>
          </table:table-cell>
          <table:table-cell office:value-type="float" office:value="0.13187899">
            <text:p>0,13</text:p>
          </table:table-cell>
          <table:table-cell office:value-type="float" office:value="-0.04311113">
            <text:p>-0,04</text:p>
          </table:table-cell>
          <table:table-cell office:value-type="float" office:value="0.1318123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9413.49609375">
            <text:p>9413,5</text:p>
          </table:table-cell>
          <table:table-cell office:value-type="float" office:value="1.8253113">
            <text:p>1,83</text:p>
          </table:table-cell>
          <table:table-cell office:value-type="float" office:value="10.89552689">
            <text:p>10,9</text:p>
          </table:table-cell>
          <table:table-cell office:value-type="float" office:value="29">
            <text:p>29</text:p>
          </table:table-cell>
          <table:table-cell office:value-type="float" office:value="73.5628891">
            <text:p>73,5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11113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4453125">
            <text:p>73,45</text:p>
          </table:table-cell>
          <table:table-cell office:value-type="float" office:value="0.19602188">
            <text:p>0,2</text:p>
          </table:table-cell>
          <table:table-cell office:value-type="float" office:value="0.03447916">
            <text:p>0,03</text:p>
          </table:table-cell>
          <table:table-cell office:value-type="float" office:value="0.19057038">
            <text:p>0,19</text:p>
          </table:table-cell>
          <table:table-cell office:value-type="float" office:value="0.1431262">
            <text:p>0,14</text:p>
          </table:table-cell>
          <table:table-cell office:value-type="float" office:value="-0.0311062">
            <text:p>-0,03</text:p>
          </table:table-cell>
          <table:table-cell office:value-type="float" office:value="0.13861446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9373.75">
            <text:p>9373,75</text:p>
          </table:table-cell>
          <table:table-cell office:value-type="float" office:value="1.83720696">
            <text:p>1,84</text:p>
          </table:table-cell>
          <table:table-cell office:value-type="float" office:value="10.89413452">
            <text:p>10,89</text:p>
          </table:table-cell>
          <table:table-cell office:value-type="float" office:value="30">
            <text:p>30</text:p>
          </table:table-cell>
          <table:table-cell office:value-type="float" office:value="73.4453125">
            <text:p>73,4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1062">
            <text:p>0,03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pgach6090V1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09:49:19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1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3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1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65742493">
            <text:p>82,66</text:p>
          </table:table-cell>
          <table:table-cell office:value-type="float" office:value="0.08048384">
            <text:p>0,08</text:p>
          </table:table-cell>
          <table:table-cell office:value-type="float" office:value="0.00476855">
            <text:p>0</text:p>
          </table:table-cell>
          <table:table-cell office:value-type="float" office:value="-0.18429367">
            <text:p>-0,18</text:p>
          </table:table-cell>
          <table:table-cell office:value-type="float" office:value="-0.08702998">
            <text:p>-0,09</text:p>
          </table:table-cell>
          <table:table-cell office:value-type="float" office:value="-0.04900547">
            <text:p>-0,05</text:p>
          </table:table-cell>
          <table:table-cell office:value-type="float" office:value="-0.13088715">
            <text:p>-0,13</text:p>
          </table:table-cell>
          <table:table-cell office:value-type="float" office:value="0.31341612">
            <text:p>0,31</text:p>
          </table:table-cell>
          <table:table-cell office:value-type="float" office:value="4.0625">
            <text:p>4,06</text:p>
          </table:table-cell>
          <table:table-cell office:value-type="float" office:value="0.02528076">
            <text:p>0,03</text:p>
          </table:table-cell>
          <table:table-cell office:value-type="float" office:value="11.59614658">
            <text:p>11,6</text:p>
          </table:table-cell>
          <table:table-cell office:value-type="float" office:value="-5">
            <text:p>-5</text:p>
          </table:table-cell>
          <table:table-cell office:value-type="float" office:value="82.65742493">
            <text:p>82,66</text:p>
          </table:table-cell>
          <table:table-cell office:value-type="float" office:value="-0.0782063">
            <text:p>-0,08</text:p>
          </table:table-cell>
          <table:table-cell/>
          <table:table-cell office:value-type="float" office:value="0.04900547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482422">
            <text:p>82,44</text:p>
          </table:table-cell>
          <table:table-cell office:value-type="float" office:value="0.07827597">
            <text:p>0,08</text:p>
          </table:table-cell>
          <table:table-cell office:value-type="float" office:value="0.00162131">
            <text:p>0</text:p>
          </table:table-cell>
          <table:table-cell office:value-type="float" office:value="-0.17475733">
            <text:p>-0,17</text:p>
          </table:table-cell>
          <table:table-cell office:value-type="float" office:value="-0.0814763">
            <text:p>-0,08</text:p>
          </table:table-cell>
          <table:table-cell office:value-type="float" office:value="-0.06535571">
            <text:p>-0,07</text:p>
          </table:table-cell>
          <table:table-cell office:value-type="float" office:value="-0.1378192">
            <text:p>-0,14</text:p>
          </table:table-cell>
          <table:table-cell office:value-type="float" office:value="0.31447634">
            <text:p>0,31</text:p>
          </table:table-cell>
          <table:table-cell office:value-type="float" office:value="4.39453125">
            <text:p>4,39</text:p>
          </table:table-cell>
          <table:table-cell office:value-type="float" office:value="0.0246582">
            <text:p>0,02</text:p>
          </table:table-cell>
          <table:table-cell office:value-type="float" office:value="11.59619045">
            <text:p>11,6</text:p>
          </table:table-cell>
          <table:table-cell office:value-type="float" office:value="-4">
            <text:p>-4</text:p>
          </table:table-cell>
          <table:table-cell office:value-type="float" office:value="82.44482422">
            <text:p>82,44</text:p>
          </table:table-cell>
          <table:table-cell office:value-type="float" office:value="-0.0621106">
            <text:p>-0,06</text:p>
          </table:table-cell>
          <table:table-cell/>
          <table:table-cell office:value-type="float" office:value="0.06535571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1962738">
            <text:p>82,72</text:p>
          </table:table-cell>
          <table:table-cell office:value-type="float" office:value="0.08267661">
            <text:p>0,08</text:p>
          </table:table-cell>
          <table:table-cell office:value-type="float" office:value="0.00630955">
            <text:p>0,01</text:p>
          </table:table-cell>
          <table:table-cell office:value-type="float" office:value="-0.17987168">
            <text:p>-0,18</text:p>
          </table:table-cell>
          <table:table-cell office:value-type="float" office:value="-0.08675022">
            <text:p>-0,09</text:p>
          </table:table-cell>
          <table:table-cell office:value-type="float" office:value="-0.05469863">
            <text:p>-0,05</text:p>
          </table:table-cell>
          <table:table-cell office:value-type="float" office:value="-0.12911636">
            <text:p>-0,13</text:p>
          </table:table-cell>
          <table:table-cell office:value-type="float" office:value="0.31546673">
            <text:p>0,32</text:p>
          </table:table-cell>
          <table:table-cell office:value-type="float" office:value="4.89257813">
            <text:p>4,89</text:p>
          </table:table-cell>
          <table:table-cell office:value-type="float" office:value="0.02471924">
            <text:p>0,02</text:p>
          </table:table-cell>
          <table:table-cell office:value-type="float" office:value="11.59501839">
            <text:p>11,6</text:p>
          </table:table-cell>
          <table:table-cell office:value-type="float" office:value="-3">
            <text:p>-3</text:p>
          </table:table-cell>
          <table:table-cell office:value-type="float" office:value="82.71962738">
            <text:p>82,72</text:p>
          </table:table-cell>
          <table:table-cell office:value-type="float" office:value="-0.06002356">
            <text:p>-0,06</text:p>
          </table:table-cell>
          <table:table-cell/>
          <table:table-cell office:value-type="float" office:value="0.0546986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140625">
            <text:p>82,44</text:p>
          </table:table-cell>
          <table:table-cell office:value-type="float" office:value="0.07704379">
            <text:p>0,08</text:p>
          </table:table-cell>
          <table:table-cell office:value-type="float" office:value="0.00761463">
            <text:p>0,01</text:p>
          </table:table-cell>
          <table:table-cell office:value-type="float" office:value="-0.16807127">
            <text:p>-0,17</text:p>
          </table:table-cell>
          <table:table-cell office:value-type="float" office:value="-0.08300978">
            <text:p>-0,08</text:p>
          </table:table-cell>
          <table:table-cell office:value-type="float" office:value="-0.07224082">
            <text:p>-0,07</text:p>
          </table:table-cell>
          <table:table-cell office:value-type="float" office:value="-0.11447821">
            <text:p>-0,11</text:p>
          </table:table-cell>
          <table:table-cell office:value-type="float" office:value="0.31525087">
            <text:p>0,32</text:p>
          </table:table-cell>
          <table:table-cell office:value-type="float" office:value="4.36523438">
            <text:p>4,37</text:p>
          </table:table-cell>
          <table:table-cell office:value-type="float" office:value="0.02518921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-2">
            <text:p>-2</text:p>
          </table:table-cell>
          <table:table-cell office:value-type="float" office:value="82.44140625">
            <text:p>82,44</text:p>
          </table:table-cell>
          <table:table-cell office:value-type="float" office:value="-0.04126025">
            <text:p>-0,04</text:p>
          </table:table-cell>
          <table:table-cell/>
          <table:table-cell office:value-type="float" office:value="0.0722408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3330231">
            <text:p>82,03</text:p>
          </table:table-cell>
          <table:table-cell office:value-type="float" office:value="0.08036313">
            <text:p>0,08</text:p>
          </table:table-cell>
          <table:table-cell office:value-type="float" office:value="0.0103302">
            <text:p>0,01</text:p>
          </table:table-cell>
          <table:table-cell office:value-type="float" office:value="-0.17119446">
            <text:p>-0,17</text:p>
          </table:table-cell>
          <table:table-cell office:value-type="float" office:value="-0.08686937">
            <text:p>-0,09</text:p>
          </table:table-cell>
          <table:table-cell office:value-type="float" office:value="-0.06453594">
            <text:p>-0,06</text:p>
          </table:table-cell>
          <table:table-cell office:value-type="float" office:value="-0.11764865">
            <text:p>-0,12</text:p>
          </table:table-cell>
          <table:table-cell office:value-type="float" office:value="0.31594604">
            <text:p>0,32</text:p>
          </table:table-cell>
          <table:table-cell office:value-type="float" office:value="4.2578125">
            <text:p>4,26</text:p>
          </table:table-cell>
          <table:table-cell office:value-type="float" office:value="0.02485962">
            <text:p>0,02</text:p>
          </table:table-cell>
          <table:table-cell office:value-type="float" office:value="11.59390545">
            <text:p>11,59</text:p>
          </table:table-cell>
          <table:table-cell office:value-type="float" office:value="-1">
            <text:p>-1</text:p>
          </table:table-cell>
          <table:table-cell office:value-type="float" office:value="82.03330231">
            <text:p>82,03</text:p>
          </table:table-cell>
          <table:table-cell office:value-type="float" office:value="-0.03711621">
            <text:p>-0,04</text:p>
          </table:table-cell>
          <table:table-cell/>
          <table:table-cell office:value-type="float" office:value="0.06453594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1748047">
            <text:p>82,42</text:p>
          </table:table-cell>
          <table:table-cell office:value-type="float" office:value="0.07269346">
            <text:p>0,07</text:p>
          </table:table-cell>
          <table:table-cell office:value-type="float" office:value="0.01368826">
            <text:p>0,01</text:p>
          </table:table-cell>
          <table:table-cell office:value-type="float" office:value="-0.15211165">
            <text:p>-0,15</text:p>
          </table:table-cell>
          <table:table-cell office:value-type="float" office:value="-0.08376615">
            <text:p>-0,08</text:p>
          </table:table-cell>
          <table:table-cell office:value-type="float" office:value="-0.08689116">
            <text:p>-0,09</text:p>
          </table:table-cell>
          <table:table-cell office:value-type="float" office:value="-0.1117478">
            <text:p>-0,11</text:p>
          </table:table-cell>
          <table:table-cell office:value-type="float" office:value="0.31499058">
            <text:p>0,31</text:p>
          </table:table-cell>
          <table:table-cell office:value-type="float" office:value="4.85351563">
            <text:p>4,85</text:p>
          </table:table-cell>
          <table:table-cell office:value-type="float" office:value="0.02442627">
            <text:p>0,02</text:p>
          </table:table-cell>
          <table:table-cell office:value-type="float" office:value="11.59427166">
            <text:p>11,59</text:p>
          </table:table-cell>
          <table:table-cell office:value-type="float" office:value="0">
            <text:p>0</text:p>
          </table:table-cell>
          <table:table-cell office:value-type="float" office:value="82.41748047">
            <text:p>82,42</text:p>
          </table:table-cell>
          <table:table-cell office:value-type="float" office:value="-0.0125072">
            <text:p>-0,01</text:p>
          </table:table-cell>
          <table:table-cell/>
          <table:table-cell office:value-type="float" office:value="0.0868911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780304">
            <text:p>82,28</text:p>
          </table:table-cell>
          <table:table-cell office:value-type="float" office:value="0.06699023">
            <text:p>0,07</text:p>
          </table:table-cell>
          <table:table-cell office:value-type="float" office:value="0.01626328">
            <text:p>0,02</text:p>
          </table:table-cell>
          <table:table-cell office:value-type="float" office:value="-0.14170605">
            <text:p>-0,14</text:p>
          </table:table-cell>
          <table:table-cell office:value-type="float" office:value="-0.08237255">
            <text:p>-0,08</text:p>
          </table:table-cell>
          <table:table-cell office:value-type="float" office:value="-0.09941411">
            <text:p>-0,1</text:p>
          </table:table-cell>
          <table:table-cell office:value-type="float" office:value="-0.10644074">
            <text:p>-0,11</text:p>
          </table:table-cell>
          <table:table-cell office:value-type="float" office:value="0.31421289">
            <text:p>0,31</text:p>
          </table:table-cell>
          <table:table-cell office:value-type="float" office:value="4.35546875">
            <text:p>4,36</text:p>
          </table:table-cell>
          <table:table-cell office:value-type="float" office:value="0.02564697">
            <text:p>0,03</text:p>
          </table:table-cell>
          <table:table-cell office:value-type="float" office:value="11.59452057">
            <text:p>11,59</text:p>
          </table:table-cell>
          <table:table-cell office:value-type="float" office:value="1">
            <text:p>1</text:p>
          </table:table-cell>
          <table:table-cell office:value-type="float" office:value="82.2780304">
            <text:p>82,28</text:p>
          </table:table-cell>
          <table:table-cell office:value-type="float" office:value="0.00432922">
            <text:p>0</text:p>
          </table:table-cell>
          <table:table-cell/>
          <table:table-cell office:value-type="float" office:value="0.0994141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11191559">
            <text:p>82,11</text:p>
          </table:table-cell>
          <table:table-cell office:value-type="float" office:value="0.09235298">
            <text:p>0,09</text:p>
          </table:table-cell>
          <table:table-cell office:value-type="float" office:value="-0.00392527">
            <text:p>0</text:p>
          </table:table-cell>
          <table:table-cell office:value-type="float" office:value="-0.18513259">
            <text:p>-0,19</text:p>
          </table:table-cell>
          <table:table-cell office:value-type="float" office:value="-0.04131579">
            <text:p>-0,04</text:p>
          </table:table-cell>
          <table:table-cell office:value-type="float" office:value="-0.07713936">
            <text:p>-0,08</text:p>
          </table:table-cell>
          <table:table-cell office:value-type="float" office:value="-0.10113898">
            <text:p>-0,1</text:p>
          </table:table-cell>
          <table:table-cell office:value-type="float" office:value="0.31386688">
            <text:p>0,31</text:p>
          </table:table-cell>
          <table:table-cell office:value-type="float" office:value="4.27734375">
            <text:p>4,28</text:p>
          </table:table-cell>
          <table:table-cell office:value-type="float" office:value="0.02481689">
            <text:p>0,02</text:p>
          </table:table-cell>
          <table:table-cell office:value-type="float" office:value="11.59501839">
            <text:p>11,6</text:p>
          </table:table-cell>
          <table:table-cell office:value-type="float" office:value="2">
            <text:p>2</text:p>
          </table:table-cell>
          <table:table-cell office:value-type="float" office:value="82.11191559">
            <text:p>82,11</text:p>
          </table:table-cell>
          <table:table-cell office:value-type="float" office:value="0.0095293">
            <text:p>0,01</text:p>
          </table:table-cell>
          <table:table-cell/>
          <table:table-cell office:value-type="float" office:value="0.07713936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4863434">
            <text:p>82,25</text:p>
          </table:table-cell>
          <table:table-cell office:value-type="float" office:value="0.11050371">
            <text:p>0,11</text:p>
          </table:table-cell>
          <table:table-cell office:value-type="float" office:value="-0.01561576">
            <text:p>-0,02</text:p>
          </table:table-cell>
          <table:table-cell office:value-type="float" office:value="-0.2212363">
            <text:p>-0,22</text:p>
          </table:table-cell>
          <table:table-cell office:value-type="float" office:value="-0.01326768">
            <text:p>-0,01</text:p>
          </table:table-cell>
          <table:table-cell office:value-type="float" office:value="-0.09684917">
            <text:p>-0,1</text:p>
          </table:table-cell>
          <table:table-cell office:value-type="float" office:value="-0.09485905">
            <text:p>-0,09</text:p>
          </table:table-cell>
          <table:table-cell office:value-type="float" office:value="0.31276223">
            <text:p>0,31</text:p>
          </table:table-cell>
          <table:table-cell office:value-type="float" office:value="4.39453125">
            <text:p>4,39</text:p>
          </table:table-cell>
          <table:table-cell office:value-type="float" office:value="0.02402344">
            <text:p>0,02</text:p>
          </table:table-cell>
          <table:table-cell office:value-type="float" office:value="11.59312916">
            <text:p>11,59</text:p>
          </table:table-cell>
          <table:table-cell office:value-type="float" office:value="3">
            <text:p>3</text:p>
          </table:table-cell>
          <table:table-cell office:value-type="float" office:value="82.24863434">
            <text:p>82,25</text:p>
          </table:table-cell>
          <table:table-cell office:value-type="float" office:value="0.02504443">
            <text:p>0,03</text:p>
          </table:table-cell>
          <table:table-cell/>
          <table:table-cell office:value-type="float" office:value="0.09684917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0947113">
            <text:p>82,31</text:p>
          </table:table-cell>
          <table:table-cell office:value-type="float" office:value="0.11171577">
            <text:p>0,11</text:p>
          </table:table-cell>
          <table:table-cell office:value-type="float" office:value="-0.00633465">
            <text:p>-0,01</text:p>
          </table:table-cell>
          <table:table-cell office:value-type="float" office:value="-0.22454144">
            <text:p>-0,22</text:p>
          </table:table-cell>
          <table:table-cell office:value-type="float" office:value="-0.02270685">
            <text:p>-0,02</text:p>
          </table:table-cell>
          <table:table-cell office:value-type="float" office:value="-0.08374282">
            <text:p>-0,08</text:p>
          </table:table-cell>
          <table:table-cell office:value-type="float" office:value="-0.08787134">
            <text:p>-0,09</text:p>
          </table:table-cell>
          <table:table-cell office:value-type="float" office:value="0.31146392">
            <text:p>0,31</text:p>
          </table:table-cell>
          <table:table-cell office:value-type="float" office:value="4.375">
            <text:p>4,38</text:p>
          </table:table-cell>
          <table:table-cell office:value-type="float" office:value="0.02448731">
            <text:p>0,02</text:p>
          </table:table-cell>
          <table:table-cell office:value-type="float" office:value="11.59460831">
            <text:p>11,59</text:p>
          </table:table-cell>
          <table:table-cell office:value-type="float" office:value="4">
            <text:p>4</text:p>
          </table:table-cell>
          <table:table-cell office:value-type="float" office:value="82.30947113">
            <text:p>82,31</text:p>
          </table:table-cell>
          <table:table-cell office:value-type="float" office:value="0.0475564">
            <text:p>0,05</text:p>
          </table:table-cell>
          <table:table-cell/>
          <table:table-cell office:value-type="float" office:value="0.0837428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1113129">
            <text:p>82,51</text:p>
          </table:table-cell>
          <table:table-cell office:value-type="float" office:value="0.11319438">
            <text:p>0,11</text:p>
          </table:table-cell>
          <table:table-cell office:value-type="float" office:value="-0.0179398">
            <text:p>-0,02</text:p>
          </table:table-cell>
          <table:table-cell office:value-type="float" office:value="-0.22943342">
            <text:p>-0,23</text:p>
          </table:table-cell>
          <table:table-cell office:value-type="float" office:value="0.00789533">
            <text:p>0,01</text:p>
          </table:table-cell>
          <table:table-cell office:value-type="float" office:value="-0.06994746">
            <text:p>-0,07</text:p>
          </table:table-cell>
          <table:table-cell office:value-type="float" office:value="-0.07559511">
            <text:p>-0,08</text:p>
          </table:table-cell>
          <table:table-cell office:value-type="float" office:value="0.31015611">
            <text:p>0,31</text:p>
          </table:table-cell>
          <table:table-cell office:value-type="float" office:value="4.48242188">
            <text:p>4,48</text:p>
          </table:table-cell>
          <table:table-cell office:value-type="float" office:value="0.02457886">
            <text:p>0,02</text:p>
          </table:table-cell>
          <table:table-cell office:value-type="float" office:value="11.59551716">
            <text:p>11,6</text:p>
          </table:table-cell>
          <table:table-cell office:value-type="float" office:value="5">
            <text:p>5</text:p>
          </table:table-cell>
          <table:table-cell office:value-type="float" office:value="82.51113129">
            <text:p>82,51</text:p>
          </table:table-cell>
          <table:table-cell office:value-type="float" office:value="0.02093042">
            <text:p>0,02</text:p>
          </table:table-cell>
          <table:table-cell/>
          <table:table-cell office:value-type="float" office:value="0.06994746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9072113">
            <text:p>82,09</text:p>
          </table:table-cell>
          <table:table-cell office:value-type="float" office:value="0.12943397">
            <text:p>0,13</text:p>
          </table:table-cell>
          <table:table-cell office:value-type="float" office:value="-0.02485672">
            <text:p>-0,02</text:p>
          </table:table-cell>
          <table:table-cell office:value-type="float" office:value="-0.26806399">
            <text:p>-0,27</text:p>
          </table:table-cell>
          <table:table-cell office:value-type="float" office:value="0.03204759">
            <text:p>0,03</text:p>
          </table:table-cell>
          <table:table-cell office:value-type="float" office:value="-0.05495513">
            <text:p>-0,05</text:p>
          </table:table-cell>
          <table:table-cell office:value-type="float" office:value="-0.07185472">
            <text:p>-0,07</text:p>
          </table:table-cell>
          <table:table-cell office:value-type="float" office:value="0.30857846">
            <text:p>0,31</text:p>
          </table:table-cell>
          <table:table-cell office:value-type="float" office:value="4.15039063">
            <text:p>4,15</text:p>
          </table:table-cell>
          <table:table-cell office:value-type="float" office:value="0.02418213">
            <text:p>0,02</text:p>
          </table:table-cell>
          <table:table-cell office:value-type="float" office:value="11.59446239">
            <text:p>11,59</text:p>
          </table:table-cell>
          <table:table-cell office:value-type="float" office:value="6">
            <text:p>6</text:p>
          </table:table-cell>
          <table:table-cell office:value-type="float" office:value="82.09072113">
            <text:p>82,09</text:p>
          </table:table-cell>
          <table:table-cell office:value-type="float" office:value="0.04921301">
            <text:p>0,05</text:p>
          </table:table-cell>
          <table:table-cell/>
          <table:table-cell office:value-type="float" office:value="0.0549551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4599762">
            <text:p>82,55</text:p>
          </table:table-cell>
          <table:table-cell office:value-type="float" office:value="0.12857901">
            <text:p>0,13</text:p>
          </table:table-cell>
          <table:table-cell office:value-type="float" office:value="-0.02290412">
            <text:p>-0,02</text:p>
          </table:table-cell>
          <table:table-cell office:value-type="float" office:value="-0.26885742">
            <text:p>-0,27</text:p>
          </table:table-cell>
          <table:table-cell office:value-type="float" office:value="0.04270421">
            <text:p>0,04</text:p>
          </table:table-cell>
          <table:table-cell office:value-type="float" office:value="-0.06524004">
            <text:p>-0,07</text:p>
          </table:table-cell>
          <table:table-cell office:value-type="float" office:value="-0.06246001">
            <text:p>-0,06</text:p>
          </table:table-cell>
          <table:table-cell office:value-type="float" office:value="0.30648661">
            <text:p>0,31</text:p>
          </table:table-cell>
          <table:table-cell office:value-type="float" office:value="4.09179688">
            <text:p>4,09</text:p>
          </table:table-cell>
          <table:table-cell office:value-type="float" office:value="0.02469482">
            <text:p>0,02</text:p>
          </table:table-cell>
          <table:table-cell office:value-type="float" office:value="11.59403706">
            <text:p>11,59</text:p>
          </table:table-cell>
          <table:table-cell office:value-type="float" office:value="7">
            <text:p>7</text:p>
          </table:table-cell>
          <table:table-cell office:value-type="float" office:value="82.54599762">
            <text:p>82,55</text:p>
          </table:table-cell>
          <table:table-cell office:value-type="float" office:value="0.05789648">
            <text:p>0,06</text:p>
          </table:table-cell>
          <table:table-cell/>
          <table:table-cell office:value-type="float" office:value="0.0652400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8877106">
            <text:p>82,39</text:p>
          </table:table-cell>
          <table:table-cell office:value-type="float" office:value="0.12247847">
            <text:p>0,12</text:p>
          </table:table-cell>
          <table:table-cell office:value-type="float" office:value="-0.01592697">
            <text:p>-0,02</text:p>
          </table:table-cell>
          <table:table-cell office:value-type="float" office:value="-0.25686496">
            <text:p>-0,26</text:p>
          </table:table-cell>
          <table:table-cell office:value-type="float" office:value="0.03300601">
            <text:p>0,03</text:p>
          </table:table-cell>
          <table:table-cell office:value-type="float" office:value="-0.07337745">
            <text:p>-0,07</text:p>
          </table:table-cell>
          <table:table-cell office:value-type="float" office:value="-0.06071308">
            <text:p>-0,06</text:p>
          </table:table-cell>
          <table:table-cell office:value-type="float" office:value="0.30451217">
            <text:p>0,3</text:p>
          </table:table-cell>
          <table:table-cell office:value-type="float" office:value="4.19921875">
            <text:p>4,2</text:p>
          </table:table-cell>
          <table:table-cell office:value-type="float" office:value="0.02491455">
            <text:p>0,02</text:p>
          </table:table-cell>
          <table:table-cell office:value-type="float" office:value="11.59450626">
            <text:p>11,59</text:p>
          </table:table-cell>
          <table:table-cell office:value-type="float" office:value="8">
            <text:p>8</text:p>
          </table:table-cell>
          <table:table-cell office:value-type="float" office:value="82.38877106">
            <text:p>82,39</text:p>
          </table:table-cell>
          <table:table-cell office:value-type="float" office:value="0.06810144">
            <text:p>0,07</text:p>
          </table:table-cell>
          <table:table-cell/>
          <table:table-cell office:value-type="float" office:value="0.07337745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8330078">
            <text:p>82,38</text:p>
          </table:table-cell>
          <table:table-cell office:value-type="float" office:value="0.1194106">
            <text:p>0,12</text:p>
          </table:table-cell>
          <table:table-cell office:value-type="float" office:value="-0.0147524">
            <text:p>-0,01</text:p>
          </table:table-cell>
          <table:table-cell office:value-type="float" office:value="-0.24940063">
            <text:p>-0,25</text:p>
          </table:table-cell>
          <table:table-cell office:value-type="float" office:value="0.04003617">
            <text:p>0,04</text:p>
          </table:table-cell>
          <table:table-cell office:value-type="float" office:value="-0.09360527">
            <text:p>-0,09</text:p>
          </table:table-cell>
          <table:table-cell office:value-type="float" office:value="-0.05694088">
            <text:p>-0,06</text:p>
          </table:table-cell>
          <table:table-cell office:value-type="float" office:value="0.30225524">
            <text:p>0,3</text:p>
          </table:table-cell>
          <table:table-cell office:value-type="float" office:value="4.58984375">
            <text:p>4,59</text:p>
          </table:table-cell>
          <table:table-cell office:value-type="float" office:value="0.02528687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9">
            <text:p>9</text:p>
          </table:table-cell>
          <table:table-cell office:value-type="float" office:value="82.38330078">
            <text:p>82,38</text:p>
          </table:table-cell>
          <table:table-cell office:value-type="float" office:value="0.07108435">
            <text:p>0,07</text:p>
          </table:table-cell>
          <table:table-cell/>
          <table:table-cell office:value-type="float" office:value="0.09360527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84062195">
            <text:p>82,84</text:p>
          </table:table-cell>
          <table:table-cell office:value-type="float" office:value="0.12479697">
            <text:p>0,12</text:p>
          </table:table-cell>
          <table:table-cell office:value-type="float" office:value="-0.0134423">
            <text:p>-0,01</text:p>
          </table:table-cell>
          <table:table-cell office:value-type="float" office:value="-0.26634067">
            <text:p>-0,27</text:p>
          </table:table-cell>
          <table:table-cell office:value-type="float" office:value="0.04673477">
            <text:p>0,05</text:p>
          </table:table-cell>
          <table:table-cell office:value-type="float" office:value="-0.08667994">
            <text:p>-0,09</text:p>
          </table:table-cell>
          <table:table-cell office:value-type="float" office:value="-0.04751435">
            <text:p>-0,05</text:p>
          </table:table-cell>
          <table:table-cell office:value-type="float" office:value="0.29956341">
            <text:p>0,3</text:p>
          </table:table-cell>
          <table:table-cell office:value-type="float" office:value="4.0625">
            <text:p>4,06</text:p>
          </table:table-cell>
          <table:table-cell office:value-type="float" office:value="0.02478638">
            <text:p>0,02</text:p>
          </table:table-cell>
          <table:table-cell office:value-type="float" office:value="11.59479904">
            <text:p>11,59</text:p>
          </table:table-cell>
          <table:table-cell office:value-type="float" office:value="10">
            <text:p>10</text:p>
          </table:table-cell>
          <table:table-cell office:value-type="float" office:value="82.84062195">
            <text:p>82,84</text:p>
          </table:table-cell>
          <table:table-cell office:value-type="float" office:value="0.08342639">
            <text:p>0,08</text:p>
          </table:table-cell>
          <table:table-cell/>
          <table:table-cell office:value-type="float" office:value="0.0866799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004059">
            <text:p>82,44</text:p>
          </table:table-cell>
          <table:table-cell office:value-type="float" office:value="0.13006264">
            <text:p>0,13</text:p>
          </table:table-cell>
          <table:table-cell office:value-type="float" office:value="-0.01660461">
            <text:p>-0,02</text:p>
          </table:table-cell>
          <table:table-cell office:value-type="float" office:value="-0.28410447">
            <text:p>-0,28</text:p>
          </table:table-cell>
          <table:table-cell office:value-type="float" office:value="0.06572191">
            <text:p>0,07</text:p>
          </table:table-cell>
          <table:table-cell office:value-type="float" office:value="-0.07377476">
            <text:p>-0,07</text:p>
          </table:table-cell>
          <table:table-cell office:value-type="float" office:value="-0.0384563">
            <text:p>-0,04</text:p>
          </table:table-cell>
          <table:table-cell office:value-type="float" office:value="0.29593518">
            <text:p>0,3</text:p>
          </table:table-cell>
          <table:table-cell office:value-type="float" office:value="4.61914063">
            <text:p>4,62</text:p>
          </table:table-cell>
          <table:table-cell office:value-type="float" office:value="0.02488403">
            <text:p>0,02</text:p>
          </table:table-cell>
          <table:table-cell office:value-type="float" office:value="11.59415436">
            <text:p>11,59</text:p>
          </table:table-cell>
          <table:table-cell office:value-type="float" office:value="11">
            <text:p>11</text:p>
          </table:table-cell>
          <table:table-cell office:value-type="float" office:value="82.44004059">
            <text:p>82,44</text:p>
          </table:table-cell>
          <table:table-cell office:value-type="float" office:value="0.08986267">
            <text:p>0,09</text:p>
          </table:table-cell>
          <table:table-cell/>
          <table:table-cell office:value-type="float" office:value="0.07377476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7148132">
            <text:p>82,47</text:p>
          </table:table-cell>
          <table:table-cell office:value-type="float" office:value="0.13164185">
            <text:p>0,13</text:p>
          </table:table-cell>
          <table:table-cell office:value-type="float" office:value="-0.01329674">
            <text:p>-0,01</text:p>
          </table:table-cell>
          <table:table-cell office:value-type="float" office:value="-0.29473746">
            <text:p>-0,29</text:p>
          </table:table-cell>
          <table:table-cell office:value-type="float" office:value="0.07195942">
            <text:p>0,07</text:p>
          </table:table-cell>
          <table:table-cell office:value-type="float" office:value="-0.07744111">
            <text:p>-0,08</text:p>
          </table:table-cell>
          <table:table-cell office:value-type="float" office:value="-0.02822921">
            <text:p>-0,03</text:p>
          </table:table-cell>
          <table:table-cell office:value-type="float" office:value="0.29212916">
            <text:p>0,29</text:p>
          </table:table-cell>
          <table:table-cell office:value-type="float" office:value="4.35546875">
            <text:p>4,36</text:p>
          </table:table-cell>
          <table:table-cell office:value-type="float" office:value="0.02507324">
            <text:p>0,03</text:p>
          </table:table-cell>
          <table:table-cell office:value-type="float" office:value="11.59683514">
            <text:p>11,6</text:p>
          </table:table-cell>
          <table:table-cell office:value-type="float" office:value="12">
            <text:p>12</text:p>
          </table:table-cell>
          <table:table-cell office:value-type="float" office:value="82.47148132">
            <text:p>82,47</text:p>
          </table:table-cell>
          <table:table-cell office:value-type="float" office:value="0.10492737">
            <text:p>0,1</text:p>
          </table:table-cell>
          <table:table-cell/>
          <table:table-cell office:value-type="float" office:value="0.07744111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9833832">
            <text:p>82,4</text:p>
          </table:table-cell>
          <table:table-cell office:value-type="float" office:value="0.12290093">
            <text:p>0,12</text:p>
          </table:table-cell>
          <table:table-cell office:value-type="float" office:value="-0.00225879">
            <text:p>0</text:p>
          </table:table-cell>
          <table:table-cell office:value-type="float" office:value="-0.27390105">
            <text:p>-0,27</text:p>
          </table:table-cell>
          <table:table-cell office:value-type="float" office:value="0.0453619">
            <text:p>0,05</text:p>
          </table:table-cell>
          <table:table-cell office:value-type="float" office:value="-0.06986699">
            <text:p>-0,07</text:p>
          </table:table-cell>
          <table:table-cell office:value-type="float" office:value="-0.01920827">
            <text:p>-0,02</text:p>
          </table:table-cell>
          <table:table-cell office:value-type="float" office:value="0.28874853">
            <text:p>0,29</text:p>
          </table:table-cell>
          <table:table-cell office:value-type="float" office:value="4.36523438">
            <text:p>4,37</text:p>
          </table:table-cell>
          <table:table-cell office:value-type="float" office:value="0.02426147">
            <text:p>0,02</text:p>
          </table:table-cell>
          <table:table-cell office:value-type="float" office:value="11.594594">
            <text:p>11,59</text:p>
          </table:table-cell>
          <table:table-cell office:value-type="float" office:value="13">
            <text:p>13</text:p>
          </table:table-cell>
          <table:table-cell office:value-type="float" office:value="82.39833832">
            <text:p>82,4</text:p>
          </table:table-cell>
          <table:table-cell office:value-type="float" office:value="0.11538257">
            <text:p>0,12</text:p>
          </table:table-cell>
          <table:table-cell/>
          <table:table-cell office:value-type="float" office:value="0.0698669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60683441">
            <text:p>82,61</text:p>
          </table:table-cell>
          <table:table-cell office:value-type="float" office:value="0.12604424">
            <text:p>0,13</text:p>
          </table:table-cell>
          <table:table-cell office:value-type="float" office:value="-0.00099387">
            <text:p>0</text:p>
          </table:table-cell>
          <table:table-cell office:value-type="float" office:value="-0.28816766">
            <text:p>-0,29</text:p>
          </table:table-cell>
          <table:table-cell office:value-type="float" office:value="0.05442806">
            <text:p>0,05</text:p>
          </table:table-cell>
          <table:table-cell office:value-type="float" office:value="-0.05242539">
            <text:p>-0,05</text:p>
          </table:table-cell>
          <table:table-cell office:value-type="float" office:value="-0.00556685">
            <text:p>-0,01</text:p>
          </table:table-cell>
          <table:table-cell office:value-type="float" office:value="0.28463778">
            <text:p>0,28</text:p>
          </table:table-cell>
          <table:table-cell office:value-type="float" office:value="4.46289063">
            <text:p>4,46</text:p>
          </table:table-cell>
          <table:table-cell office:value-type="float" office:value="0.02403565">
            <text:p>0,02</text:p>
          </table:table-cell>
          <table:table-cell office:value-type="float" office:value="11.5955019">
            <text:p>11,6</text:p>
          </table:table-cell>
          <table:table-cell office:value-type="float" office:value="14">
            <text:p>14</text:p>
          </table:table-cell>
          <table:table-cell office:value-type="float" office:value="82.60683441">
            <text:p>82,61</text:p>
          </table:table-cell>
          <table:table-cell office:value-type="float" office:value="0.12450147">
            <text:p>0,12</text:p>
          </table:table-cell>
          <table:table-cell/>
          <table:table-cell office:value-type="float" office:value="0.05242539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1494141">
            <text:p>82,31</text:p>
          </table:table-cell>
          <table:table-cell office:value-type="float" office:value="0.12422866">
            <text:p>0,12</text:p>
          </table:table-cell>
          <table:table-cell office:value-type="float" office:value="0.00207307">
            <text:p>0</text:p>
          </table:table-cell>
          <table:table-cell office:value-type="float" office:value="-0.28786445">
            <text:p>-0,29</text:p>
          </table:table-cell>
          <table:table-cell office:value-type="float" office:value="0.05544865">
            <text:p>0,06</text:p>
          </table:table-cell>
          <table:table-cell office:value-type="float" office:value="-0.04760733">
            <text:p>-0,05</text:p>
          </table:table-cell>
          <table:table-cell office:value-type="float" office:value="0.00093576">
            <text:p>0</text:p>
          </table:table-cell>
          <table:table-cell office:value-type="float" office:value="0.2809397">
            <text:p>0,28</text:p>
          </table:table-cell>
          <table:table-cell office:value-type="float" office:value="4.58007813">
            <text:p>4,58</text:p>
          </table:table-cell>
          <table:table-cell office:value-type="float" office:value="0.02524414">
            <text:p>0,03</text:p>
          </table:table-cell>
          <table:table-cell office:value-type="float" office:value="11.59702587">
            <text:p>11,6</text:p>
          </table:table-cell>
          <table:table-cell office:value-type="float" office:value="15">
            <text:p>15</text:p>
          </table:table-cell>
          <table:table-cell office:value-type="float" office:value="82.31494141">
            <text:p>82,31</text:p>
          </table:table-cell>
          <table:table-cell office:value-type="float" office:value="0.12909093">
            <text:p>0,13</text:p>
          </table:table-cell>
          <table:table-cell/>
          <table:table-cell office:value-type="float" office:value="0.0476073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5449371">
            <text:p>82,75</text:p>
          </table:table-cell>
          <table:table-cell office:value-type="float" office:value="0.12675337">
            <text:p>0,13</text:p>
          </table:table-cell>
          <table:table-cell office:value-type="float" office:value="0.00455271">
            <text:p>0</text:p>
          </table:table-cell>
          <table:table-cell office:value-type="float" office:value="-0.30209062">
            <text:p>-0,3</text:p>
          </table:table-cell>
          <table:table-cell office:value-type="float" office:value="0.06235447">
            <text:p>0,06</text:p>
          </table:table-cell>
          <table:table-cell office:value-type="float" office:value="-0.0417331">
            <text:p>-0,04</text:p>
          </table:table-cell>
          <table:table-cell office:value-type="float" office:value="0.00492798">
            <text:p>0</text:p>
          </table:table-cell>
          <table:table-cell office:value-type="float" office:value="0.27660993">
            <text:p>0,28</text:p>
          </table:table-cell>
          <table:table-cell office:value-type="float" office:value="4.2578125">
            <text:p>4,26</text:p>
          </table:table-cell>
          <table:table-cell office:value-type="float" office:value="0.02542725">
            <text:p>0,03</text:p>
          </table:table-cell>
          <table:table-cell office:value-type="float" office:value="11.5947113">
            <text:p>11,59</text:p>
          </table:table-cell>
          <table:table-cell office:value-type="float" office:value="16">
            <text:p>16</text:p>
          </table:table-cell>
          <table:table-cell office:value-type="float" office:value="82.75449371">
            <text:p>82,75</text:p>
          </table:table-cell>
          <table:table-cell office:value-type="float" office:value="0.14582227">
            <text:p>0,15</text:p>
          </table:table-cell>
          <table:table-cell/>
          <table:table-cell office:value-type="float" office:value="0.0417331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0771332">
            <text:p>82,51</text:p>
          </table:table-cell>
          <table:table-cell office:value-type="float" office:value="0.12568715">
            <text:p>0,13</text:p>
          </table:table-cell>
          <table:table-cell office:value-type="float" office:value="0.00791078">
            <text:p>0,01</text:p>
          </table:table-cell>
          <table:table-cell office:value-type="float" office:value="-0.30407673">
            <text:p>-0,3</text:p>
          </table:table-cell>
          <table:table-cell office:value-type="float" office:value="0.06256688">
            <text:p>0,06</text:p>
          </table:table-cell>
          <table:table-cell office:value-type="float" office:value="-0.03879097">
            <text:p>-0,04</text:p>
          </table:table-cell>
          <table:table-cell office:value-type="float" office:value="0.01421401">
            <text:p>0,01</text:p>
          </table:table-cell>
          <table:table-cell office:value-type="float" office:value="0.27043271">
            <text:p>0,27</text:p>
          </table:table-cell>
          <table:table-cell office:value-type="float" office:value="4.90234375">
            <text:p>4,9</text:p>
          </table:table-cell>
          <table:table-cell office:value-type="float" office:value="0.0241272">
            <text:p>0,02</text:p>
          </table:table-cell>
          <table:table-cell office:value-type="float" office:value="11.59490204">
            <text:p>11,59</text:p>
          </table:table-cell>
          <table:table-cell office:value-type="float" office:value="17">
            <text:p>17</text:p>
          </table:table-cell>
          <table:table-cell office:value-type="float" office:value="82.50771332">
            <text:p>82,51</text:p>
          </table:table-cell>
          <table:table-cell office:value-type="float" office:value="0.15199329">
            <text:p>0,15</text:p>
          </table:table-cell>
          <table:table-cell/>
          <table:table-cell office:value-type="float" office:value="0.03879097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2577972">
            <text:p>82,03</text:p>
          </table:table-cell>
          <table:table-cell office:value-type="float" office:value="0.1211457">
            <text:p>0,12</text:p>
          </table:table-cell>
          <table:table-cell office:value-type="float" office:value="0.01514895">
            <text:p>0,02</text:p>
          </table:table-cell>
          <table:table-cell office:value-type="float" office:value="-0.29350942">
            <text:p>-0,29</text:p>
          </table:table-cell>
          <table:table-cell office:value-type="float" office:value="0.04482828">
            <text:p>0,04</text:p>
          </table:table-cell>
          <table:table-cell office:value-type="float" office:value="-0.03032163">
            <text:p>-0,03</text:p>
          </table:table-cell>
          <table:table-cell office:value-type="float" office:value="0.02393213">
            <text:p>0,02</text:p>
          </table:table-cell>
          <table:table-cell office:value-type="float" office:value="0.26401424">
            <text:p>0,26</text:p>
          </table:table-cell>
          <table:table-cell office:value-type="float" office:value="4.75585938">
            <text:p>4,76</text:p>
          </table:table-cell>
          <table:table-cell office:value-type="float" office:value="0.02462158">
            <text:p>0,02</text:p>
          </table:table-cell>
          <table:table-cell office:value-type="float" office:value="11.5955019">
            <text:p>11,6</text:p>
          </table:table-cell>
          <table:table-cell office:value-type="float" office:value="18">
            <text:p>18</text:p>
          </table:table-cell>
          <table:table-cell office:value-type="float" office:value="82.02577972">
            <text:p>82,03</text:p>
          </table:table-cell>
          <table:table-cell office:value-type="float" office:value="0.16631725">
            <text:p>0,17</text:p>
          </table:table-cell>
          <table:table-cell/>
          <table:table-cell office:value-type="float" office:value="0.03032163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9013672">
            <text:p>82,39</text:p>
          </table:table-cell>
          <table:table-cell office:value-type="float" office:value="0.12615991">
            <text:p>0,13</text:p>
          </table:table-cell>
          <table:table-cell office:value-type="float" office:value="0.01361799">
            <text:p>0,01</text:p>
          </table:table-cell>
          <table:table-cell office:value-type="float" office:value="-0.32410461">
            <text:p>-0,32</text:p>
          </table:table-cell>
          <table:table-cell office:value-type="float" office:value="0.07480361">
            <text:p>0,07</text:p>
          </table:table-cell>
          <table:table-cell office:value-type="float" office:value="-0.02694697">
            <text:p>-0,03</text:p>
          </table:table-cell>
          <table:table-cell office:value-type="float" office:value="0.0152346">
            <text:p>0,02</text:p>
          </table:table-cell>
          <table:table-cell office:value-type="float" office:value="0.25863376">
            <text:p>0,26</text:p>
          </table:table-cell>
          <table:table-cell office:value-type="float" office:value="4.65820313">
            <text:p>4,66</text:p>
          </table:table-cell>
          <table:table-cell office:value-type="float" office:value="0.02515869">
            <text:p>0,03</text:p>
          </table:table-cell>
          <table:table-cell office:value-type="float" office:value="11.59481335">
            <text:p>11,59</text:p>
          </table:table-cell>
          <table:table-cell office:value-type="float" office:value="19">
            <text:p>19</text:p>
          </table:table-cell>
          <table:table-cell office:value-type="float" office:value="82.39013672">
            <text:p>82,39</text:p>
          </table:table-cell>
          <table:table-cell office:value-type="float" office:value="0.17484558">
            <text:p>0,17</text:p>
          </table:table-cell>
          <table:table-cell/>
          <table:table-cell office:value-type="float" office:value="0.02694697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2362976">
            <text:p>82,42</text:p>
          </table:table-cell>
          <table:table-cell office:value-type="float" office:value="0.12702495">
            <text:p>0,13</text:p>
          </table:table-cell>
          <table:table-cell office:value-type="float" office:value="0.01859234">
            <text:p>0,02</text:p>
          </table:table-cell>
          <table:table-cell office:value-type="float" office:value="-0.33955884">
            <text:p>-0,34</text:p>
          </table:table-cell>
          <table:table-cell office:value-type="float" office:value="0.07329085">
            <text:p>0,07</text:p>
          </table:table-cell>
          <table:table-cell office:value-type="float" office:value="-0.00685493">
            <text:p>-0,01</text:p>
          </table:table-cell>
          <table:table-cell office:value-type="float" office:value="0.0286613">
            <text:p>0,03</text:p>
          </table:table-cell>
          <table:table-cell office:value-type="float" office:value="0.25259307">
            <text:p>0,25</text:p>
          </table:table-cell>
          <table:table-cell office:value-type="float" office:value="4.6484375">
            <text:p>4,65</text:p>
          </table:table-cell>
          <table:table-cell office:value-type="float" office:value="0.02494507">
            <text:p>0,02</text:p>
          </table:table-cell>
          <table:table-cell office:value-type="float" office:value="11.59412479">
            <text:p>11,59</text:p>
          </table:table-cell>
          <table:table-cell office:value-type="float" office:value="20">
            <text:p>20</text:p>
          </table:table-cell>
          <table:table-cell office:value-type="float" office:value="82.42362976">
            <text:p>82,42</text:p>
          </table:table-cell>
          <table:table-cell office:value-type="float" office:value="0.19541565">
            <text:p>0,2</text:p>
          </table:table-cell>
          <table:table-cell/>
          <table:table-cell office:value-type="float" office:value="0.00685493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4082184">
            <text:p>82,74</text:p>
          </table:table-cell>
          <table:table-cell office:value-type="float" office:value="0.12573744">
            <text:p>0,13</text:p>
          </table:table-cell>
          <table:table-cell office:value-type="float" office:value="0.02083607">
            <text:p>0,02</text:p>
          </table:table-cell>
          <table:table-cell office:value-type="float" office:value="-0.34255064">
            <text:p>-0,34</text:p>
          </table:table-cell>
          <table:table-cell office:value-type="float" office:value="0.08685383">
            <text:p>0,09</text:p>
          </table:table-cell>
          <table:table-cell office:value-type="float" office:value="-0.01334272">
            <text:p>-0,01</text:p>
          </table:table-cell>
          <table:table-cell office:value-type="float" office:value="0.03516126">
            <text:p>0,04</text:p>
          </table:table-cell>
          <table:table-cell office:value-type="float" office:value="0.24769191">
            <text:p>0,25</text:p>
          </table:table-cell>
          <table:table-cell office:value-type="float" office:value="4.48242188">
            <text:p>4,48</text:p>
          </table:table-cell>
          <table:table-cell office:value-type="float" office:value="0.02612915">
            <text:p>0,03</text:p>
          </table:table-cell>
          <table:table-cell office:value-type="float" office:value="11.5956192">
            <text:p>11,6</text:p>
          </table:table-cell>
          <table:table-cell office:value-type="float" office:value="21">
            <text:p>21</text:p>
          </table:table-cell>
          <table:table-cell office:value-type="float" office:value="82.74082184">
            <text:p>82,74</text:p>
          </table:table-cell>
          <table:table-cell office:value-type="float" office:value="0.20975964">
            <text:p>0,21</text:p>
          </table:table-cell>
          <table:table-cell/>
          <table:table-cell office:value-type="float" office:value="0.01334272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3457031">
            <text:p>82,43</text:p>
          </table:table-cell>
          <table:table-cell office:value-type="float" office:value="0.12632085">
            <text:p>0,13</text:p>
          </table:table-cell>
          <table:table-cell office:value-type="float" office:value="0.0224373">
            <text:p>0,02</text:p>
          </table:table-cell>
          <table:table-cell office:value-type="float" office:value="-0.36284128">
            <text:p>-0,36</text:p>
          </table:table-cell>
          <table:table-cell office:value-type="float" office:value="0.09723588">
            <text:p>0,1</text:p>
          </table:table-cell>
          <table:table-cell office:value-type="float" office:value="-0.00541152">
            <text:p>-0,01</text:p>
          </table:table-cell>
          <table:table-cell office:value-type="float" office:value="0.04085534">
            <text:p>0,04</text:p>
          </table:table-cell>
          <table:table-cell office:value-type="float" office:value="0.24314629">
            <text:p>0,24</text:p>
          </table:table-cell>
          <table:table-cell office:value-type="float" office:value="4.23828125">
            <text:p>4,24</text:p>
          </table:table-cell>
          <table:table-cell office:value-type="float" office:value="0.0241272">
            <text:p>0,02</text:p>
          </table:table-cell>
          <table:table-cell office:value-type="float" office:value="11.59498978">
            <text:p>11,59</text:p>
          </table:table-cell>
          <table:table-cell office:value-type="float" office:value="22">
            <text:p>22</text:p>
          </table:table-cell>
          <table:table-cell office:value-type="float" office:value="82.43457031">
            <text:p>82,43</text:p>
          </table:table-cell>
          <table:table-cell office:value-type="float" office:value="0.20914404">
            <text:p>0,21</text:p>
          </table:table-cell>
          <table:table-cell/>
          <table:table-cell office:value-type="float" office:value="0.00541152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9443359">
            <text:p>82,29</text:p>
          </table:table-cell>
          <table:table-cell office:value-type="float" office:value="0.12885562">
            <text:p>0,13</text:p>
          </table:table-cell>
          <table:table-cell office:value-type="float" office:value="0.02303965">
            <text:p>0,02</text:p>
          </table:table-cell>
          <table:table-cell office:value-type="float" office:value="-0.39806566">
            <text:p>-0,4</text:p>
          </table:table-cell>
          <table:table-cell office:value-type="float" office:value="0.12955804">
            <text:p>0,13</text:p>
          </table:table-cell>
          <table:table-cell office:value-type="float" office:value="0.01618428">
            <text:p>0,02</text:p>
          </table:table-cell>
          <table:table-cell office:value-type="float" office:value="0.04244587">
            <text:p>0,04</text:p>
          </table:table-cell>
          <table:table-cell office:value-type="float" office:value="0.23898476">
            <text:p>0,24</text:p>
          </table:table-cell>
          <table:table-cell office:value-type="float" office:value="4.609375">
            <text:p>4,61</text:p>
          </table:table-cell>
          <table:table-cell office:value-type="float" office:value="0.02452393">
            <text:p>0,02</text:p>
          </table:table-cell>
          <table:table-cell office:value-type="float" office:value="11.59526825">
            <text:p>11,6</text:p>
          </table:table-cell>
          <table:table-cell office:value-type="float" office:value="23">
            <text:p>23</text:p>
          </table:table-cell>
          <table:table-cell office:value-type="float" office:value="82.29443359">
            <text:p>82,29</text:p>
          </table:table-cell>
          <table:table-cell office:value-type="float" office:value="0.2123822">
            <text:p>0,21</text:p>
          </table:table-cell>
          <table:table-cell/>
          <table:table-cell office:value-type="float" office:value="-0.01618428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1454926">
            <text:p>82,51</text:p>
          </table:table-cell>
          <table:table-cell office:value-type="float" office:value="0.12681875">
            <text:p>0,13</text:p>
          </table:table-cell>
          <table:table-cell office:value-type="float" office:value="0.02629733">
            <text:p>0,03</text:p>
          </table:table-cell>
          <table:table-cell office:value-type="float" office:value="-0.40422106">
            <text:p>-0,4</text:p>
          </table:table-cell>
          <table:table-cell office:value-type="float" office:value="0.13461955">
            <text:p>0,13</text:p>
          </table:table-cell>
          <table:table-cell office:value-type="float" office:value="0.02316997">
            <text:p>0,02</text:p>
          </table:table-cell>
          <table:table-cell office:value-type="float" office:value="0.0319643">
            <text:p>0,03</text:p>
          </table:table-cell>
          <table:table-cell office:value-type="float" office:value="0.23108388">
            <text:p>0,23</text:p>
          </table:table-cell>
          <table:table-cell office:value-type="float" office:value="4.453125">
            <text:p>4,45</text:p>
          </table:table-cell>
          <table:table-cell office:value-type="float" office:value="0.02418213">
            <text:p>0,02</text:p>
          </table:table-cell>
          <table:table-cell office:value-type="float" office:value="11.59428596">
            <text:p>11,59</text:p>
          </table:table-cell>
          <table:table-cell office:value-type="float" office:value="24">
            <text:p>24</text:p>
          </table:table-cell>
          <table:table-cell office:value-type="float" office:value="82.51454926">
            <text:p>82,51</text:p>
          </table:table-cell>
          <table:table-cell office:value-type="float" office:value="0.22630078">
            <text:p>0,23</text:p>
          </table:table-cell>
          <table:table-cell/>
          <table:table-cell office:value-type="float" office:value="-0.02316997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0312195">
            <text:p>82,4</text:p>
          </table:table-cell>
          <table:table-cell office:value-type="float" office:value="0.12887573">
            <text:p>0,13</text:p>
          </table:table-cell>
          <table:table-cell office:value-type="float" office:value="0.02525326">
            <text:p>0,03</text:p>
          </table:table-cell>
          <table:table-cell office:value-type="float" office:value="-0.4413709">
            <text:p>-0,44</text:p>
          </table:table-cell>
          <table:table-cell office:value-type="float" office:value="0.16545486">
            <text:p>0,17</text:p>
          </table:table-cell>
          <table:table-cell office:value-type="float" office:value="0.02154048">
            <text:p>0,02</text:p>
          </table:table-cell>
          <table:table-cell office:value-type="float" office:value="0.04471502">
            <text:p>0,04</text:p>
          </table:table-cell>
          <table:table-cell office:value-type="float" office:value="0.22437973">
            <text:p>0,22</text:p>
          </table:table-cell>
          <table:table-cell office:value-type="float" office:value="4.6484375">
            <text:p>4,65</text:p>
          </table:table-cell>
          <table:table-cell office:value-type="float" office:value="0.02488403">
            <text:p>0,02</text:p>
          </table:table-cell>
          <table:table-cell office:value-type="float" office:value="11.59432983">
            <text:p>11,59</text:p>
          </table:table-cell>
          <table:table-cell office:value-type="float" office:value="25">
            <text:p>25</text:p>
          </table:table-cell>
          <table:table-cell office:value-type="float" office:value="82.40312195">
            <text:p>82,4</text:p>
          </table:table-cell>
          <table:table-cell office:value-type="float" office:value="0.23932348">
            <text:p>0,24</text:p>
          </table:table-cell>
          <table:table-cell/>
          <table:table-cell office:value-type="float" office:value="-0.02154048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5868835">
            <text:p>82,36</text:p>
          </table:table-cell>
          <table:table-cell office:value-type="float" office:value="0.12369556">
            <text:p>0,12</text:p>
          </table:table-cell>
          <table:table-cell office:value-type="float" office:value="0.03139717">
            <text:p>0,03</text:p>
          </table:table-cell>
          <table:table-cell office:value-type="float" office:value="-0.43102089">
            <text:p>-0,43</text:p>
          </table:table-cell>
          <table:table-cell office:value-type="float" office:value="0.153845">
            <text:p>0,15</text:p>
          </table:table-cell>
          <table:table-cell office:value-type="float" office:value="0.03343476">
            <text:p>0,03</text:p>
          </table:table-cell>
          <table:table-cell office:value-type="float" office:value="0.05694883">
            <text:p>0,06</text:p>
          </table:table-cell>
          <table:table-cell office:value-type="float" office:value="0.21541864">
            <text:p>0,22</text:p>
          </table:table-cell>
          <table:table-cell office:value-type="float" office:value="4.66796875">
            <text:p>4,67</text:p>
          </table:table-cell>
          <table:table-cell office:value-type="float" office:value="0.02507935">
            <text:p>0,03</text:p>
          </table:table-cell>
          <table:table-cell office:value-type="float" office:value="11.59375858">
            <text:p>11,59</text:p>
          </table:table-cell>
          <table:table-cell office:value-type="float" office:value="26">
            <text:p>26</text:p>
          </table:table-cell>
          <table:table-cell office:value-type="float" office:value="82.35868835">
            <text:p>82,36</text:p>
          </table:table-cell>
          <table:table-cell office:value-type="float" office:value="0.25005394">
            <text:p>0,25</text:p>
          </table:table-cell>
          <table:table-cell/>
          <table:table-cell office:value-type="float" office:value="-0.03343476">
            <text:p>-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3593597">
            <text:p>82,44</text:p>
          </table:table-cell>
          <table:table-cell office:value-type="float" office:value="0.11764029">
            <text:p>0,12</text:p>
          </table:table-cell>
          <table:table-cell office:value-type="float" office:value="0.0406833">
            <text:p>0,04</text:p>
          </table:table-cell>
          <table:table-cell office:value-type="float" office:value="-0.39393172">
            <text:p>-0,39</text:p>
          </table:table-cell>
          <table:table-cell office:value-type="float" office:value="0.10987152">
            <text:p>0,11</text:p>
          </table:table-cell>
          <table:table-cell office:value-type="float" office:value="0.03251943">
            <text:p>0,03</text:p>
          </table:table-cell>
          <table:table-cell office:value-type="float" office:value="0.05872492">
            <text:p>0,06</text:p>
          </table:table-cell>
          <table:table-cell office:value-type="float" office:value="0.20326418">
            <text:p>0,2</text:p>
          </table:table-cell>
          <table:table-cell office:value-type="float" office:value="4.39453125">
            <text:p>4,39</text:p>
          </table:table-cell>
          <table:table-cell office:value-type="float" office:value="0.02405396">
            <text:p>0,02</text:p>
          </table:table-cell>
          <table:table-cell office:value-type="float" office:value="11.59475517">
            <text:p>11,59</text:p>
          </table:table-cell>
          <table:table-cell office:value-type="float" office:value="27">
            <text:p>27</text:p>
          </table:table-cell>
          <table:table-cell office:value-type="float" office:value="82.43593597">
            <text:p>82,44</text:p>
          </table:table-cell>
          <table:table-cell office:value-type="float" office:value="0.27106947">
            <text:p>0,27</text:p>
          </table:table-cell>
          <table:table-cell/>
          <table:table-cell office:value-type="float" office:value="-0.03251943">
            <text:p>-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8486633">
            <text:p>82,28</text:p>
          </table:table-cell>
          <table:table-cell office:value-type="float" office:value="0.11719268">
            <text:p>0,12</text:p>
          </table:table-cell>
          <table:table-cell office:value-type="float" office:value="0.04286177">
            <text:p>0,04</text:p>
          </table:table-cell>
          <table:table-cell office:value-type="float" office:value="-0.4477689">
            <text:p>-0,45</text:p>
          </table:table-cell>
          <table:table-cell office:value-type="float" office:value="0.15060191">
            <text:p>0,15</text:p>
          </table:table-cell>
          <table:table-cell office:value-type="float" office:value="0.04422764">
            <text:p>0,04</text:p>
          </table:table-cell>
          <table:table-cell office:value-type="float" office:value="0.05893434">
            <text:p>0,06</text:p>
          </table:table-cell>
          <table:table-cell office:value-type="float" office:value="0.19542044">
            <text:p>0,2</text:p>
          </table:table-cell>
          <table:table-cell office:value-type="float" office:value="4.28710938">
            <text:p>4,29</text:p>
          </table:table-cell>
          <table:table-cell office:value-type="float" office:value="0.02520142">
            <text:p>0,03</text:p>
          </table:table-cell>
          <table:table-cell office:value-type="float" office:value="11.59620571">
            <text:p>11,6</text:p>
          </table:table-cell>
          <table:table-cell office:value-type="float" office:value="28">
            <text:p>28</text:p>
          </table:table-cell>
          <table:table-cell office:value-type="float" office:value="82.28486633">
            <text:p>82,28</text:p>
          </table:table-cell>
          <table:table-cell office:value-type="float" office:value="0.27775598">
            <text:p>0,28</text:p>
          </table:table-cell>
          <table:table-cell/>
          <table:table-cell office:value-type="float" office:value="-0.04422764">
            <text:p>-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3476257">
            <text:p>82,33</text:p>
          </table:table-cell>
          <table:table-cell office:value-type="float" office:value="0.11551792">
            <text:p>0,12</text:p>
          </table:table-cell>
          <table:table-cell office:value-type="float" office:value="0.04534645">
            <text:p>0,05</text:p>
          </table:table-cell>
          <table:table-cell office:value-type="float" office:value="-0.5052498">
            <text:p>-0,51</text:p>
          </table:table-cell>
          <table:table-cell office:value-type="float" office:value="0.20483309">
            <text:p>0,2</text:p>
          </table:table-cell>
          <table:table-cell office:value-type="float" office:value="0.06857447">
            <text:p>0,07</text:p>
          </table:table-cell>
          <table:table-cell office:value-type="float" office:value="0.06534152">
            <text:p>0,07</text:p>
          </table:table-cell>
          <table:table-cell office:value-type="float" office:value="0.18466586">
            <text:p>0,18</text:p>
          </table:table-cell>
          <table:table-cell office:value-type="float" office:value="4.79492188">
            <text:p>4,79</text:p>
          </table:table-cell>
          <table:table-cell office:value-type="float" office:value="0.02428589">
            <text:p>0,02</text:p>
          </table:table-cell>
          <table:table-cell office:value-type="float" office:value="11.59525299">
            <text:p>11,6</text:p>
          </table:table-cell>
          <table:table-cell office:value-type="float" office:value="29">
            <text:p>29</text:p>
          </table:table-cell>
          <table:table-cell office:value-type="float" office:value="82.33476257">
            <text:p>82,33</text:p>
          </table:table-cell>
          <table:table-cell office:value-type="float" office:value="0.28094408">
            <text:p>0,28</text:p>
          </table:table-cell>
          <table:table-cell/>
          <table:table-cell office:value-type="float" office:value="-0.06857447">
            <text:p>-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7392578">
            <text:p>82,27</text:p>
          </table:table-cell>
          <table:table-cell office:value-type="float" office:value="0.11149951">
            <text:p>0,11</text:p>
          </table:table-cell>
          <table:table-cell office:value-type="float" office:value="0.05084785">
            <text:p>0,05</text:p>
          </table:table-cell>
          <table:table-cell office:value-type="float" office:value="-0.53544068">
            <text:p>-0,54</text:p>
          </table:table-cell>
          <table:table-cell office:value-type="float" office:value="0.23300555">
            <text:p>0,23</text:p>
          </table:table-cell>
          <table:table-cell office:value-type="float" office:value="0.07232129">
            <text:p>0,07</text:p>
          </table:table-cell>
          <table:table-cell office:value-type="float" office:value="0.07700538">
            <text:p>0,08</text:p>
          </table:table-cell>
          <table:table-cell office:value-type="float" office:value="0.17433663">
            <text:p>0,17</text:p>
          </table:table-cell>
          <table:table-cell office:value-type="float" office:value="4.31640625">
            <text:p>4,32</text:p>
          </table:table-cell>
          <table:table-cell office:value-type="float" office:value="0.02560425">
            <text:p>0,03</text:p>
          </table:table-cell>
          <table:table-cell office:value-type="float" office:value="11.59428596">
            <text:p>11,59</text:p>
          </table:table-cell>
          <table:table-cell office:value-type="float" office:value="30">
            <text:p>30</text:p>
          </table:table-cell>
          <table:table-cell office:value-type="float" office:value="82.27392578">
            <text:p>82,27</text:p>
          </table:table-cell>
          <table:table-cell office:value-type="float" office:value="0.29118907">
            <text:p>0,29</text:p>
          </table:table-cell>
          <table:table-cell/>
          <table:table-cell office:value-type="float" office:value="-0.07232129">
            <text:p>-0,07</text:p>
          </table:table-cell>
          <table:table-cell table:number-columns-repeated="239"/>
        </table:table-row>
      </table:table>
      <table:table table:name="pgach609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2:05:3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64061">
            <text:p>0,63</text:p>
          </table:table-cell>
          <table:table-cell office:value-type="float" office:value="-0.13809444">
            <text:p>-0,14</text:p>
          </table:table-cell>
          <table:table-cell office:value-type="float" office:value="-0.0163712">
            <text:p>-0,02</text:p>
          </table:table-cell>
          <table:table-cell office:value-type="float" office:value="-0.08360606">
            <text:p>-0,08</text:p>
          </table:table-cell>
          <table:table-cell office:value-type="float" office:value="-0.14083636">
            <text:p>-0,14</text:p>
          </table:table-cell>
          <table:table-cell office:value-type="float" office:value="-0.36360809">
            <text:p>-0,36</text:p>
          </table:table-cell>
          <table:table-cell office:value-type="float" office:value="-0.1152178">
            <text:p>-0,12</text:p>
          </table:table-cell>
          <table:table-cell office:value-type="float" office:value="0.01257029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347656">
            <text:p>-0,01</text:p>
          </table:table-cell>
          <table:table-cell office:value-type="float" office:value="0.00414228">
            <text:p>0</text:p>
          </table:table-cell>
          <table:table-cell office:value-type="float" office:value="-5">
            <text:p>-5</text:p>
          </table:table-cell>
          <table:table-cell office:value-type="float" office:value="0.6316406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36080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40041">
            <text:p>0,64</text:p>
          </table:table-cell>
          <table:table-cell office:value-type="float" office:value="-0.14125785">
            <text:p>-0,14</text:p>
          </table:table-cell>
          <table:table-cell office:value-type="float" office:value="-0.01686312">
            <text:p>-0,02</text:p>
          </table:table-cell>
          <table:table-cell office:value-type="float" office:value="-0.06992061">
            <text:p>-0,07</text:p>
          </table:table-cell>
          <table:table-cell office:value-type="float" office:value="-0.13999191">
            <text:p>-0,14</text:p>
          </table:table-cell>
          <table:table-cell office:value-type="float" office:value="-0.37908578">
            <text:p>-0,38</text:p>
          </table:table-cell>
          <table:table-cell office:value-type="float" office:value="-0.10746265">
            <text:p>-0,11</text:p>
          </table:table-cell>
          <table:table-cell office:value-type="float" office:value="0.01420665">
            <text:p>0,01</text:p>
          </table:table-cell>
          <table:table-cell office:value-type="float" office:value="6240.234375">
            <text:p>6240,23</text:p>
          </table:table-cell>
          <table:table-cell office:value-type="float" office:value="-0.01382751">
            <text:p>-0,01</text:p>
          </table:table-cell>
          <table:table-cell office:value-type="float" office:value="0.00315352">
            <text:p>0</text:p>
          </table:table-cell>
          <table:table-cell office:value-type="float" office:value="-4">
            <text:p>-4</text:p>
          </table:table-cell>
          <table:table-cell office:value-type="float" office:value="0.63540041">
            <text:p>0,64</text:p>
          </table:table-cell>
          <table:table-cell office:value-type="float" office:value="5.11688948">
            <text:p>5,12</text:p>
          </table:table-cell>
          <table:table-cell/>
          <table:table-cell office:value-type="float" office:value="0.37908578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209">
            <text:p>0,61</text:p>
          </table:table-cell>
          <table:table-cell office:value-type="float" office:value="-0.14738606">
            <text:p>-0,15</text:p>
          </table:table-cell>
          <table:table-cell office:value-type="float" office:value="-0.01221754">
            <text:p>-0,01</text:p>
          </table:table-cell>
          <table:table-cell office:value-type="float" office:value="-0.04940255">
            <text:p>-0,05</text:p>
          </table:table-cell>
          <table:table-cell office:value-type="float" office:value="-0.14935854">
            <text:p>-0,15</text:p>
          </table:table-cell>
          <table:table-cell office:value-type="float" office:value="-0.38930529">
            <text:p>-0,39</text:p>
          </table:table-cell>
          <table:table-cell office:value-type="float" office:value="-0.09959352">
            <text:p>-0,1</text:p>
          </table:table-cell>
          <table:table-cell office:value-type="float" office:value="0.0153383">
            <text:p>0,02</text:p>
          </table:table-cell>
          <table:table-cell office:value-type="float" office:value="5473.6328125">
            <text:p>5473,63</text:p>
          </table:table-cell>
          <table:table-cell office:value-type="float" office:value="-0.01343689">
            <text:p>-0,01</text:p>
          </table:table-cell>
          <table:table-cell office:value-type="float" office:value="0.0039665">
            <text:p>0</text:p>
          </table:table-cell>
          <table:table-cell office:value-type="float" office:value="-3">
            <text:p>-3</text:p>
          </table:table-cell>
          <table:table-cell office:value-type="float" office:value="0.614209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930529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14244729">
            <text:p>-0,14</text:p>
          </table:table-cell>
          <table:table-cell office:value-type="float" office:value="-0.02367462">
            <text:p>-0,02</text:p>
          </table:table-cell>
          <table:table-cell office:value-type="float" office:value="-0.05276832">
            <text:p>-0,05</text:p>
          </table:table-cell>
          <table:table-cell office:value-type="float" office:value="-0.11870974">
            <text:p>-0,12</text:p>
          </table:table-cell>
          <table:table-cell office:value-type="float" office:value="-0.41510811">
            <text:p>-0,42</text:p>
          </table:table-cell>
          <table:table-cell office:value-type="float" office:value="-0.09171908">
            <text:p>-0,09</text:p>
          </table:table-cell>
          <table:table-cell office:value-type="float" office:value="0.01616679">
            <text:p>0,02</text:p>
          </table:table-cell>
          <table:table-cell office:value-type="float" office:value="6137.6953125">
            <text:p>6137,7</text:p>
          </table:table-cell>
          <table:table-cell office:value-type="float" office:value="-0.01311951">
            <text:p>-0,01</text:p>
          </table:table-cell>
          <table:table-cell office:value-type="float" office:value="0.00288252">
            <text:p>0</text:p>
          </table:table-cell>
          <table:table-cell office:value-type="float" office:value="-2">
            <text:p>-2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0811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8926">
            <text:p>0,61</text:p>
          </table:table-cell>
          <table:table-cell office:value-type="float" office:value="-0.13861749">
            <text:p>-0,14</text:p>
          </table:table-cell>
          <table:table-cell office:value-type="float" office:value="-0.02413642">
            <text:p>-0,02</text:p>
          </table:table-cell>
          <table:table-cell office:value-type="float" office:value="-0.05412272">
            <text:p>-0,05</text:p>
          </table:table-cell>
          <table:table-cell office:value-type="float" office:value="-0.11604428">
            <text:p>-0,12</text:p>
          </table:table-cell>
          <table:table-cell office:value-type="float" office:value="-0.41516343">
            <text:p>-0,42</text:p>
          </table:table-cell>
          <table:table-cell office:value-type="float" office:value="-0.08356631">
            <text:p>-0,08</text:p>
          </table:table-cell>
          <table:table-cell office:value-type="float" office:value="0.01687784">
            <text:p>0,02</text:p>
          </table:table-cell>
          <table:table-cell office:value-type="float" office:value="6318.359375">
            <text:p>6318,36</text:p>
          </table:table-cell>
          <table:table-cell office:value-type="float" office:value="-0.01442871">
            <text:p>-0,01</text:p>
          </table:table-cell>
          <table:table-cell office:value-type="float" office:value="0.00330732">
            <text:p>0</text:p>
          </table:table-cell>
          <table:table-cell office:value-type="float" office:value="-1">
            <text:p>-1</text:p>
          </table:table-cell>
          <table:table-cell office:value-type="float" office:value="0.614892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634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-0.13576838">
            <text:p>-0,14</text:p>
          </table:table-cell>
          <table:table-cell office:value-type="float" office:value="-0.02546157">
            <text:p>-0,03</text:p>
          </table:table-cell>
          <table:table-cell office:value-type="float" office:value="-0.05597743">
            <text:p>-0,06</text:p>
          </table:table-cell>
          <table:table-cell office:value-type="float" office:value="-0.10653517">
            <text:p>-0,11</text:p>
          </table:table-cell>
          <table:table-cell office:value-type="float" office:value="-0.42184484">
            <text:p>-0,42</text:p>
          </table:table-cell>
          <table:table-cell office:value-type="float" office:value="-0.07612132">
            <text:p>-0,08</text:p>
          </table:table-cell>
          <table:table-cell office:value-type="float" office:value="0.01704608">
            <text:p>0,02</text:p>
          </table:table-cell>
          <table:table-cell office:value-type="float" office:value="6147.4609375">
            <text:p>6147,46</text:p>
          </table:table-cell>
          <table:table-cell office:value-type="float" office:value="-0.01422729">
            <text:p>-0,01</text:p>
          </table:table-cell>
          <table:table-cell office:value-type="float" office:value="0.00294111">
            <text:p>0</text:p>
          </table:table-cell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184484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3334174">
            <text:p>-0,13</text:p>
          </table:table-cell>
          <table:table-cell office:value-type="float" office:value="-0.02741919">
            <text:p>-0,03</text:p>
          </table:table-cell>
          <table:table-cell office:value-type="float" office:value="-0.05272537">
            <text:p>-0,05</text:p>
          </table:table-cell>
          <table:table-cell office:value-type="float" office:value="-0.09837045">
            <text:p>-0,1</text:p>
          </table:table-cell>
          <table:table-cell office:value-type="float" office:value="-0.43137789">
            <text:p>-0,43</text:p>
          </table:table-cell>
          <table:table-cell office:value-type="float" office:value="-0.06850667">
            <text:p>-0,07</text:p>
          </table:table-cell>
          <table:table-cell office:value-type="float" office:value="0.01711115">
            <text:p>0,02</text:p>
          </table:table-cell>
          <table:table-cell office:value-type="float" office:value="6210.9375">
            <text:p>6210,94</text:p>
          </table:table-cell>
          <table:table-cell office:value-type="float" office:value="-0.01408081">
            <text:p>-0,01</text:p>
          </table:table-cell>
          <table:table-cell office:value-type="float" office:value="0.00318281">
            <text:p>0</text:p>
          </table:table-cell>
          <table:table-cell office:value-type="float" office:value="1">
            <text:p>1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13778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12392439">
            <text:p>-0,12</text:p>
          </table:table-cell>
          <table:table-cell office:value-type="float" office:value="-0.03234586">
            <text:p>-0,03</text:p>
          </table:table-cell>
          <table:table-cell office:value-type="float" office:value="-0.0551562">
            <text:p>-0,06</text:p>
          </table:table-cell>
          <table:table-cell office:value-type="float" office:value="-0.09528277">
            <text:p>-0,1</text:p>
          </table:table-cell>
          <table:table-cell office:value-type="float" office:value="-0.43027899">
            <text:p>-0,43</text:p>
          </table:table-cell>
          <table:table-cell office:value-type="float" office:value="-0.06089069">
            <text:p>-0,06</text:p>
          </table:table-cell>
          <table:table-cell office:value-type="float" office:value="0.0166969">
            <text:p>0,02</text:p>
          </table:table-cell>
          <table:table-cell office:value-type="float" office:value="6420.8984375">
            <text:p>6420,9</text:p>
          </table:table-cell>
          <table:table-cell office:value-type="float" office:value="-0.01396789">
            <text:p>-0,01</text:p>
          </table:table-cell>
          <table:table-cell office:value-type="float" office:value="0.0033293">
            <text:p>0</text:p>
          </table:table-cell>
          <table:table-cell office:value-type="float" office:value="2">
            <text:p>2</text:p>
          </table:table-cell>
          <table:table-cell office:value-type="float" office:value="0.6292480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789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10742">
            <text:p>0,61</text:p>
          </table:table-cell>
          <table:table-cell office:value-type="float" office:value="-0.11638799">
            <text:p>-0,12</text:p>
          </table:table-cell>
          <table:table-cell office:value-type="float" office:value="-0.03749339">
            <text:p>-0,04</text:p>
          </table:table-cell>
          <table:table-cell office:value-type="float" office:value="-0.05720043">
            <text:p>-0,06</text:p>
          </table:table-cell>
          <table:table-cell office:value-type="float" office:value="-0.08763094">
            <text:p>-0,09</text:p>
          </table:table-cell>
          <table:table-cell office:value-type="float" office:value="-0.43444324">
            <text:p>-0,43</text:p>
          </table:table-cell>
          <table:table-cell office:value-type="float" office:value="-0.0531594">
            <text:p>-0,05</text:p>
          </table:table-cell>
          <table:table-cell office:value-type="float" office:value="0.01637471">
            <text:p>0,02</text:p>
          </table:table-cell>
          <table:table-cell office:value-type="float" office:value="5810.546875">
            <text:p>5810,55</text:p>
          </table:table-cell>
          <table:table-cell office:value-type="float" office:value="-0.01386414">
            <text:p>-0,01</text:p>
          </table:table-cell>
          <table:table-cell office:value-type="float" office:value="0.00362959">
            <text:p>0</text:p>
          </table:table-cell>
          <table:table-cell office:value-type="float" office:value="3">
            <text:p>3</text:p>
          </table:table-cell>
          <table:table-cell office:value-type="float" office:value="0.6101074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4432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967772">
            <text:p>0,62</text:p>
          </table:table-cell>
          <table:table-cell office:value-type="float" office:value="-0.11055903">
            <text:p>-0,11</text:p>
          </table:table-cell>
          <table:table-cell office:value-type="float" office:value="-0.03990025">
            <text:p>-0,04</text:p>
          </table:table-cell>
          <table:table-cell office:value-type="float" office:value="-0.05557061">
            <text:p>-0,06</text:p>
          </table:table-cell>
          <table:table-cell office:value-type="float" office:value="-0.08405109">
            <text:p>-0,08</text:p>
          </table:table-cell>
          <table:table-cell office:value-type="float" office:value="-0.4371691">
            <text:p>-0,44</text:p>
          </table:table-cell>
          <table:table-cell office:value-type="float" office:value="-0.04528762">
            <text:p>-0,05</text:p>
          </table:table-cell>
          <table:table-cell office:value-type="float" office:value="0.01543829">
            <text:p>0,02</text:p>
          </table:table-cell>
          <table:table-cell office:value-type="float" office:value="5786.1328125">
            <text:p>5786,13</text:p>
          </table:table-cell>
          <table:table-cell office:value-type="float" office:value="-0.0142334">
            <text:p>-0,01</text:p>
          </table:table-cell>
          <table:table-cell office:value-type="float" office:value="0.00377607">
            <text:p>0</text:p>
          </table:table-cell>
          <table:table-cell office:value-type="float" office:value="4">
            <text:p>4</text:p>
          </table:table-cell>
          <table:table-cell office:value-type="float" office:value="0.61967772">
            <text:p>0,62</text:p>
          </table:table-cell>
          <table:table-cell office:value-type="float" office:value="5.11694717">
            <text:p>5,12</text:p>
          </table:table-cell>
          <table:table-cell/>
          <table:table-cell office:value-type="float" office:value="0.437169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18553">
            <text:p>0,64</text:p>
          </table:table-cell>
          <table:table-cell office:value-type="float" office:value="-0.10563032">
            <text:p>-0,11</text:p>
          </table:table-cell>
          <table:table-cell office:value-type="float" office:value="-0.04049507">
            <text:p>-0,04</text:p>
          </table:table-cell>
          <table:table-cell office:value-type="float" office:value="-0.0577336">
            <text:p>-0,06</text:p>
          </table:table-cell>
          <table:table-cell office:value-type="float" office:value="-0.08159805">
            <text:p>-0,08</text:p>
          </table:table-cell>
          <table:table-cell office:value-type="float" office:value="-0.43486822">
            <text:p>-0,43</text:p>
          </table:table-cell>
          <table:table-cell office:value-type="float" office:value="-0.03732835">
            <text:p>-0,04</text:p>
          </table:table-cell>
          <table:table-cell office:value-type="float" office:value="0.01431458">
            <text:p>0,01</text:p>
          </table:table-cell>
          <table:table-cell office:value-type="float" office:value="5776.3671875">
            <text:p>5776,37</text:p>
          </table:table-cell>
          <table:table-cell office:value-type="float" office:value="-0.014401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6401855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8682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-0.09861194">
            <text:p>-0,1</text:p>
          </table:table-cell>
          <table:table-cell office:value-type="float" office:value="-0.04466881">
            <text:p>-0,04</text:p>
          </table:table-cell>
          <table:table-cell office:value-type="float" office:value="-0.06010884">
            <text:p>-0,06</text:p>
          </table:table-cell>
          <table:table-cell office:value-type="float" office:value="-0.07375711">
            <text:p>-0,07</text:p>
          </table:table-cell>
          <table:table-cell office:value-type="float" office:value="-0.43736526">
            <text:p>-0,44</text:p>
          </table:table-cell>
          <table:table-cell office:value-type="float" office:value="-0.02954802">
            <text:p>-0,03</text:p>
          </table:table-cell>
          <table:table-cell office:value-type="float" office:value="0.01289883">
            <text:p>0,01</text:p>
          </table:table-cell>
          <table:table-cell office:value-type="float" office:value="5693.359375">
            <text:p>5693,36</text:p>
          </table:table-cell>
          <table:table-cell office:value-type="float" office:value="-0.0139801">
            <text:p>-0,01</text:p>
          </table:table-cell>
          <table:table-cell office:value-type="float" office:value="0.00297773">
            <text:p>0</text:p>
          </table:table-cell>
          <table:table-cell office:value-type="float" office:value="6">
            <text:p>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73652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-0.09183244">
            <text:p>-0,09</text:p>
          </table:table-cell>
          <table:table-cell office:value-type="float" office:value="-0.04603663">
            <text:p>-0,05</text:p>
          </table:table-cell>
          <table:table-cell office:value-type="float" office:value="-0.06173866">
            <text:p>-0,06</text:p>
          </table:table-cell>
          <table:table-cell office:value-type="float" office:value="-0.07121341">
            <text:p>-0,07</text:p>
          </table:table-cell>
          <table:table-cell office:value-type="float" office:value="-0.43515238">
            <text:p>-0,44</text:p>
          </table:table-cell>
          <table:table-cell office:value-type="float" office:value="-0.02183131">
            <text:p>-0,02</text:p>
          </table:table-cell>
          <table:table-cell office:value-type="float" office:value="0.01151483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427307">
            <text:p>-0,01</text:p>
          </table:table-cell>
          <table:table-cell office:value-type="float" office:value="0.00368086">
            <text:p>0</text:p>
          </table:table-cell>
          <table:table-cell office:value-type="float" office:value="7">
            <text:p>7</text:p>
          </table:table-cell>
          <table:table-cell office:value-type="float" office:value="0.6282226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51523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80468">
            <text:p>0,62</text:p>
          </table:table-cell>
          <table:table-cell office:value-type="float" office:value="-0.09034377">
            <text:p>-0,09</text:p>
          </table:table-cell>
          <table:table-cell office:value-type="float" office:value="-0.04259825">
            <text:p>-0,04</text:p>
          </table:table-cell>
          <table:table-cell office:value-type="float" office:value="-0.0576679">
            <text:p>-0,06</text:p>
          </table:table-cell>
          <table:table-cell office:value-type="float" office:value="-0.07709087">
            <text:p>-0,08</text:p>
          </table:table-cell>
          <table:table-cell office:value-type="float" office:value="-0.43022618">
            <text:p>-0,43</text:p>
          </table:table-cell>
          <table:table-cell office:value-type="float" office:value="-0.01412256">
            <text:p>-0,01</text:p>
          </table:table-cell>
          <table:table-cell office:value-type="float" office:value="0.00955152">
            <text:p>0,01</text:p>
          </table:table-cell>
          <table:table-cell office:value-type="float" office:value="6132.8125">
            <text:p>6132,81</text:p>
          </table:table-cell>
          <table:table-cell office:value-type="float" office:value="-0.01472778">
            <text:p>-0,01</text:p>
          </table:table-cell>
          <table:table-cell office:value-type="float" office:value="0.00361494">
            <text:p>0</text:p>
          </table:table-cell>
          <table:table-cell office:value-type="float" office:value="8">
            <text:p>8</text:p>
          </table:table-cell>
          <table:table-cell office:value-type="float" office:value="0.6248046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2618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112305">
            <text:p>0,65</text:p>
          </table:table-cell>
          <table:table-cell office:value-type="float" office:value="-0.08570928">
            <text:p>-0,09</text:p>
          </table:table-cell>
          <table:table-cell office:value-type="float" office:value="-0.04356702">
            <text:p>-0,04</text:p>
          </table:table-cell>
          <table:table-cell office:value-type="float" office:value="-0.05567673">
            <text:p>-0,06</text:p>
          </table:table-cell>
          <table:table-cell office:value-type="float" office:value="-0.0751818">
            <text:p>-0,08</text:p>
          </table:table-cell>
          <table:table-cell office:value-type="float" office:value="-0.43036449">
            <text:p>-0,43</text:p>
          </table:table-cell>
          <table:table-cell office:value-type="float" office:value="-0.0064761">
            <text:p>-0,01</text:p>
          </table:table-cell>
          <table:table-cell office:value-type="float" office:value="0.0070073">
            <text:p>0,01</text:p>
          </table:table-cell>
          <table:table-cell office:value-type="float" office:value="6264.6484375">
            <text:p>6264,65</text:p>
          </table:table-cell>
          <table:table-cell office:value-type="float" office:value="-0.01487427">
            <text:p>-0,01</text:p>
          </table:table-cell>
          <table:table-cell office:value-type="float" office:value="0.00340986">
            <text:p>0</text:p>
          </table:table-cell>
          <table:table-cell office:value-type="float" office:value="9">
            <text:p>9</text:p>
          </table:table-cell>
          <table:table-cell office:value-type="float" office:value="0.65112305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3644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8288532">
            <text:p>-0,08</text:p>
          </table:table-cell>
          <table:table-cell office:value-type="float" office:value="-0.04164956">
            <text:p>-0,04</text:p>
          </table:table-cell>
          <table:table-cell office:value-type="float" office:value="-0.05318273">
            <text:p>-0,05</text:p>
          </table:table-cell>
          <table:table-cell office:value-type="float" office:value="-0.07741466">
            <text:p>-0,08</text:p>
          </table:table-cell>
          <table:table-cell office:value-type="float" office:value="-0.42734942">
            <text:p>-0,43</text:p>
          </table:table-cell>
          <table:table-cell office:value-type="float" office:value="0.00114385">
            <text:p>0</text:p>
          </table:table-cell>
          <table:table-cell office:value-type="float" office:value="0.0046345">
            <text:p>0</text:p>
          </table:table-cell>
          <table:table-cell office:value-type="float" office:value="6098.6328125">
            <text:p>6098,63</text:p>
          </table:table-cell>
          <table:table-cell office:value-type="float" office:value="-0.01392212">
            <text:p>-0,01</text:p>
          </table:table-cell>
          <table:table-cell office:value-type="float" office:value="0.00313887">
            <text:p>0</text:p>
          </table:table-cell>
          <table:table-cell office:value-type="float" office:value="10">
            <text:p>10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7349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7676718">
            <text:p>-0,08</text:p>
          </table:table-cell>
          <table:table-cell office:value-type="float" office:value="-0.04324828">
            <text:p>-0,04</text:p>
          </table:table-cell>
          <table:table-cell office:value-type="float" office:value="-0.05439815">
            <text:p>-0,05</text:p>
          </table:table-cell>
          <table:table-cell office:value-type="float" office:value="-0.07454716">
            <text:p>-0,07</text:p>
          </table:table-cell>
          <table:table-cell office:value-type="float" office:value="-0.42467886">
            <text:p>-0,42</text:p>
          </table:table-cell>
          <table:table-cell office:value-type="float" office:value="0.00899311">
            <text:p>0,01</text:p>
          </table:table-cell>
          <table:table-cell office:value-type="float" office:value="0.00163001">
            <text:p>0</text:p>
          </table:table-cell>
          <table:table-cell office:value-type="float" office:value="6430.6640625">
            <text:p>6430,66</text:p>
          </table:table-cell>
          <table:table-cell office:value-type="float" office:value="-0.01447143">
            <text:p>-0,01</text:p>
          </table:table-cell>
          <table:table-cell office:value-type="float" office:value="0.00341719">
            <text:p>0</text:p>
          </table:table-cell>
          <table:table-cell office:value-type="float" office:value="11">
            <text:p>11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467886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12107">
            <text:p>0,62</text:p>
          </table:table-cell>
          <table:table-cell office:value-type="float" office:value="-0.06545126">
            <text:p>-0,07</text:p>
          </table:table-cell>
          <table:table-cell office:value-type="float" office:value="-0.04979877">
            <text:p>-0,05</text:p>
          </table:table-cell>
          <table:table-cell office:value-type="float" office:value="-0.06502862">
            <text:p>-0,07</text:p>
          </table:table-cell>
          <table:table-cell office:value-type="float" office:value="-0.06410813">
            <text:p>-0,06</text:p>
          </table:table-cell>
          <table:table-cell office:value-type="float" office:value="-0.42035115">
            <text:p>-0,42</text:p>
          </table:table-cell>
          <table:table-cell office:value-type="float" office:value="0.01664354">
            <text:p>0,02</text:p>
          </table:table-cell>
          <table:table-cell office:value-type="float" office:value="-0.00133639">
            <text:p>0</text:p>
          </table:table-cell>
          <table:table-cell office:value-type="float" office:value="6147.4609375">
            <text:p>6147,46</text:p>
          </table:table-cell>
          <table:table-cell office:value-type="float" office:value="-0.01475525">
            <text:p>-0,01</text:p>
          </table:table-cell>
          <table:table-cell office:value-type="float" office:value="0.00358564">
            <text:p>0</text:p>
          </table:table-cell>
          <table:table-cell office:value-type="float" office:value="12">
            <text:p>12</text:p>
          </table:table-cell>
          <table:table-cell office:value-type="float" office:value="0.62412107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0351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86716">
            <text:p>0,61</text:p>
          </table:table-cell>
          <table:table-cell office:value-type="float" office:value="-0.0606332">
            <text:p>-0,06</text:p>
          </table:table-cell>
          <table:table-cell office:value-type="float" office:value="-0.04979626">
            <text:p>-0,05</text:p>
          </table:table-cell>
          <table:table-cell office:value-type="float" office:value="-0.06517771">
            <text:p>-0,07</text:p>
          </table:table-cell>
          <table:table-cell office:value-type="float" office:value="-0.06453812">
            <text:p>-0,06</text:p>
          </table:table-cell>
          <table:table-cell office:value-type="float" office:value="-0.4157418">
            <text:p>-0,42</text:p>
          </table:table-cell>
          <table:table-cell office:value-type="float" office:value="0.02445701">
            <text:p>0,02</text:p>
          </table:table-cell>
          <table:table-cell office:value-type="float" office:value="-0.00481226">
            <text:p>0</text:p>
          </table:table-cell>
          <table:table-cell office:value-type="float" office:value="6284.1796875">
            <text:p>6284,18</text:p>
          </table:table-cell>
          <table:table-cell office:value-type="float" office:value="-0.01473694">
            <text:p>-0,01</text:p>
          </table:table-cell>
          <table:table-cell office:value-type="float" office:value="0.00412764">
            <text:p>0</text:p>
          </table:table-cell>
          <table:table-cell office:value-type="float" office:value="13">
            <text:p>13</text:p>
          </table:table-cell>
          <table:table-cell office:value-type="float" office:value="0.6138671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741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05573467">
            <text:p>-0,06</text:p>
          </table:table-cell>
          <table:table-cell office:value-type="float" office:value="-0.05087797">
            <text:p>-0,05</text:p>
          </table:table-cell>
          <table:table-cell office:value-type="float" office:value="-0.06762118">
            <text:p>-0,07</text:p>
          </table:table-cell>
          <table:table-cell office:value-type="float" office:value="-0.06039618">
            <text:p>-0,06</text:p>
          </table:table-cell>
          <table:table-cell office:value-type="float" office:value="-0.41313159">
            <text:p>-0,41</text:p>
          </table:table-cell>
          <table:table-cell office:value-type="float" office:value="0.03163162">
            <text:p>0,03</text:p>
          </table:table-cell>
          <table:table-cell office:value-type="float" office:value="-0.00824687">
            <text:p>-0,01</text:p>
          </table:table-cell>
          <table:table-cell office:value-type="float" office:value="5825.1953125">
            <text:p>5825,2</text:p>
          </table:table-cell>
          <table:table-cell office:value-type="float" office:value="-0.01355896">
            <text:p>-0,01</text:p>
          </table:table-cell>
          <table:table-cell office:value-type="float" office:value="0.00362227">
            <text:p>0</text:p>
          </table:table-cell>
          <table:table-cell office:value-type="float" office:value="14">
            <text:p>14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31315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0549853">
            <text:p>-0,05</text:p>
          </table:table-cell>
          <table:table-cell office:value-type="float" office:value="-0.04705309">
            <text:p>-0,05</text:p>
          </table:table-cell>
          <table:table-cell office:value-type="float" office:value="-0.06070265">
            <text:p>-0,06</text:p>
          </table:table-cell>
          <table:table-cell office:value-type="float" office:value="-0.06580997">
            <text:p>-0,07</text:p>
          </table:table-cell>
          <table:table-cell office:value-type="float" office:value="-0.40943256">
            <text:p>-0,41</text:p>
          </table:table-cell>
          <table:table-cell office:value-type="float" office:value="0.03894008">
            <text:p>0,04</text:p>
          </table:table-cell>
          <table:table-cell office:value-type="float" office:value="-0.01218461">
            <text:p>-0,01</text:p>
          </table:table-cell>
          <table:table-cell office:value-type="float" office:value="5776.3671875">
            <text:p>5776,37</text:p>
          </table:table-cell>
          <table:table-cell office:value-type="float" office:value="-0.01412964">
            <text:p>-0,01</text:p>
          </table:table-cell>
          <table:table-cell office:value-type="float" office:value="0.00374678">
            <text:p>0</text:p>
          </table:table-cell>
          <table:table-cell office:value-type="float" office:value="15">
            <text:p>15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943256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5086882">
            <text:p>-0,05</text:p>
          </table:table-cell>
          <table:table-cell office:value-type="float" office:value="-0.04615208">
            <text:p>-0,05</text:p>
          </table:table-cell>
          <table:table-cell office:value-type="float" office:value="-0.06211516">
            <text:p>-0,06</text:p>
          </table:table-cell>
          <table:table-cell office:value-type="float" office:value="-0.06707924">
            <text:p>-0,07</text:p>
          </table:table-cell>
          <table:table-cell office:value-type="float" office:value="-0.4024016">
            <text:p>-0,4</text:p>
          </table:table-cell>
          <table:table-cell office:value-type="float" office:value="0.04644207">
            <text:p>0,05</text:p>
          </table:table-cell>
          <table:table-cell office:value-type="float" office:value="-0.01620171">
            <text:p>-0,02</text:p>
          </table:table-cell>
          <table:table-cell office:value-type="float" office:value="5957.03125">
            <text:p>5957,03</text:p>
          </table:table-cell>
          <table:table-cell office:value-type="float" office:value="-0.01408386">
            <text:p>-0,01</text:p>
          </table:table-cell>
          <table:table-cell office:value-type="float" office:value="0.00306562">
            <text:p>0</text:p>
          </table:table-cell>
          <table:table-cell office:value-type="float" office:value="16">
            <text:p>16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2401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865234">
            <text:p>0,62</text:p>
          </table:table-cell>
          <table:table-cell office:value-type="float" office:value="-0.04607842">
            <text:p>-0,05</text:p>
          </table:table-cell>
          <table:table-cell office:value-type="float" office:value="-0.04625498">
            <text:p>-0,05</text:p>
          </table:table-cell>
          <table:table-cell office:value-type="float" office:value="-0.0636338">
            <text:p>-0,06</text:p>
          </table:table-cell>
          <table:table-cell office:value-type="float" office:value="-0.06571931">
            <text:p>-0,07</text:p>
          </table:table-cell>
          <table:table-cell office:value-type="float" office:value="-0.3969624">
            <text:p>-0,4</text:p>
          </table:table-cell>
          <table:table-cell office:value-type="float" office:value="0.05408058">
            <text:p>0,05</text:p>
          </table:table-cell>
          <table:table-cell office:value-type="float" office:value="-0.02076638">
            <text:p>-0,02</text:p>
          </table:table-cell>
          <table:table-cell office:value-type="float" office:value="5795.8984375">
            <text:p>5795,9</text:p>
          </table:table-cell>
          <table:table-cell office:value-type="float" office:value="-0.0137207">
            <text:p>-0,01</text:p>
          </table:table-cell>
          <table:table-cell office:value-type="float" office:value="0.00392256">
            <text:p>0</text:p>
          </table:table-cell>
          <table:table-cell office:value-type="float" office:value="17">
            <text:p>17</text:p>
          </table:table-cell>
          <table:table-cell office:value-type="float" office:value="0.6186523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69624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4012876">
            <text:p>-0,04</text:p>
          </table:table-cell>
          <table:table-cell office:value-type="float" office:value="-0.04768053">
            <text:p>-0,05</text:p>
          </table:table-cell>
          <table:table-cell office:value-type="float" office:value="-0.06698442">
            <text:p>-0,07</text:p>
          </table:table-cell>
          <table:table-cell office:value-type="float" office:value="-0.06159551">
            <text:p>-0,06</text:p>
          </table:table-cell>
          <table:table-cell office:value-type="float" office:value="-0.39229271">
            <text:p>-0,39</text:p>
          </table:table-cell>
          <table:table-cell office:value-type="float" office:value="0.06165016">
            <text:p>0,06</text:p>
          </table:table-cell>
          <table:table-cell office:value-type="float" office:value="-0.02572466">
            <text:p>-0,03</text:p>
          </table:table-cell>
          <table:table-cell office:value-type="float" office:value="5761.71875">
            <text:p>5761,72</text:p>
          </table:table-cell>
          <table:table-cell office:value-type="float" office:value="-0.01374207">
            <text:p>-0,01</text:p>
          </table:table-cell>
          <table:table-cell office:value-type="float" office:value="0.00350508">
            <text:p>0</text:p>
          </table:table-cell>
          <table:table-cell office:value-type="float" office:value="18">
            <text:p>18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22927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1094">
            <text:p>0,64</text:p>
          </table:table-cell>
          <table:table-cell office:value-type="float" office:value="-0.0366862">
            <text:p>-0,04</text:p>
          </table:table-cell>
          <table:table-cell office:value-type="float" office:value="-0.04630267">
            <text:p>-0,05</text:p>
          </table:table-cell>
          <table:table-cell office:value-type="float" office:value="-0.07562879">
            <text:p>-0,08</text:p>
          </table:table-cell>
          <table:table-cell office:value-type="float" office:value="-0.05486582">
            <text:p>-0,05</text:p>
          </table:table-cell>
          <table:table-cell office:value-type="float" office:value="-0.38284266">
            <text:p>-0,38</text:p>
          </table:table-cell>
          <table:table-cell office:value-type="float" office:value="0.06917601">
            <text:p>0,07</text:p>
          </table:table-cell>
          <table:table-cell office:value-type="float" office:value="-0.03072897">
            <text:p>-0,03</text:p>
          </table:table-cell>
          <table:table-cell office:value-type="float" office:value="6489.2578125">
            <text:p>6489,26</text:p>
          </table:table-cell>
          <table:table-cell office:value-type="float" office:value="-0.01408081">
            <text:p>-0,01</text:p>
          </table:table-cell>
          <table:table-cell office:value-type="float" office:value="0.00367354">
            <text:p>0</text:p>
          </table:table-cell>
          <table:table-cell office:value-type="float" office:value="19">
            <text:p>19</text:p>
          </table:table-cell>
          <table:table-cell office:value-type="float" office:value="0.63710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284266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57813">
            <text:p>0,64</text:p>
          </table:table-cell>
          <table:table-cell office:value-type="float" office:value="-0.0304373">
            <text:p>-0,03</text:p>
          </table:table-cell>
          <table:table-cell office:value-type="float" office:value="-0.0486493">
            <text:p>-0,05</text:p>
          </table:table-cell>
          <table:table-cell office:value-type="float" office:value="-0.08353531">
            <text:p>-0,08</text:p>
          </table:table-cell>
          <table:table-cell office:value-type="float" office:value="-0.04606128">
            <text:p>-0,05</text:p>
          </table:table-cell>
          <table:table-cell office:value-type="float" office:value="-0.37714949">
            <text:p>-0,38</text:p>
          </table:table-cell>
          <table:table-cell office:value-type="float" office:value="0.07631218">
            <text:p>0,08</text:p>
          </table:table-cell>
          <table:table-cell office:value-type="float" office:value="-0.0361761">
            <text:p>-0,04</text:p>
          </table:table-cell>
          <table:table-cell office:value-type="float" office:value="6186.5234375">
            <text:p>6186,52</text:p>
          </table:table-cell>
          <table:table-cell office:value-type="float" office:value="-0.01352539">
            <text:p>-0,01</text:p>
          </table:table-cell>
          <table:table-cell office:value-type="float" office:value="0.00376143">
            <text:p>0</text:p>
          </table:table-cell>
          <table:table-cell office:value-type="float" office:value="20">
            <text:p>20</text:p>
          </table:table-cell>
          <table:table-cell office:value-type="float" office:value="0.6425781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771494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838868">
            <text:p>0,65</text:p>
          </table:table-cell>
          <table:table-cell office:value-type="float" office:value="-0.02440718">
            <text:p>-0,02</text:p>
          </table:table-cell>
          <table:table-cell office:value-type="float" office:value="-0.0501401">
            <text:p>-0,05</text:p>
          </table:table-cell>
          <table:table-cell office:value-type="float" office:value="-0.08635781">
            <text:p>-0,09</text:p>
          </table:table-cell>
          <table:table-cell office:value-type="float" office:value="-0.04366263">
            <text:p>-0,04</text:p>
          </table:table-cell>
          <table:table-cell office:value-type="float" office:value="-0.36893666">
            <text:p>-0,37</text:p>
          </table:table-cell>
          <table:table-cell office:value-type="float" office:value="0.08301492">
            <text:p>0,08</text:p>
          </table:table-cell>
          <table:table-cell office:value-type="float" office:value="-0.04120421">
            <text:p>-0,04</text:p>
          </table:table-cell>
          <table:table-cell office:value-type="float" office:value="6352.5390625">
            <text:p>6352,54</text:p>
          </table:table-cell>
          <table:table-cell office:value-type="float" office:value="-0.01464233">
            <text:p>-0,01</text:p>
          </table:table-cell>
          <table:table-cell office:value-type="float" office:value="0.00336592">
            <text:p>0</text:p>
          </table:table-cell>
          <table:table-cell office:value-type="float" office:value="21">
            <text:p>21</text:p>
          </table:table-cell>
          <table:table-cell office:value-type="float" office:value="0.64838868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893666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1553047">
            <text:p>-0,02</text:p>
          </table:table-cell>
          <table:table-cell office:value-type="float" office:value="-0.05422098">
            <text:p>-0,05</text:p>
          </table:table-cell>
          <table:table-cell office:value-type="float" office:value="-0.08965536">
            <text:p>-0,09</text:p>
          </table:table-cell>
          <table:table-cell office:value-type="float" office:value="-0.04478684">
            <text:p>-0,04</text:p>
          </table:table-cell>
          <table:table-cell office:value-type="float" office:value="-0.36021584">
            <text:p>-0,36</text:p>
          </table:table-cell>
          <table:table-cell office:value-type="float" office:value="0.09012856">
            <text:p>0,09</text:p>
          </table:table-cell>
          <table:table-cell office:value-type="float" office:value="-0.04710844">
            <text:p>-0,05</text:p>
          </table:table-cell>
          <table:table-cell office:value-type="float" office:value="5981.4453125">
            <text:p>5981,45</text:p>
          </table:table-cell>
          <table:table-cell office:value-type="float" office:value="-0.01419678">
            <text:p>-0,01</text:p>
          </table:table-cell>
          <table:table-cell office:value-type="float" office:value="0.0033">
            <text:p>0</text:p>
          </table:table-cell>
          <table:table-cell office:value-type="float" office:value="22">
            <text:p>22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02158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52737">
            <text:p>0,64</text:p>
          </table:table-cell>
          <table:table-cell office:value-type="float" office:value="-0.0112606">
            <text:p>-0,01</text:p>
          </table:table-cell>
          <table:table-cell office:value-type="float" office:value="-0.05460246">
            <text:p>-0,05</text:p>
          </table:table-cell>
          <table:table-cell office:value-type="float" office:value="-0.11266237">
            <text:p>-0,11</text:p>
          </table:table-cell>
          <table:table-cell office:value-type="float" office:value="-0.01669469">
            <text:p>-0,02</text:p>
          </table:table-cell>
          <table:table-cell office:value-type="float" office:value="-0.36174223">
            <text:p>-0,36</text:p>
          </table:table-cell>
          <table:table-cell office:value-type="float" office:value="0.0972687">
            <text:p>0,1</text:p>
          </table:table-cell>
          <table:table-cell office:value-type="float" office:value="-0.052873">
            <text:p>-0,05</text:p>
          </table:table-cell>
          <table:table-cell office:value-type="float" office:value="5957.03125">
            <text:p>5957,03</text:p>
          </table:table-cell>
          <table:table-cell office:value-type="float" office:value="-0.01402588">
            <text:p>-0,01</text:p>
          </table:table-cell>
          <table:table-cell office:value-type="float" office:value="0.00434736">
            <text:p>0</text:p>
          </table:table-cell>
          <table:table-cell office:value-type="float" office:value="23">
            <text:p>23</text:p>
          </table:table-cell>
          <table:table-cell office:value-type="float" office:value="0.6405273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17422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0825056">
            <text:p>-0,01</text:p>
          </table:table-cell>
          <table:table-cell office:value-type="float" office:value="-0.05207011">
            <text:p>-0,05</text:p>
          </table:table-cell>
          <table:table-cell office:value-type="float" office:value="-0.09871666">
            <text:p>-0,1</text:p>
          </table:table-cell>
          <table:table-cell office:value-type="float" office:value="-0.03906221">
            <text:p>-0,04</text:p>
          </table:table-cell>
          <table:table-cell office:value-type="float" office:value="-0.34368202">
            <text:p>-0,34</text:p>
          </table:table-cell>
          <table:table-cell office:value-type="float" office:value="0.10438101">
            <text:p>0,1</text:p>
          </table:table-cell>
          <table:table-cell office:value-type="float" office:value="-0.05912006">
            <text:p>-0,06</text:p>
          </table:table-cell>
          <table:table-cell office:value-type="float" office:value="6147.4609375">
            <text:p>6147,46</text:p>
          </table:table-cell>
          <table:table-cell office:value-type="float" office:value="-0.0140502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4">
            <text:p>24</text:p>
          </table:table-cell>
          <table:table-cell office:value-type="float" office:value="0.621044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36820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063696">
            <text:p>-0,01</text:p>
          </table:table-cell>
          <table:table-cell office:value-type="float" office:value="-0.04925164">
            <text:p>-0,05</text:p>
          </table:table-cell>
          <table:table-cell office:value-type="float" office:value="-0.11939645">
            <text:p>-0,12</text:p>
          </table:table-cell>
          <table:table-cell office:value-type="float" office:value="-0.02092211">
            <text:p>-0,02</text:p>
          </table:table-cell>
          <table:table-cell office:value-type="float" office:value="-0.33663094">
            <text:p>-0,34</text:p>
          </table:table-cell>
          <table:table-cell office:value-type="float" office:value="0.11131968">
            <text:p>0,11</text:p>
          </table:table-cell>
          <table:table-cell office:value-type="float" office:value="-0.06561471">
            <text:p>-0,07</text:p>
          </table:table-cell>
          <table:table-cell office:value-type="float" office:value="6064.453125">
            <text:p>6064,45</text:p>
          </table:table-cell>
          <table:table-cell office:value-type="float" office:value="-0.01448059">
            <text:p>-0,01</text:p>
          </table:table-cell>
          <table:table-cell office:value-type="float" office:value="0.00367354">
            <text:p>0</text:p>
          </table:table-cell>
          <table:table-cell office:value-type="float" office:value="25">
            <text:p>25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3663094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0481555">
            <text:p>0</text:p>
          </table:table-cell>
          <table:table-cell office:value-type="float" office:value="-0.04744461">
            <text:p>-0,05</text:p>
          </table:table-cell>
          <table:table-cell office:value-type="float" office:value="-0.10677481">
            <text:p>-0,11</text:p>
          </table:table-cell>
          <table:table-cell office:value-type="float" office:value="-0.02386214">
            <text:p>-0,02</text:p>
          </table:table-cell>
          <table:table-cell office:value-type="float" office:value="-0.34162506">
            <text:p>-0,34</text:p>
          </table:table-cell>
          <table:table-cell office:value-type="float" office:value="0.11791772">
            <text:p>0,12</text:p>
          </table:table-cell>
          <table:table-cell office:value-type="float" office:value="-0.07198557">
            <text:p>-0,07</text:p>
          </table:table-cell>
          <table:table-cell office:value-type="float" office:value="6035.15625">
            <text:p>6035,16</text:p>
          </table:table-cell>
          <table:table-cell office:value-type="float" office:value="-0.01386719">
            <text:p>-0,01</text:p>
          </table:table-cell>
          <table:table-cell office:value-type="float" office:value="0.00330732">
            <text:p>0</text:p>
          </table:table-cell>
          <table:table-cell office:value-type="float" office:value="26">
            <text:p>26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16250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54102">
            <text:p>0,65</text:p>
          </table:table-cell>
          <table:table-cell office:value-type="float" office:value="-0.00285413">
            <text:p>0</text:p>
          </table:table-cell>
          <table:table-cell office:value-type="float" office:value="-0.0454368">
            <text:p>-0,05</text:p>
          </table:table-cell>
          <table:table-cell office:value-type="float" office:value="-0.11034778">
            <text:p>-0,11</text:p>
          </table:table-cell>
          <table:table-cell office:value-type="float" office:value="-0.02316275">
            <text:p>-0,02</text:p>
          </table:table-cell>
          <table:table-cell office:value-type="float" office:value="-0.32508871">
            <text:p>-0,33</text:p>
          </table:table-cell>
          <table:table-cell office:value-type="float" office:value="0.12471458">
            <text:p>0,12</text:p>
          </table:table-cell>
          <table:table-cell office:value-type="float" office:value="-0.07916427">
            <text:p>-0,08</text:p>
          </table:table-cell>
          <table:table-cell office:value-type="float" office:value="6289.0625">
            <text:p>6289,06</text:p>
          </table:table-cell>
          <table:table-cell office:value-type="float" office:value="-0.01466064">
            <text:p>-0,01</text:p>
          </table:table-cell>
          <table:table-cell office:value-type="float" office:value="0.00403242">
            <text:p>0</text:p>
          </table:table-cell>
          <table:table-cell office:value-type="float" office:value="27">
            <text:p>27</text:p>
          </table:table-cell>
          <table:table-cell office:value-type="float" office:value="0.65454102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250887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076697">
            <text:p>0</text:p>
          </table:table-cell>
          <table:table-cell office:value-type="float" office:value="-0.04384309">
            <text:p>-0,04</text:p>
          </table:table-cell>
          <table:table-cell office:value-type="float" office:value="-0.11202055">
            <text:p>-0,11</text:p>
          </table:table-cell>
          <table:table-cell office:value-type="float" office:value="-0.02617531">
            <text:p>-0,03</text:p>
          </table:table-cell>
          <table:table-cell office:value-type="float" office:value="-0.31188932">
            <text:p>-0,31</text:p>
          </table:table-cell>
          <table:table-cell office:value-type="float" office:value="0.13212246">
            <text:p>0,13</text:p>
          </table:table-cell>
          <table:table-cell office:value-type="float" office:value="-0.08689532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395264">
            <text:p>-0,01</text:p>
          </table:table-cell>
          <table:table-cell office:value-type="float" office:value="0.00338057">
            <text:p>0</text:p>
          </table:table-cell>
          <table:table-cell office:value-type="float" office:value="28">
            <text:p>28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118893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0.00170996">
            <text:p>0</text:p>
          </table:table-cell>
          <table:table-cell office:value-type="float" office:value="-0.04183026">
            <text:p>-0,04</text:p>
          </table:table-cell>
          <table:table-cell office:value-type="float" office:value="-0.17622542">
            <text:p>-0,18</text:p>
          </table:table-cell>
          <table:table-cell office:value-type="float" office:value="0.03325986">
            <text:p>0,03</text:p>
          </table:table-cell>
          <table:table-cell office:value-type="float" office:value="-0.30716431">
            <text:p>-0,31</text:p>
          </table:table-cell>
          <table:table-cell office:value-type="float" office:value="0.13892196">
            <text:p>0,14</text:p>
          </table:table-cell>
          <table:table-cell office:value-type="float" office:value="-0.09463272">
            <text:p>-0,09</text:p>
          </table:table-cell>
          <table:table-cell office:value-type="float" office:value="5971.6796875">
            <text:p>5971,68</text:p>
          </table:table-cell>
          <table:table-cell office:value-type="float" office:value="-0.0143219">
            <text:p>-0,01</text:p>
          </table:table-cell>
          <table:table-cell office:value-type="float" office:value="0.00328535">
            <text:p>0</text:p>
          </table:table-cell>
          <table:table-cell office:value-type="float" office:value="29">
            <text:p>29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071643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0.00392537">
            <text:p>0</text:p>
          </table:table-cell>
          <table:table-cell office:value-type="float" office:value="-0.03971453">
            <text:p>-0,04</text:p>
          </table:table-cell>
          <table:table-cell office:value-type="float" office:value="-0.20207515">
            <text:p>-0,2</text:p>
          </table:table-cell>
          <table:table-cell office:value-type="float" office:value="0.04961004">
            <text:p>0,05</text:p>
          </table:table-cell>
          <table:table-cell office:value-type="float" office:value="-0.28691384">
            <text:p>-0,29</text:p>
          </table:table-cell>
          <table:table-cell office:value-type="float" office:value="0.14602366">
            <text:p>0,15</text:p>
          </table:table-cell>
          <table:table-cell office:value-type="float" office:value="-0.10274944">
            <text:p>-0,1</text:p>
          </table:table-cell>
          <table:table-cell office:value-type="float" office:value="6123.046875">
            <text:p>6123,05</text:p>
          </table:table-cell>
          <table:table-cell office:value-type="float" office:value="-0.01407165">
            <text:p>-0,01</text:p>
          </table:table-cell>
          <table:table-cell office:value-type="float" office:value="0.00245039">
            <text:p>0</text:p>
          </table:table-cell>
          <table:table-cell office:value-type="float" office:value="30">
            <text:p>30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8691384">
            <text:p>0,29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20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20:15:27</meta:creation-date>
    <dc:date>2006-11-14T20:20:08</dc:date>
    <dc:language>fr-FR</dc:language>
    <meta:editing-cycles>2</meta:editing-cycles>
    <meta:editing-duration>PT4M41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